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swiss" style:font-pitch="fixed"/>
    <style:font-face style:name="DejaVu Sans Mono2" svg:font-family="'DejaVu Sans Mono'" style:font-adornments="標準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family-generic="modern" style:font-pitch="fixed"/>
    <style:font-face style:name="DejaVu Sans Mono5" svg:font-family="'DejaVu Sans Mono'" style:font-adornments="Semibold" style:font-family-generic="modern" style:font-pitch="variable"/>
    <style:font-face style:name="DejaVu Sans Mono6" svg:font-family="'DejaVu Sans Mono'" style:font-adornments="細字" style:font-family-generic="modern" style:font-pitch="variable"/>
    <style:font-face style:name="DejaVu Sans Mono7" svg:font-family="'DejaVu Sans Mono'" style:font-adornments="細字" style:font-family-generic="modern" style:font-pitch="fixed"/>
    <style:font-face style:name="DejaVu Sans Mono8" svg:font-family="'DejaVu Sans Mono'" style:font-adornments="Semibold" style:font-family-generic="modern" style:font-pitch="fixed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adornments="細字" style:font-family-generic="modern" style:font-pitch="variable"/>
    <style:font-face style:name="Liberation Mono1" svg:font-family="'Liberation Mono'" style:font-adornments="細字" style:font-family-generic="modern" style:font-pitch="fixed"/>
    <style:font-face style:name="Liberation Mono2" svg:font-family="'Liberation Mono'" style:font-adornments="Semibold" style:font-family-generic="modern" style:font-pitch="fixed"/>
    <style:font-face style:name="Liberation Mono3" svg:font-family="'Liberation Mono'" style:font-adornments="Semibold" style:font-family-generic="modern" style:font-pitch="variable"/>
    <style:font-face style:name="Liberation Mono4" svg:font-family="'Liberation Mono'" style:font-adornments="標準" style:font-family-generic="modern" style:font-pitch="variable"/>
    <style:font-face style:name="Liberation Mono5" svg:font-family="'Liberation Mono'" style:font-family-generic="modern" style:font-pitch="fixed"/>
    <style:font-face style:name="Liberation Mono6" svg:font-family="'Liberation Mono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Semibold" style:font-family-generic="swiss" style:font-pitch="variable"/>
    <style:font-face style:name="Source Sans Pro Light3" svg:font-family="'Source Sans Pro Light'" style:font-family-generic="modern" style:font-pitch="variable"/>
    <style:font-face style:name="Source Sans Pro Light4" svg:font-family="'Source Sans Pro Light'" style:font-adornments="Regular" style:font-family-generic="swiss" style:font-pitch="variable"/>
    <style:font-face style:name="Source Sans Pro Light5" svg:font-family="'Source Sans Pro Light'" style:font-family-generic="swiss" style:font-pitch="fixed"/>
    <style:font-face style:name="Source Sans Pro Light6" svg:font-family="'Source Sans Pro Light'" style:font-adornments="標準" style:font-family-generic="swiss" style:font-pitch="variable"/>
    <style:font-face style:name="Source Sans Pro Light7" svg:font-family="'Source Sans Pro Light'" style:font-adornments="細字" style:font-family-generic="moder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標準" style:font-family-generic="swiss"/>
    <style:font-face style:name="Source Sans Pro3" svg:font-family="'Source Sans Pro'" style:font-family-generic="swiss"/>
    <style:font-face style:name="Source Sans Pro4" svg:font-family="'Source Sans Pro'" style:font-adornments="標準" style:font-family-generic="modern" style:font-pitch="variable"/>
    <style:font-face style:name="Source Sans Pro5" svg:font-family="'Source Sans Pro'" style:font-adornments="細字" style:font-family-generic="swiss" style:font-pitch="variable"/>
    <style:font-face style:name="Source Sans Pro6" svg:font-family="'Source Sans Pro'" style:font-adornments="Semibold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1cm"/>
      <style:paragraph-properties style:writing-mode="lr-tb"/>
    </style:style>
    <style:style style:name="gr4" style:family="graphic" style:parent-style-name="standard">
      <style:graphic-properties draw:stroke="none" svg:stroke-color="#000000" draw:textarea-horizontal-align="justify" draw:textarea-vertical-align="middle" draw:auto-grow-height="false" fo:min-height="0.95cm" fo:min-width="0.1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77bc65" draw:textarea-horizontal-align="justify" draw:textarea-vertical-align="middle" draw:auto-grow-height="false" fo:min-height="0.95cm" fo:min-width="0.1cm"/>
      <style:paragraph-properties style:writing-mode="lr-tb"/>
    </style:style>
    <style:style style:name="gr6" style:family="graphic" style:parent-style-name="standard">
      <style:graphic-properties draw:stroke="none" svg:stroke-color="#000000" draw:fill-color="#ff972f" draw:textarea-horizontal-align="justify" draw:textarea-vertical-align="middle" draw:auto-grow-height="false" fo:min-height="0.95cm" fo:min-width="0.1cm"/>
      <style:paragraph-properties style:writing-mode="lr-tb"/>
    </style:style>
    <style:style style:name="gr7" style:family="graphic" style:parent-style-name="standard">
      <style:graphic-properties svg:stroke-color="#000000" draw:fill="none" draw:textarea-vertical-align="middle" draw:auto-grow-height="false" fo:min-height="12.832cm" fo:min-width="0cm"/>
    </style:style>
    <style:style style:name="gr8" style:family="graphic" style:parent-style-name="standard">
      <style:graphic-properties svg:stroke-color="#000000" draw:fill="none" draw:textarea-vertical-align="middle" draw:auto-grow-height="false" fo:min-height="4.3cm" fo:min-width="0cm"/>
    </style:style>
    <style:style style:name="gr9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55cm" fo:min-width="2.9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85cm" fo:min-width="4.3cm"/>
      <style:paragraph-properties style:writing-mode="lr-tb"/>
    </style:style>
    <style:style style:name="gr11" style:family="graphic" style:parent-style-name="objectwithoutfill">
      <style:graphic-properties svg:stroke-width="0.035cm" draw:marker-start="Arrow" draw:marker-start-width="0.253cm" draw:marker-end="" draw:marker-end-width="0.053cm" draw:fill="none" draw:textarea-vertical-align="middle" fo:padding-top="0.043cm" fo:padding-bottom="0.043cm" fo:padding-left="0.168cm" fo:padding-right="0.168cm"/>
    </style:style>
    <style:style style:name="gr12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75cm" fo:min-width="0.4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0.95cm" fo:min-width="0.1cm"/>
      <style:paragraph-properties style:writing-mode="lr-tb"/>
    </style:style>
    <style:style style:name="gr15" style:family="graphic" style:parent-style-name="standard">
      <style:graphic-properties svg:stroke-color="#000000" draw:fill="solid" draw:fill-color="#77bc65" draw:textarea-horizontal-align="justify" draw:textarea-vertical-align="middle" draw:auto-grow-height="false" fo:min-height="0.95cm" fo:min-width="0.1cm"/>
      <style:paragraph-properties style:writing-mode="lr-tb"/>
    </style:style>
    <style:style style:name="gr16" style:family="graphic" style:parent-style-name="standard">
      <style:graphic-properties svg:stroke-color="#000000" draw:fill-color="#ff972f" draw:textarea-horizontal-align="justify" draw:textarea-vertical-align="middle" draw:auto-grow-height="false" fo:min-height="0.95cm" fo:min-width="0.1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8" style:family="graphic" style:parent-style-name="standard">
      <style:graphic-properties svg:stroke-color="#000000" draw:fill="none" draw:textarea-vertical-align="middle" draw:auto-grow-height="false" fo:min-height="0.984cm" fo:min-width="0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75cm" fo:min-width="5.9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85cm" fo:min-width="6.1cm"/>
      <style:paragraph-properties style:writing-mode="lr-tb"/>
    </style:style>
    <style:style style:name="gr21" style:family="graphic" style:parent-style-name="standard">
      <style:graphic-properties draw:stroke="none" draw:fill="none" fo:min-height="10.391cm"/>
      <style:paragraph-properties style:writing-mode="lr-tb"/>
    </style:style>
    <style:style style:name="gr22" style:family="graphic" style:parent-style-name="standard">
      <style:graphic-properties draw:stroke="none" draw:fill="none" fo:min-height="11.056cm"/>
      <style:paragraph-properties style:writing-mode="lr-tb"/>
    </style:style>
    <style:style style:name="gr23" style:family="graphic" style:parent-style-name="standard">
      <style:graphic-properties draw:stroke="none" draw:fill="none" fo:min-height="10.55cm"/>
      <style:paragraph-properties style:writing-mode="lr-tb"/>
    </style:style>
    <style:style style:name="gr24" style:family="graphic" style:parent-style-name="standard">
      <style:graphic-properties draw:stroke="none" draw:fill="none" fo:min-height="13.35cm"/>
      <style:paragraph-properties style:writing-mode="lr-tb"/>
    </style:style>
    <style:style style:name="gr25" style:family="graphic" style:parent-style-name="standard">
      <style:graphic-properties draw:stroke="none" draw:fill="none" fo:min-height="6.021cm"/>
      <style:paragraph-properties style:writing-mode="lr-tb"/>
    </style:style>
    <style:style style:name="gr26" style:family="graphic" style:parent-style-name="standard">
      <style:graphic-properties draw:stroke="none" draw:fill="none" fo:min-height="9.582cm"/>
      <style:paragraph-properties style:writing-mode="lr-tb"/>
    </style:style>
    <style:style style:name="gr27" style:family="graphic" style:parent-style-name="standard">
      <style:graphic-properties draw:stroke="none" draw:fill="none" fo:min-height="12.425cm"/>
      <style:paragraph-properties style:writing-mode="lr-tb"/>
    </style:style>
    <style:style style:name="gr28" style:family="graphic" style:parent-style-name="standard">
      <style:graphic-properties draw:stroke="none" draw:fill="none" fo:min-height="1.475cm"/>
      <style:paragraph-properties style:writing-mode="lr-tb"/>
    </style:style>
    <style:style style:name="gr29" style:family="graphic" style:parent-style-name="standard">
      <style:graphic-properties draw:stroke="none" draw:fill="none" fo:min-height="9.45cm"/>
      <style:paragraph-properties style:writing-mode="lr-tb"/>
    </style:style>
    <style:style style:name="gr30" style:family="graphic" style:parent-style-name="standard">
      <style:graphic-properties draw:stroke="none" draw:fill="none" fo:min-height="11.255cm"/>
      <style:paragraph-properties style:writing-mode="lr-tb"/>
    </style:style>
    <style:style style:name="gr31" style:family="graphic" style:parent-style-name="standard">
      <style:graphic-properties draw:stroke="none" draw:fill="none" fo:min-height="12.349cm"/>
      <style:paragraph-properties style:writing-mode="lr-tb"/>
    </style:style>
    <style:style style:name="gr32" style:family="graphic" style:parent-style-name="standard">
      <style:graphic-properties draw:stroke="none" draw:fill="none" fo:min-height="7.245cm"/>
      <style:paragraph-properties style:writing-mode="lr-tb"/>
    </style:style>
    <style:style style:name="gr33" style:family="graphic" style:parent-style-name="standard">
      <style:graphic-properties draw:stroke="none" draw:fill="none" fo:min-height="10.509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5cm" style:use-optimal-column-width="false"/>
    </style:style>
    <style:style style:name="co2" style:family="table-column">
      <style:table-column-properties style:column-width="6.35cm" style:use-optimal-column-width="false"/>
    </style:style>
    <style:style style:name="co3" style:family="table-column">
      <style:table-column-properties style:column-width="6.58cm" style:use-optimal-column-width="false"/>
    </style:style>
    <style:style style:name="co4" style:family="table-column">
      <style:table-column-properties style:column-width="5.346cm" style:use-optimal-column-width="false"/>
    </style:style>
    <style:style style:name="co5" style:family="table-column">
      <style:table-column-properties style:column-width="7.123cm" style:use-optimal-column-width="false"/>
    </style:style>
    <style:style style:name="co6" style:family="table-column">
      <style:table-column-properties style:column-width="10.798cm" style:use-optimal-column-width="false"/>
    </style:style>
    <style:style style:name="co7" style:family="table-column">
      <style:table-column-properties style:column-width="3.753cm" style:use-optimal-column-width="false"/>
    </style:style>
    <style:style style:name="co8" style:family="table-column">
      <style:table-column-properties style:column-width="4.67cm" style:use-optimal-column-width="false"/>
    </style:style>
    <style:style style:name="co9" style:family="table-column">
      <style:table-column-properties style:column-width="5.979cm" style:use-optimal-column-width="false"/>
    </style:style>
    <style:style style:name="co10" style:family="table-column">
      <style:table-column-properties style:column-width="8.226cm" style:use-optimal-column-width="false"/>
    </style:style>
    <style:style style:name="co11" style:family="table-column">
      <style:table-column-properties style:column-width="8.234cm" style:use-optimal-column-width="false"/>
    </style:style>
    <style:style style:name="co12" style:family="table-column">
      <style:table-column-properties style:column-width="6.917cm" style:use-optimal-column-width="false"/>
    </style:style>
    <style:style style:name="co13" style:family="table-column">
      <style:table-column-properties style:column-width="4.233cm" style:use-optimal-column-width="false"/>
    </style:style>
    <style:style style:name="co14" style:family="table-column">
      <style:table-column-properties style:column-width="5.094cm" style:use-optimal-column-width="false"/>
    </style:style>
    <style:style style:name="co15" style:family="table-column">
      <style:table-column-properties style:column-width="3.671cm" style:use-optimal-column-width="false"/>
    </style:style>
    <style:style style:name="co16" style:family="table-column">
      <style:table-column-properties style:column-width="4.497cm" style:use-optimal-column-width="false"/>
    </style:style>
    <style:style style:name="ro1" style:family="table-row">
      <style:table-row-properties style:row-height="1.115cm" style:use-optimal-row-height="false"/>
    </style:style>
    <style:style style:name="ro2" style:family="table-row">
      <style:table-row-properties style:row-height="0.981cm" style:use-optimal-row-height="false"/>
    </style:style>
    <style:style style:name="ro3" style:family="table-row">
      <style:table-row-properties style:row-height="1.114cm" style:use-optimal-row-height="false"/>
    </style:style>
    <style:style style:name="ro4" style:family="table-row">
      <style:table-row-properties style:row-height="1.14cm" style:use-optimal-row-height="false"/>
    </style:style>
    <style:style style:name="ro5" style:family="table-row">
      <style:table-row-properties style:row-height="2.057cm" style:use-optimal-row-height="false"/>
    </style:style>
    <style:style style:name="ro6" style:family="table-row">
      <style:table-row-properties style:row-height="1.789cm" style:use-optimal-row-height="false"/>
    </style:style>
    <style:style style:name="ro7" style:family="table-row">
      <style:table-row-properties style:row-height="1.736cm" style:use-optimal-row-height="false"/>
    </style:style>
    <style:style style:name="ro8" style:family="table-row">
      <style:table-row-properties style:row-height="0cm" style:use-optimal-row-height="true"/>
    </style:style>
    <style:style style:name="ro9" style:family="table-row">
      <style:table-row-properties style:row-height="2.247cm" style:use-optimal-row-height="false"/>
    </style:style>
    <style:style style:name="ro10" style:family="table-row">
      <style:table-row-properties style:row-height="2.061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Liberation Mono5"/>
    </style:style>
    <style:style style:name="ce3" style:family="table-cell">
      <style:paragraph-properties fo:text-align="center"/>
      <style:text-properties style:font-name="Liberation Mono5" fo:font-size="18pt" style:font-size-asian="18pt" style:font-size-complex="18pt"/>
    </style:style>
    <style:style style:name="ce4" style:family="table-cell">
      <style:text-properties style:font-name="Liberation Sans" fo:font-size="18pt" style:font-size-asian="18pt" style:font-size-complex="18pt"/>
    </style:style>
    <style:style style:name="ce5" style:family="table-cell">
      <style:paragraph-properties fo:text-align="center"/>
      <style:text-properties style:font-name="Liberation Sans" fo:font-size="18pt" style:font-size-asian="18pt" style:font-size-complex="18pt"/>
    </style:style>
    <style:style style:name="ce6" style:family="table-cell">
      <style:text-properties style:font-name="Liberation Mono5" fo:font-size="18pt" style:font-size-asian="18pt" style:font-size-complex="18pt"/>
    </style:style>
    <style:style style:name="ce7" style:family="table-cell">
      <style:paragraph-properties fo:text-align="start"/>
      <style:text-properties style:font-name="Liberation Sans" fo:font-size="18pt" style:font-size-asian="18pt" style:font-size-complex="18pt"/>
    </style:style>
    <style:style style:name="ce8" style:family="table-cell">
      <style:paragraph-properties fo:text-align="start"/>
      <style:text-properties fo:color="#ff0000" loext:opacity="100%" style:font-name="Liberation Sans" fo:font-size="18pt" style:font-size-asian="18pt" style:font-size-complex="18pt"/>
    </style:style>
    <style:style style:name="ce9" style:family="table-cell">
      <style:paragraph-properties fo:text-align="start"/>
      <style:text-properties fo:color="#c9211e" loext:opacity="100%" style:font-name="Liberation Sans" fo:font-size="18pt" style:letter-kerning="true" style:font-name-asian="Unifont" style:font-size-asian="18pt" style:font-name-complex="FreeSans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  <style:text-properties fo:font-size="28.1000003814697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paragraph-properties style:writing-mode="lr-tb"/>
      <style:text-properties style:font-name="DejaVu Sans Mono4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Source Sans Pro1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Liberation Mono5"/>
    </style:style>
    <style:style style:name="P11" style:family="paragraph">
      <style:paragraph-properties fo:text-align="center"/>
      <style:text-properties style:font-name="Liberation Mono5"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5" fo:font-size="18pt"/>
    </style:style>
    <style:style style:name="P13" style:family="paragraph">
      <style:text-properties style:font-size-asian="18pt" style:font-size-complex="18pt"/>
    </style:style>
    <style:style style:name="P14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15" style:family="paragraph">
      <style:text-properties style:font-name="Liberation Mono5" fo:font-size="18pt" style:font-size-asian="18pt" style:font-size-complex="18pt"/>
    </style:style>
    <style:style style:name="P16" style:family="paragraph">
      <style:paragraph-properties fo:text-align="start"/>
      <style:text-properties style:font-name="Liberation Sans" fo:font-size="18pt" style:font-size-asian="18pt" style:font-size-complex="18pt"/>
    </style:style>
    <style:style style:name="P17" style:family="paragraph">
      <style:paragraph-properties fo:text-align="start"/>
      <style:text-properties fo:color="#ff0000" loext:opacity="100%" style:font-name="Liberation Sans" fo:font-size="18pt" style:font-size-asian="18pt" style:font-size-complex="18pt"/>
    </style:style>
    <style:style style:name="P18" style:family="paragraph">
      <style:paragraph-properties fo:margin-left="0cm" fo:margin-right="0cm" fo:text-align="start" fo:text-indent="0cm"/>
      <style:text-properties fo:color="#c9211e" loext:opacity="100%" style:font-name="Liberation Sans" fo:font-size="18pt" style:letter-kerning="true" style:font-name-asian="Unifont" style:font-size-asian="18pt" style:font-name-complex="FreeSans" style:font-size-complex="18pt"/>
    </style:style>
    <style:style style:name="P19" style:family="paragraph">
      <style:paragraph-properties fo:text-align="start"/>
      <style:text-properties fo:color="#c9211e" loext:opacity="100%" style:font-name="Liberation Sans" fo:font-size="18pt" style:letter-kerning="true" style:font-name-asian="Unifont" style:font-size-asian="18pt" style:font-name-complex="FreeSans" style:font-size-complex="18pt"/>
    </style:style>
    <style:style style:name="P20" style:family="paragraph">
      <style:paragraph-properties style:writing-mode="lr-tb"/>
      <style:text-properties style:font-name="DejaVu Sans Mono4" fo:font-weight="normal" style:font-weight-asian="normal" style:font-weight-complex="normal"/>
    </style:style>
    <style:style style:name="P21" style:family="paragraph">
      <style:paragraph-properties style:writing-mode="lr-tb"/>
      <style:text-properties style:font-name="DejaVu Sans Mono4" fo:font-size="20pt" fo:font-weight="normal" style:font-size-asian="20pt" style:font-weight-asian="normal" style:font-size-complex="20pt" style:font-weight-complex="normal"/>
    </style:style>
    <style:style style:name="P22" style:family="paragraph">
      <style:paragraph-properties fo:text-align="start" style:text-autospace="ideograph-alpha" style:punctuation-wrap="hanging">
        <style:tab-stops/>
      </style:paragraph-properties>
    </style:style>
    <style:style style:name="P23" style:family="paragraph">
      <style:paragraph-properties style:writing-mode="lr-tb"/>
      <style:text-properties style:font-name="Source Sans Pro Light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style:use-window-font-color="true" loext:opacity="0%"/>
    </style:style>
    <style:style style:name="P26" style:family="paragraph">
      <loext:graphic-properties draw:fill="solid" draw:fill-color="#77bc65"/>
      <style:paragraph-properties fo:text-align="center" style:writing-mode="lr-tb"/>
      <style:text-properties style:use-window-font-color="true" loext:opacity="0%"/>
    </style:style>
    <style:style style:name="P27" style:family="paragraph">
      <loext:graphic-properties draw:fill-color="#ff972f"/>
      <style:paragraph-properties fo:text-align="center" style:writing-mode="lr-tb"/>
      <style:text-properties style:use-window-font-color="true" loext:opacity="0%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729fcf"/>
      <style:paragraph-properties fo:text-align="center" style:writing-mode="lr-tb"/>
    </style:style>
    <style:style style:name="P30" style:family="paragraph">
      <style:paragraph-properties fo:text-align="start" style:writing-mode="lr-tb"/>
    </style:style>
    <style:style style:name="P31" style:family="paragraph">
      <loext:graphic-properties draw:fill="none"/>
      <style:paragraph-properties fo:text-align="start" style:writing-mode="lr-tb"/>
    </style:style>
    <style:style style:name="P32" style:family="paragraph">
      <style:paragraph-properties fo:text-align="center" style:writing-mode="lr-tb"/>
      <style:text-properties fo:font-size="18pt"/>
    </style:style>
    <style:style style:name="P33" style:family="paragraph">
      <style:paragraph-properties fo:text-align="center" style:writing-mode="lr-tb"/>
      <style:text-properties style:use-window-font-color="true" loext:opacity="0%" fo:font-size="18pt"/>
    </style:style>
    <style:style style:name="P34" style:family="paragraph">
      <loext:graphic-properties draw:fill="solid" draw:fill-color="#77bc65"/>
      <style:paragraph-properties fo:text-align="center" style:writing-mode="lr-tb"/>
      <style:text-properties style:use-window-font-color="true" loext:opacity="0%" fo:font-size="18pt"/>
    </style:style>
    <style:style style:name="P35" style:family="paragraph">
      <loext:graphic-properties draw:fill-color="#ff972f"/>
      <style:paragraph-properties fo:text-align="center" style:writing-mode="lr-tb"/>
      <style:text-properties style:use-window-font-color="true" loext:opacity="0%" fo:font-size="18pt"/>
    </style:style>
    <style:style style:name="P36" style:family="paragraph">
      <style:paragraph-properties fo:text-align="start" style:writing-mode="lr-tb"/>
      <style:text-properties fo:font-size="18pt"/>
    </style:style>
    <style:style style:name="P37" style:family="paragraph">
      <loext:graphic-properties draw:fill="none"/>
      <style:paragraph-properties fo:text-align="start" style:writing-mode="lr-tb"/>
      <style:text-properties fo:font-size="18pt"/>
    </style:style>
    <style:style style:name="P38" style:family="paragraph">
      <style:paragraph-properties fo:text-align="center" style:writing-mode="lr-tb"/>
      <style:text-properties fo:font-size="22pt" style:font-size-asian="28pt" style:font-size-complex="28pt"/>
    </style:style>
    <style:style style:name="P39" style:family="paragraph">
      <loext:graphic-properties draw:fill="none"/>
      <style:paragraph-properties fo:text-align="center" style:writing-mode="lr-tb"/>
      <style:text-properties fo:font-size="22pt" style:font-size-asian="28pt" style:font-size-complex="28pt"/>
    </style:style>
    <style:style style:name="P40" style:family="paragraph">
      <style:paragraph-properties fo:text-align="start" style:writing-mode="lr-tb"/>
      <style:text-properties style:font-name="DejaVu Sans Mono4" fo:font-size="18pt"/>
    </style:style>
    <style:style style:name="P41" style:family="paragraph">
      <loext:graphic-properties draw:fill="none"/>
      <style:paragraph-properties fo:text-align="start" style:writing-mode="lr-tb"/>
      <style:text-properties style:font-name="DejaVu Sans Mono4" fo:font-size="18pt"/>
    </style:style>
    <style:style style:name="P42" style:family="paragraph">
      <loext:graphic-properties draw:fill="none"/>
      <style:paragraph-properties style:writing-mode="lr-tb"/>
      <style:text-properties style:font-name="DejaVu Sans Mono4"/>
    </style:style>
    <style:style style:name="P43" style:family="paragraph">
      <loext:graphic-properties draw:fill="none"/>
      <style:paragraph-properties style:writing-mode="lr-tb"/>
      <style:text-properties style:font-name="DejaVu Sans Mono4" fo:font-size="16pt" style:font-size-asian="16pt" style:font-size-complex="16pt"/>
    </style:style>
    <style:style style:name="P44" style:family="paragraph">
      <loext:graphic-properties draw:fill="none"/>
      <style:paragraph-properties style:writing-mode="lr-tb"/>
      <style:text-properties style:font-name="DejaVu Sans Mono4" fo:font-size="16pt"/>
    </style:style>
    <style:style style:name="P45" style:family="paragraph">
      <style:paragraph-properties style:writing-mode="lr-tb"/>
      <style:text-properties style:font-name="Source Sans Pro Light" fo:font-weight="normal" style:font-weight-asian="normal" style:font-weight-complex="normal"/>
    </style:style>
    <style:style style:name="P46" style:family="paragraph">
      <loext:graphic-properties draw:fill="none"/>
      <style:paragraph-properties style:writing-mode="lr-tb"/>
      <style:text-properties style:font-name="DejaVu Sans Mono4" fo:font-size="16pt" style:font-size-asian="22pt" style:font-size-complex="22pt"/>
    </style:style>
    <style:style style:name="P47" style:family="paragraph">
      <style:text-properties style:font-name="DejaVu Sans Mono4"/>
    </style:style>
    <style:style style:name="P4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font-name="DejaVu Sans Mono4"/>
    </style:style>
    <style:style style:name="P49" style:family="paragraph">
      <loext:graphic-properties draw:fill="none"/>
      <style:text-properties style:font-name="DejaVu Sans Mono4"/>
    </style:style>
    <style:style style:name="P50" style:family="paragraph">
      <loext:graphic-properties draw:fill-color="#ffffff"/>
    </style:style>
    <style:style style:name="P51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52" style:family="paragraph">
      <loext:graphic-properties draw:fill="none"/>
    </style:style>
    <style:style style:name="P53" style:family="paragraph">
      <style:paragraph-properties fo:margin-left="0cm" fo:margin-right="0cm" fo:margin-top="0cm" fo:margin-bottom="0.403cm" fo:text-indent="0cm" style:text-autospace="ideograph-alpha" style:punctuation-wrap="hanging"/>
      <style:text-properties style:font-name="DejaVu Sans Mono4"/>
    </style:style>
    <style:style style:name="T1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1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style:font-name="DejaVu Sans Mono4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c9211e" loext:opacity="100%" style:font-name="DejaVu Sans Mono4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Source Sans Pro1" fo:font-weight="normal" style:font-weight-asian="normal" style:font-weight-complex="normal"/>
    </style:style>
    <style:style style:name="T6" style:family="text">
      <style:text-properties style:font-name="DejaVu Sans Mono4" fo:font-weight="normal" style:font-weight-asian="normal" style:font-weight-complex="normal"/>
    </style:style>
    <style:style style:name="T7" style:family="text">
      <style:text-properties style:font-name="Liberation Mono5"/>
    </style:style>
    <style:style style:name="T8" style:family="text">
      <style:text-properties style:font-name="Liberation Mono5" fo:font-size="18pt" style:font-size-asian="18pt" style:font-size-complex="18pt"/>
    </style:style>
    <style:style style:name="T9" style:family="text">
      <style:text-properties style:font-name="Liberation Mono5" fo:font-size="18pt"/>
    </style:style>
    <style:style style:name="T10" style:family="text">
      <style:text-properties style:font-name="Liberation Mono5" fo:font-size="11pt" style:font-size-asian="11pt" style:font-size-complex="11pt"/>
    </style:style>
    <style:style style:name="T11" style:family="text">
      <style:text-properties style:font-name="Liberation Sans" fo:font-size="18pt" style:font-size-asian="18pt" style:font-size-complex="18pt"/>
    </style:style>
    <style:style style:name="T12" style:family="text">
      <style:text-properties style:font-name="Liberation Sans" fo:font-size="18pt" style:letter-kerning="true" style:font-name-asian="Unifont" style:font-size-asian="18pt" style:font-name-complex="FreeSans" style:font-size-complex="18pt"/>
    </style:style>
    <style:style style:name="T13" style:family="text">
      <style:text-properties fo:color="#ff0000" loext:opacity="100%" style:font-name="Liberation Sans" fo:font-size="18pt" style:font-size-asian="18pt" style:font-size-complex="18pt"/>
    </style:style>
    <style:style style:name="T14" style:family="text">
      <style:text-properties fo:color="#c9211e" loext:opacity="100%" style:font-name="Liberation Sans" fo:font-size="18pt" style:letter-kerning="true" style:font-name-asian="Unifont" style:font-size-asian="18pt" style:font-name-complex="FreeSans" style:font-size-complex="18pt"/>
    </style:style>
    <style:style style:name="T15" style:family="text">
      <style:text-properties style:font-name="DejaVu Sans Mono4" fo:font-size="22pt" fo:font-weight="normal" style:font-size-asian="20pt" style:font-weight-asian="normal" style:font-size-complex="20pt" style:font-weight-complex="normal"/>
    </style:style>
    <style:style style:name="T16" style:family="text">
      <style:text-properties fo:color="#c9211e" loext:opacity="100%" style:font-name="Liberation Mono5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font-name="DejaVu Sans Mono4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loext:opacity="100%" style:text-outline="false" style:text-line-through-style="none" style:text-line-through-type="none" style:font-name="DejaVu Sans Mono4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loext:opacity="10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loext:opacity="100%" style:text-outline="false" style:text-line-through-style="none" style:text-line-through-type="none" style:font-name="DejaVu Sans Mono4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DejaVu Sans Mono4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variant="normal" fo:text-transform="none" fo:color="#1c1c1c" loext:opacity="100%" style:text-outline="false" style:text-line-through-style="none" style:text-line-through-type="none" style:font-name="DejaVu Sans Mono4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Source Sans Pro Light"/>
    </style:style>
    <style:style style:name="T24" style:family="text">
      <style:text-properties style:font-name="DejaVu Sans Mono4"/>
    </style:style>
    <style:style style:name="T25" style:family="text">
      <style:text-properties style:font-name="DejaVu Sans Mono4" fo:font-size="22pt" style:font-size-asian="21pt" style:font-size-complex="21pt"/>
    </style:style>
    <style:style style:name="T26" style:family="text">
      <style:text-properties style:text-position="33% 58%" style:font-name="Source Sans Pro1" fo:font-size="36pt" fo:font-weight="normal" style:font-size-asian="32pt" style:font-weight-asian="normal" style:font-size-complex="32pt" style:font-weight-complex="normal"/>
    </style:style>
    <style:style style:name="T27" style:family="text">
      <style:text-properties fo:font-variant="normal" fo:text-transform="none" fo:color="#1c1c1c" loext:opacity="100%" style:text-outline="false" style:text-line-through-style="none" style:text-line-through-type="none" style:font-name="Source Sans Pro1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Source Sans Pro1" fo:font-size="2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0% 100%" style:font-name="Source Sans Pro1" fo:font-size="26pt" fo:font-weight="normal" style:font-size-asian="24pt" style:font-weight-asian="normal" style:font-size-complex="24pt" style:font-weight-complex="normal"/>
    </style:style>
    <style:style style:name="T30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1" fo:font-size="36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Source Sans Pro1" fo:font-size="2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972f" loext:opacity="100%" style:text-outline="false" style:text-line-through-style="none" style:text-line-through-type="none" style:text-position="0% 100%" style:font-name="Source Sans Pro1" fo:font-size="2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1" fo:font-size="2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ource Sans Pro1" fo:font-size="2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729fcf" loext:opacity="100%" style:text-outline="false" style:text-line-through-style="none" style:text-line-through-type="none" style:text-position="33% 58%" style:font-name="Source Sans Pro1" fo:font-size="36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ource Sans Pro1" fo:font-size="36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ource Sans Pro1" fo:font-size="2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loext:opacity="0%"/>
    </style:style>
    <style:style style:name="T39" style:family="text">
      <style:text-properties fo:font-size="24pt" style:font-size-asian="32pt" style:font-size-complex="32pt"/>
    </style:style>
    <style:style style:name="T40" style:family="text">
      <style:text-properties fo:font-size="18pt"/>
    </style:style>
    <style:style style:name="T41" style:family="text">
      <style:text-properties style:use-window-font-color="true" loext:opacity="0%" fo:font-size="18pt"/>
    </style:style>
    <style:style style:name="T42" style:family="text">
      <style:text-properties fo:font-size="18pt" style:font-size-asian="32pt" style:font-size-complex="32pt"/>
    </style:style>
    <style:style style:name="T43" style:family="text">
      <style:text-properties style:font-name="Source Sans Pro3" fo:font-size="24pt" style:font-name-asian="Source Sans Pro3" style:font-size-asian="32pt" style:font-name-complex="Source Sans Pro3" style:font-size-complex="32pt"/>
    </style:style>
    <style:style style:name="T44" style:family="text">
      <style:text-properties fo:font-size="22pt" style:font-size-asian="28pt" style:font-size-complex="28pt"/>
    </style:style>
    <style:style style:name="T45" style:family="text">
      <style:text-properties style:text-position="33% 58%" fo:font-size="26pt" style:font-size-asian="36pt" style:font-size-complex="36pt"/>
    </style:style>
    <style:style style:name="T46" style:family="text">
      <style:text-properties style:font-name="Source Sans Pro1" fo:font-size="24pt" fo:font-weight="normal" style:font-size-asian="22pt" style:font-weight-asian="normal" style:font-size-complex="22pt" style:font-weight-complex="normal"/>
    </style:style>
    <style:style style:name="T47" style:family="text">
      <style:text-properties style:font-name="DejaVu Sans Mono4" fo:font-size="24pt" style:font-size-asian="32pt" style:font-size-complex="32pt"/>
    </style:style>
    <style:style style:name="T48" style:family="text">
      <style:text-properties style:font-name="DejaVu Sans Mono4" fo:font-size="18pt" fo:font-weight="normal" style:font-size-asian="16pt" style:font-weight-asian="normal" style:font-size-complex="16pt" style:font-weight-complex="normal"/>
    </style:style>
    <style:style style:name="T49" style:family="text">
      <style:text-properties fo:color="#c9211e" loext:opacity="100%" style:font-name="DejaVu Sans Mono4" fo:font-weight="normal" style:font-weight-asian="normal" style:font-weight-complex="normal"/>
    </style:style>
    <style:style style:name="T50" style:family="text">
      <style:text-properties fo:color="#c9211e" loext:opacity="100%" style:font-name="DejaVu Sans Mono4" fo:font-size="18pt" fo:font-weight="normal" style:font-size-asian="16pt" style:font-weight-asian="normal" style:font-size-complex="16pt" style:font-weight-complex="normal"/>
    </style:style>
    <style:style style:name="T51" style:family="text">
      <style:text-properties fo:font-variant="normal" fo:text-transform="none" fo:color="#1c1c1c" loext:opacity="100%" style:text-outline="false" style:text-line-through-style="none" style:text-line-through-type="none" style:font-name="DejaVu Sans Mono4" fo:font-size="18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loext:opacity="100%" style:font-name="DejaVu Sans Mono4" fo:font-size="18pt" fo:font-weight="normal" style:font-size-asian="16pt" style:font-weight-asian="normal" style:font-size-complex="16pt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DejaVu Sans Mono4" fo:font-size="18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9211e" loext:opacity="100%" style:text-outline="false" style:text-line-through-style="none" style:text-line-through-type="none" style:font-name="DejaVu Sans Mono4" fo:font-size="18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DejaVu Sans Mono4" fo:font-size="20pt" fo:font-weight="normal" style:font-size-asian="18pt" style:font-weight-asian="normal" style:font-size-complex="18pt" style:font-weight-complex="normal"/>
    </style:style>
    <style:style style:name="T56" style:family="text">
      <style:text-properties fo:color="#c9211e" loext:opacity="100%" style:font-name="DejaVu Sans Mono4" fo:font-size="20pt" fo:font-weight="normal" style:font-size-asian="18pt" style:font-weight-asian="normal" style:font-size-complex="18pt" style:font-weight-complex="normal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4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8" style:family="text">
      <style:text-properties style:font-name="DejaVu Sans Mono4" fo:font-size="16pt" style:font-size-asian="16pt" style:font-size-complex="16pt"/>
    </style:style>
    <style:style style:name="T59" style:family="text">
      <style:text-properties style:font-name="DejaVu Sans Mono4" fo:font-size="16pt"/>
    </style:style>
    <style:style style:name="T60" style:family="text">
      <style:text-properties fo:color="#c9211e" loext:opacity="100%" style:font-name="DejaVu Sans Mono4"/>
    </style:style>
    <style:style style:name="T61" style:family="text">
      <style:text-properties style:font-name="DejaVu Sans Mono4" fo:font-size="11pt" style:font-size-asian="15pt" style:font-size-complex="15pt"/>
    </style:style>
    <style:style style:name="T62" style:family="text">
      <style:text-properties style:font-name="DejaVu Sans Mono4" fo:font-size="14pt" style:font-size-asian="20pt" style:font-size-complex="20pt"/>
    </style:style>
    <style:style style:name="T63" style:family="text">
      <style:text-properties style:font-name="Source Sans Pro Light" fo:font-weight="normal" style:font-name-asian="Liberation Sans3" style:font-weight-asian="normal" style:font-name-complex="Liberation Sans3" style:font-weight-complex="normal"/>
    </style:style>
    <style:style style:name="T64" style:family="text">
      <style:text-properties style:font-name="DejaVu Sans Mono4" fo:font-size="16pt" style:font-size-asian="22pt" style:font-size-complex="22pt"/>
    </style:style>
    <style:style style:name="T65" style:family="text">
      <style:text-properties style:use-window-font-color="true" loext:opacity="0%" style:font-name="DejaVu Sans Mono4"/>
    </style:style>
    <style:style style:name="T66" style:family="text">
      <style:text-properties style:font-name="DejaVu Sans Mono4" fo:font-size="32pt" style:font-size-asian="44pt" style:font-size-complex="44pt"/>
    </style:style>
    <style:style style:name="T67" style:family="text">
      <style:text-properties style:font-name="Source Sans Pro Light" fo:font-size="22pt" style:font-size-asian="32pt" style:font-size-complex="32pt"/>
    </style:style>
    <style:style style:name="T68" style:family="text">
      <style:text-properties style:font-name="Source Sans Pro Light" fo:font-size="32pt" style:font-size-asian="44pt" style:font-size-complex="44pt"/>
    </style:style>
    <style:style style:name="T69" style:family="text">
      <style:text-properties fo:color="#c9211e" loext:opacity="100%" style:font-name="DejaVu Sans Mono4" fo:font-size="32pt" style:font-size-asian="44pt" style:font-size-complex="44pt"/>
    </style:style>
    <style:style style:name="T70" style:family="text">
      <style:text-properties style:font-name="Source Sans Pro Light4"/>
    </style:style>
    <style:style style:name="T71" style:family="text">
      <style:text-properties style:font-name="DejaVu Sans Mono4" fo:font-size="28pt" style:font-size-asian="26pt" style:font-size-complex="26pt"/>
    </style:style>
    <style:style style:name="T72" style:family="text">
      <style:text-properties fo:color="#ff8000" loext:opacity="100%" style:font-name="DejaVu Sans Mono4" fo:font-size="28pt" style:font-size-asian="26pt" style:font-size-complex="26pt"/>
    </style:style>
    <style:style style:name="T73" style:family="text">
      <style:text-properties fo:color="#168253" loext:opacity="100%" style:font-name="DejaVu Sans Mono4" fo:font-size="28pt" style:font-size-asian="26pt" style:font-size-complex="26pt"/>
    </style:style>
    <style:style style:name="T74" style:family="text">
      <style:text-properties style:use-window-font-color="true" loext:opacity="0%" style:font-name="Source Sans Pro Light4" fo:font-size="28pt" style:font-size-asian="26pt" style:font-size-complex="26pt"/>
    </style:style>
    <style:style style:name="T75" style:family="text">
      <style:text-properties style:use-window-font-color="true" loext:opacity="0%" style:font-name="DejaVu Sans Mono4" fo:font-size="28pt" style:font-size-asian="26pt" style:font-size-complex="26pt"/>
    </style:style>
    <style:style style:name="T76" style:family="text">
      <style:text-properties style:font-name="Source Sans Pro Light4" fo:font-size="28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Введение в C++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Языки программирования C и C++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Не существует языка программирования C/C++. Есть два разных языка.</text:p>
                <text:list>
                  <text:list-item>
                    <text:p>Они разрабатываются разными группами людей.</text:p>
                  </text:list-item>
                  <text:list-item>
                    <text:p>Они имеют разные компиляторы.</text:p>
                  </text:list-item>
                  <text:list-item>
                    <text:p>Хотя эти языки имеют общие базовые конструкции, стиль и приёмы программирования на них сильно отличаются.</text:p>
                  </text:list-item>
                  <text:list-item>
                    <text:p><text:span text:style-name="T1">Один язык не является подмножеством другого. Случайно взятая программа на C вряд ли окажется валидной программой на </text:span>C++.</text:p>
                    <text:list>
                      <text:list-item>
                        <text:p><text:span text:style-name="T2">Правда, </text:span>модификации требуемые чтобы сделать её валидной программой на C++ небольшие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мер отличий между C и C++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p><text:span text:style-name="T3">a ? b : c = 42</text:span></text:p>
            <text:p><text:span text:style-name="T3"/></text:p>
            <text:p text:style-name="P5"><text:span text:style-name="T3">a ? b : </text:span><text:span text:style-name="T4">(</text:span><text:span text:style-name="T3">c = 42</text:span><text:span text:style-name="T4">)</text:span><text:span text:style-name="T3"> <text:s text:c="6"/>// C++</text:span></text:p>
            <text:p text:style-name="P5"><text:span text:style-name="T4">(</text:span><text:span text:style-name="T3">a ? b : c</text:span><text:span text:style-name="T4">)</text:span><text:span text:style-name="T3"> = 42 <text:s text:c="6"/>// C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Целочисленные типы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5">Целочисленные типы записываются несколькими ключевыми словами</text:span></text:p>
                <text:list>
                  <text:list-item>
                    <text:p><text:span text:style-name="T6">signed</text:span><text:span text:style-name="T5">/</text:span><text:span text:style-name="T6">unsigned</text:span><text:span text:style-name="T5"> обозначают знаковость</text:span></text:p>
                  </text:list-item>
                  <text:list-item>
                    <text:p><text:span text:style-name="T6">short</text:span><text:span text:style-name="T5">/</text:span><text:span text:style-name="T6">long</text:span><text:span text:style-name="T5"> для обозначают размер</text:span></text:p>
                  </text:list-item>
                  <text:list-item>
                    <text:p><text:span text:style-name="T6">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Целочисленные типы</text:p>
          </draw:text-box>
        </draw:frame>
        <draw:frame draw:style-name="standard" draw:layer="layout" svg:width="25.499cm" svg:height="5.574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9">знаковый</text:p>
              </table:table-cell>
              <table:table-cell>
                <text:p text:style-name="P9">беззнаковый</text:p>
              </table:table-cell>
            </table:table-row>
            <table:table-row table:style-name="ro1" table:default-cell-style-name="ce2">
              <table:table-cell>
                <text:p text:style-name="P10"><text:span text:style-name="T7">short</text:span></text:p>
              </table:table-cell>
              <table:table-cell>
                <text:p text:style-name="P10"><text:span text:style-name="T7">short</text:span></text:p>
              </table:table-cell>
              <table:table-cell>
                <text:p text:style-name="P10"><text:span text:style-name="T7">unsigned short</text:span></text:p>
              </table:table-cell>
            </table:table-row>
            <table:table-row table:style-name="ro1" table:default-cell-style-name="ce2">
              <table:table-cell table:style-name="ce1">
                <text:p text:style-name="P9">(обычного размера)</text:p>
              </table:table-cell>
              <table:table-cell>
                <text:p text:style-name="P10"><text:span text:style-name="T7">int</text:span></text:p>
              </table:table-cell>
              <table:table-cell>
                <text:p text:style-name="P10"><text:span text:style-name="T7">unsigned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long</text:span></text:p>
              </table:table-cell>
              <table:table-cell>
                <text:p text:style-name="P10"><text:span text:style-name="T7">long</text:span></text:p>
              </table:table-cell>
              <table:table-cell>
                <text:p text:style-name="P10"><text:span text:style-name="T7">unsigned long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long long</text:span></text:p>
              </table:table-cell>
              <table:table-cell>
                <text:p text:style-name="P10"><text:span text:style-name="T7">long long</text:span></text:p>
              </table:table-cell>
              <table:table-cell>
                <text:p text:style-name="P10"><text:span text:style-name="T7">unsigned long lo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398cm" svg:height="2.229cm" svg:x="1.001cm" svg:y="12.8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9">знаковый</text:p>
              </table:table-cell>
              <table:table-cell/>
              <table:table-cell>
                <text:p text:style-name="P9">беззнаковый</text:p>
              </table:table-cell>
            </table:table-row>
            <table:table-row table:style-name="ro1" table:default-cell-style-name="ce2">
              <table:table-cell>
                <text:p text:style-name="P10"><text:span text:style-name="T7">символьный</text:span></text:p>
              </table:table-cell>
              <table:table-cell>
                <text:p text:style-name="P10"><text:span text:style-name="T7">signed char</text:span></text:p>
              </table:table-cell>
              <table:table-cell table:style-name="ce3">
                <text:list text:style-name="L3">
                  <text:list-header>
                    <text:p text:style-name="P11"><text:span text:style-name="T8">char</text:span></text:p>
                  </text:list-header>
                </text:list>
              </table:table-cell>
              <table:table-cell>
                <text:p text:style-name="P10"><text:span text:style-name="T7">unsigned cha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Эквивалентность типов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Как проверить что два типа одинаковые? Использовать перегрузку.</text:p>
              </text:list-item>
              <text:list-item>
                <text:p/>
              </text:list-item>
            </text:list>
          </draw:text-box>
        </draw:frame>
        <draw:frame draw:style-name="gr2" draw:text-style-name="P12" draw:layer="layout" svg:width="14cm" svg:height="9.8cm" svg:x="1cm" svg:y="9.6cm">
          <draw:text-box>
            <text:p><text:span text:style-name="T9">void f(int a)</text:span></text:p>
            <text:p><text:span text:style-name="T9">{}</text:span></text:p>
            <text:p><text:span text:style-name="T9"/></text:p>
            <text:p><text:span text:style-name="T9">void f(signed int a)</text:span></text:p>
            <text:p><text:span text:style-name="T9">{}</text:span></text:p>
            <text:p><text:span text:style-name="T9"/></text:p>
            <text:p><text:span text:style-name="T10">4:6: error: redefinition of 'void f(int)'</text:span></text:p>
            <text:p><text:span text:style-name="T10"/></text:p>
            <text:p><text:span text:style-name="T10"><text:s text:c="4"/></text:span><text:span text:style-name="T10">4 | void f(signed int a)</text:span></text:p>
            <text:p><text:span text:style-name="T10"/></text:p>
            <text:p><text:span text:style-name="T10"><text:s text:c="6"/></text:span><text:span text:style-name="T10">| <text:s text:c="5"/>^</text:span></text:p>
            <text:p><text:span text:style-name="T10"/></text:p>
            <text:p><text:span text:style-name="T10">1:6: note: 'void f(int)' previously defined here</text:span></text:p>
            <text:p><text:span text:style-name="T10"/></text:p>
            <text:p><text:span text:style-name="T10"><text:s text:c="4"/></text:span><text:span text:style-name="T10">1 | void f(int a)</text:span></text:p>
            <text:p><text:span text:style-name="T10"/></text:p>
            <text:p><text:span text:style-name="T10"><text:s text:c="6"/></text:span><text:span text:style-name="T10">| <text:s text:c="5"/>^</text:span></text:p>
          </draw:text-box>
        </draw:frame>
        <draw:frame draw:style-name="gr3" draw:text-style-name="P12" draw:layer="layout" svg:width="9.4cm" svg:height="3.851cm" svg:x="16.2cm" svg:y="9.349cm">
          <draw:text-box>
            <text:p><text:span text:style-name="T9">void f(char a)</text:span></text:p>
            <text:p><text:span text:style-name="T9">{}</text:span></text:p>
            <text:p><text:span text:style-name="T9"/></text:p>
            <text:p><text:span text:style-name="T9">void f(signed char a)</text:span></text:p>
            <text:p><text:span text:style-name="T9">{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Целочисленные типы</text:p>
          </draw:text-box>
        </draw:frame>
        <draw:frame draw:style-name="standard" draw:layer="layout" svg:width="25.199cm" svg:height="6.988cm" svg:x="1cm" svg:y="5.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5">
              <table:table-cell table:style-name="ce4">
                <text:p text:style-name="P13"><text:span text:style-name="T11">Тип</text:span></text:p>
              </table:table-cell>
              <table:table-cell>
                <text:p text:style-name="P14"><text:span text:style-name="T11">32-бит</text:span></text:p>
              </table:table-cell>
              <table:table-cell>
                <text:p text:style-name="P14"><text:span text:style-name="T11">64-бит</text:span></text:p>
                <text:p text:style-name="P14"><text:span text:style-name="T11">Linux</text:span></text:p>
              </table:table-cell>
              <table:table-cell>
                <text:p text:style-name="P14"><text:span text:style-name="T11">64-бит</text:span></text:p>
                <text:p text:style-name="P14"><text:span text:style-name="T11">Windows</text:span></text:p>
              </table:table-cell>
            </table:table-row>
            <table:table-row table:style-name="ro2" table:default-cell-style-name="ce7">
              <table:table-cell table:style-name="ce6">
                <text:p text:style-name="P15"><text:span text:style-name="T8">char</text:span></text:p>
              </table:table-cell>
              <table:table-cell>
                <text:p text:style-name="P16"><text:span text:style-name="T11">1 байт</text:span></text:p>
              </table:table-cell>
              <table:table-cell>
                <text:p text:style-name="P16"><text:span text:style-name="T11">1 байт</text:span></text:p>
              </table:table-cell>
              <table:table-cell>
                <text:p text:style-name="P16"><text:span text:style-name="T11">1 байт</text:span></text:p>
              </table:table-cell>
            </table:table-row>
            <table:table-row table:style-name="ro2" table:default-cell-style-name="ce7">
              <table:table-cell table:style-name="ce6">
                <text:p text:style-name="P15"><text:span text:style-name="T8">short</text:span></text:p>
              </table:table-cell>
              <table:table-cell>
                <text:p text:style-name="P16"><text:span text:style-name="T11">2 байта</text:span></text:p>
              </table:table-cell>
              <table:table-cell>
                <text:p text:style-name="P16"><text:span text:style-name="T12">2 байта</text:span></text:p>
              </table:table-cell>
              <table:table-cell>
                <text:p text:style-name="P16"><text:span text:style-name="T12">2 байта</text:span></text:p>
              </table:table-cell>
            </table:table-row>
            <table:table-row table:style-name="ro1" table:default-cell-style-name="ce7">
              <table:table-cell table:style-name="ce6">
                <text:p text:style-name="P15"><text:span text:style-name="T8">int</text:span></text:p>
              </table:table-cell>
              <table:table-cell>
                <text:p text:style-name="P16"><text:span text:style-name="T11">4 байта</text:span></text:p>
              </table:table-cell>
              <table:table-cell>
                <text:p text:style-name="P16"><text:span text:style-name="T12">4 байта</text:span></text:p>
              </table:table-cell>
              <table:table-cell>
                <text:p text:style-name="P16"><text:span text:style-name="T12">4 байта</text:span></text:p>
              </table:table-cell>
            </table:table-row>
            <table:table-row table:style-name="ro1" table:default-cell-style-name="ce9">
              <table:table-cell table:style-name="ce6">
                <text:p text:style-name="P15"><text:span text:style-name="T8">long</text:span></text:p>
              </table:table-cell>
              <table:table-cell table:style-name="ce8">
                <text:p text:style-name="P17"><text:span text:style-name="T13">4 байта</text:span></text:p>
              </table:table-cell>
              <table:table-cell>
                <text:p text:style-name="P18"><text:span text:style-name="T14">8 байтов</text:span></text:p>
              </table:table-cell>
              <table:table-cell>
                <text:p text:style-name="P19"><text:span text:style-name="T14">4 байта</text:span></text:p>
              </table:table-cell>
            </table:table-row>
            <table:table-row table:style-name="ro3" table:default-cell-style-name="ce7">
              <table:table-cell table:style-name="ce6">
                <text:p text:style-name="P15"><text:span text:style-name="T8">long long</text:span></text:p>
              </table:table-cell>
              <table:table-cell>
                <text:p text:style-name="P16"><text:span text:style-name="T11">8 байтов</text:span></text:p>
              </table:table-cell>
              <table:table-cell>
                <text:p text:style-name="P16"><text:span text:style-name="T12">8 байтов</text:span></text:p>
              </table:table-cell>
              <table:table-cell>
                <text:p text:style-name="P16"><text:span text:style-name="T12">8 байтов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#include &lt;cstdint&gt;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Предоставляет типы:</text:p>
                <text:list>
                  <text:list-item>
                    <text:p><text:span text:style-name="T7">int8_t</text:span>, <text:span text:style-name="T7">uint8_t</text:span></text:p>
                  </text:list-item>
                  <text:list-item>
                    <text:p><text:span text:style-name="T7">int16_t</text:span>, <text:span text:style-name="T7">uint16_t</text:span></text:p>
                  </text:list-item>
                  <text:list-item>
                    <text:p><text:span text:style-name="T7">int32_t</text:span>, <text:span text:style-name="T7">uint32_t</text:span></text:p>
                  </text:list-item>
                  <text:list-item>
                    <text:p><text:span text:style-name="T7">int64_t</text:span>, <text:span text:style-name="T7">uint64_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#include &lt;cstdint&gt;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p><text:span text:style-name="T15">typedef char <text:s text:c="10"/>int8_t;</text:span></text:p>
            <text:p><text:span text:style-name="T15">typedef unsigned char <text:s/>uint8_t;</text:span></text:p>
            <text:p><text:span text:style-name="T15">typedef short <text:s text:c="9"/>int16_t;</text:span></text:p>
            <text:p><text:span text:style-name="T15">typedef unsigned short uint16_t;</text:span></text:p>
            <text:p><text:span text:style-name="T15">typedef int <text:s text:c="11"/>int32_t;</text:span></text:p>
            <text:p><text:span text:style-name="T15">typedef unsigned int <text:s text:c="2"/>uint32_t;</text:span></text:p>
            <text:p><text:span text:style-name="T15">typedef long <text:s text:c="10"/>int64_t;</text:span></text:p>
            <text:p><text:span text:style-name="T15">typedef unsigned long <text:s/>uint64_t;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Ещё один тип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Какой тип использовать для индексации в массиве?</text:span></text:p>
              </text:list-item>
              <text:list-item>
                <text:p><text:span text:style-name="T7"/></text:p>
              </text:list-item>
              <text:list-item>
                <text:p><text:span text:style-name="T7">for (</text:span><text:span text:style-name="T16">???</text:span><text:span text:style-name="T7"> i = 0; i != 100; ++i)</text:span></text:p>
              </text:list-item>
              <text:list-item>
                <text:p><text:span text:style-name="T7"><text:s text:c="4"/></text:span><text:span text:style-name="T7">arr[i] = 42;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Ещё один тип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Какой тип использовать для индексации в массиве?</text:span></text:p>
              </text:list-item>
              <text:list-item>
                <text:p><text:span text:style-name="T7"/></text:p>
              </text:list-item>
              <text:list-item>
                <text:p><text:span text:style-name="T7">for (</text:span><text:span text:style-name="T16">size_t</text:span><text:span text:style-name="T7"> i = 0; i != 100; ++i)</text:span></text:p>
              </text:list-item>
              <text:list-item>
                <text:p><text:span text:style-name="T7"><text:s text:c="4"/></text:span><text:span text:style-name="T7">arr[i] = 42;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standard" draw:layer="layout" svg:width="24.685cm" svg:height="2.279cm" svg:x="1.314cm" svg:y="12.32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4" table:default-cell-style-name="ce1">
              <table:table-cell/>
              <table:table-cell>
                <text:p text:style-name="P9">signed</text:p>
              </table:table-cell>
              <table:table-cell>
                <text:p text:style-name="P9">unsigned</text:p>
              </table:table-cell>
            </table:table-row>
            <table:table-row table:style-name="ro4" table:default-cell-style-name="ce2">
              <table:table-cell table:style-name="ce1">
                <text:p text:style-name="P9">Индекс в массиве</text:p>
              </table:table-cell>
              <table:table-cell>
                <text:p text:style-name="P10"><text:span text:style-name="T7">ptrdiff_t</text:span></text:p>
              </table:table-cell>
              <table:table-cell>
                <text:p text:style-name="P10"><text:span text:style-name="T7">size_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Алгоритм выбора типа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5">Правда ли, что значение приходит из какой существующей функции?</text:span></text:p>
                <text:list>
                  <text:list-item>
                    <text:p><text:span text:style-name="T5">Если да, пишем тот же тип, что и в сигнатуре функции. Не надо делать лишние конверсии, поскольку каждая конверсия это потенциально потерянные данные.</text:span></text:p>
                  </text:list-item>
                </text:list>
              </text:list-item>
              <text:list-item>
                <text:p><text:span text:style-name="T5">Правда ли, что это индекс в массиве либо число объектов в памяти?</text:span></text:p>
                <text:list>
                  <text:list-item>
                    <text:p><text:span text:style-name="T5">Если да, пишем </text:span><text:span text:style-name="T6">size_t</text:span><text:span text:style-name="T5"> или </text:span><text:span text:style-name="T6">ptrdiff_t</text:span><text:span text:style-name="T5">.</text:span></text:p>
                  </text:list-item>
                </text:list>
              </text:list-item>
              <text:list-item>
                <text:p><text:span text:style-name="T5">Иначе выбираем тип </text:span><text:span text:style-name="T6">[u]intN_t</text:span><text:span text:style-name="T5"> в соответствии с предметной областью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Алгоритм выбора типа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p><text:span text:style-name="T5">Q: Что если мне нужно просто </text:span><text:span text:style-name="T6">int</text:span><text:span text:style-name="T5">?</text:span></text:p>
            <text:p><text:span text:style-name="T5">A: Просто </text:span><text:span text:style-name="T6">int</text:span><text:span text:style-name="T5"> в компьютерах не бывает. Они все имеют определенную битность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Алгоритм выбора типа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p><text:span text:style-name="T5">Приведённый алгоритм неполный. Какой тип выбрать здесь?</text:span></text:p>
            <text:p><text:span text:style-name="T5"/></text:p>
            <text:p><text:span text:style-name="T17">?</text:span><text:span text:style-name="T18"> max(</text:span><text:span text:style-name="T17">?</text:span><text:span text:style-name="T18"> a, </text:span><text:span text:style-name="T17">?</text:span><text:span text:style-name="T6"> b)</text:span></text:p>
            <text:p><text:span text:style-name="T6">{</text:span></text:p>
            <text:p><text:span text:style-name="T6"><text:s text:c="4"/></text:span><text:span text:style-name="T6">return a &lt; b ? b : a;</text:span></text:p>
            <text:p><text:span text:style-name="T6">}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Алгоритм выбора типа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p><text:span text:style-name="T5">Если функция применима к любому типу возможно её можно сделать шаблонной:</text:span></text:p>
            <text:p><text:span text:style-name="T5"/></text:p>
            <text:p><text:span text:style-name="T6">template&lt; class T &gt;</text:span></text:p>
            <text:p><text:span text:style-name="T18">T max(T a, T </text:span><text:span text:style-name="T6">b)</text:span></text:p>
            <text:p><text:span text:style-name="T6">{</text:span></text:p>
            <text:p><text:span text:style-name="T6"><text:s text:c="4"/></text:span><text:span text:style-name="T6">return a &lt; b ? b : a;</text:span></text:p>
            <text:p><text:span text:style-name="T6">}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Алгоритм выбора типа</text:p>
          </draw:text-box>
        </draw:frame>
        <draw:frame presentation:style-name="pr5" draw:text-style-name="P21" draw:layer="layout" svg:width="18.2cm" svg:height="10.2cm" svg:x="0.6cm" svg:y="7.2cm" presentation:class="outline" presentation:user-transformed="true">
          <draw:text-box>
            <text:list text:style-name="L2">
              <text:list-item>
                <text:p><text:span text:style-name="T19"/></text:p>
              </text:list-item>
              <text:list-item>
                <text:p><text:span text:style-name="T20">char <text:s text:c="6"/>unsigned char <text:s/></text:span><text:span text:style-name="T21">signed char</text:span></text:p>
              </text:list-item>
              <text:list-item>
                <text:p><text:span text:style-name="T21">short <text:s text:c="5"/>unsigned short</text:span></text:p>
              </text:list-item>
              <text:list-item>
                <text:p><text:span text:style-name="T21">int <text:s text:c="7"/>unsigned</text:span></text:p>
              </text:list-item>
              <text:list-item>
                <text:p><text:span text:style-name="T21">long <text:s text:c="6"/>unsigned long</text:span></text:p>
              </text:list-item>
              <text:list-item>
                <text:p><text:span text:style-name="T21">long long <text:s/>unsigned long long</text:span></text:p>
              </text:list-item>
            </text:list>
          </draw:text-box>
        </draw:frame>
        <draw:frame presentation:style-name="pr5" draw:text-style-name="P21" draw:layer="layout" svg:width="9cm" svg:height="8.1cm" svg:x="19.6cm" svg:y="7.5cm" presentation:class="outline" presentation:user-transformed="true">
          <draw:text-box>
            <text:p><text:span text:style-name="T21"/></text:p>
            <text:p><text:span text:style-name="T21">int8_t <text:s text:c="2"/>uint8_t</text:span></text:p>
            <text:p><text:span text:style-name="T21">int16_t <text:s/>uint16_t</text:span></text:p>
            <text:p><text:span text:style-name="T21">int32_t <text:s/>uint32_t</text:span></text:p>
            <text:p><text:span text:style-name="T21">int64_t <text:s/>uint64_t</text:span></text:p>
          </draw:text-box>
        </draw:frame>
        <draw:frame presentation:style-name="pr5" draw:text-style-name="P21" draw:layer="layout" svg:width="26.2cm" svg:height="5cm" svg:x="1cm" svg:y="5cm" presentation:class="outline" presentation:user-transformed="true">
          <draw:text-box>
            <text:list text:style-name="L2">
              <text:list-item>
                <text:p><text:span text:style-name="T19">Если необходимо перечислить все типы следует использовать встроенные типы, а не типы из </text:span><text:span text:style-name="T22">&lt;cstdint&gt;</text:span><text:span text:style-name="T19">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22">Алгоритм выбора типа</text:p>
          </draw:text-box>
        </draw:frame>
        <draw:frame presentation:style-name="pr5" draw:text-style-name="P23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3">Перечисление типов может быть необходимо при написание traits-классов. Например так написан </text:span><text:span text:style-name="T24">std::numeric_limits&lt;T&gt;</text:span><text:span text:style-name="T23">:</text:span></text:p>
              </text:list-item>
              <text:list-item>
                <text:p><text:span text:style-name="T23"/></text:p>
              </text:list-item>
              <text:list-item>
                <text:p><text:span text:style-name="T23"/></text:p>
              </text:list-item>
              <text:list-item>
                <text:p><text:span text:style-name="T25">int64_t m = std::numeric_limits&lt;int64_t&gt;::max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Числа с плавающей точкой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p><text:span text:style-name="T5">При вычислениях люди используют экспоненциальную запись вида m ⋅ 10</text:span><text:span text:style-name="T26">n</text:span><text:span text:style-name="T5">. Например:</text:span></text:p>
            <text:list text:style-name="L1">
              <text:list-item>
                <text:p><text:span text:style-name="T27">6.02214076 </text:span><text:span text:style-name="T5">⋅ 10</text:span><text:span text:style-name="T26">23</text:span></text:p>
              </text:list-item>
              <text:list-item>
                <text:p><text:span text:style-name="T28">1.60217662 </text:span><text:span text:style-name="T29">⋅ 10</text:span><text:span text:style-name="T26">-19</text:span></text:p>
              </text:list-item>
            </text:list>
            <text:p><text:span text:style-name="T29">В компьютерах используется тоже самое только в двоичной системе счисления:</text:span></text:p>
            <text:list text:continue-numbering="true" text:style-name="L1">
              <text:list-item>
                <text:p><text:span text:style-name="T28">1.0000 </text:span><text:span text:style-name="T29">⋅ 2</text:span><text:span text:style-name="T26">0</text:span><text:span text:style-name="T29"> = 1 </text:span></text:p>
              </text:list-item>
              <text:list-item>
                <text:p><text:span text:style-name="T28">1.1000 ⋅ 2</text:span><text:span text:style-name="T30">0</text:span><text:span text:style-name="T28"> = 1.5</text:span></text:p>
              </text:list-item>
              <text:list-item>
                <text:p><text:span text:style-name="T28">1.1010 ⋅ 2</text:span><text:span text:style-name="T30">0</text:span><text:span text:style-name="T28"> = 1.625</text:span></text:p>
              </text:list-item>
              <text:list-item>
                <text:p><text:span text:style-name="T28">1.1011 ⋅ 2</text:span><text:span text:style-name="T30">0</text:span><text:span text:style-name="T28"> = 1.68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Числа с плавающей точкой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p><text:span text:style-name="T28">Обратим внимание, что в двоичной системе счисления первая цифра всегда 1:</text:span></text:p>
            <text:list text:style-name="L1">
              <text:list-item>
                <text:p><text:span text:style-name="T31">1</text:span><text:span text:style-name="T28">.0000 </text:span><text:span text:style-name="T29">⋅ 2</text:span><text:span text:style-name="T26">0</text:span><text:span text:style-name="T29"> = 1 </text:span></text:p>
              </text:list-item>
              <text:list-item>
                <text:p><text:span text:style-name="T31">1</text:span><text:span text:style-name="T28">.1000 ⋅ 2</text:span><text:span text:style-name="T30">0</text:span><text:span text:style-name="T28"> = 1.5</text:span></text:p>
              </text:list-item>
              <text:list-item>
                <text:p><text:span text:style-name="T31">1</text:span><text:span text:style-name="T28">.1010 ⋅ 2</text:span><text:span text:style-name="T30">0</text:span><text:span text:style-name="T28"> = 1.625</text:span></text:p>
              </text:list-item>
              <text:list-item>
                <text:p><text:span text:style-name="T31">1</text:span><text:span text:style-name="T28">.1011 ⋅ 2</text:span><text:span text:style-name="T30">0</text:span><text:span text:style-name="T28"> = 1.6875</text:span></text:p>
              </text:list-item>
            </text:list>
            <text:p><text:span text:style-name="T28"/></text:p>
            <text:p><text:span text:style-name="T28">Кроме нуля. Ноль имеет особое представление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Числа с плавающей точкой</text:p>
          </draw:text-box>
        </draw:frame>
        <draw:frame presentation:style-name="pr5" draw:text-style-name="P8" draw:layer="layout" svg:width="25cm" svg:height="12.4cm" svg:x="0.8cm" svg:y="5.6cm" presentation:class="outline" presentation:user-transformed="true">
          <draw:text-box>
            <text:p><text:span text:style-name="T32">+</text:span><text:span text:style-name="T33">1</text:span><text:span text:style-name="T28">.</text:span><text:span text:style-name="T34">0000</text:span><text:span text:style-name="T28"> ⋅ 2</text:span><text:span text:style-name="T35">0</text:span></text:p>
            <text:p><text:span text:style-name="T36"/></text:p>
            <text:p><text:span text:style-name="T28"/></text:p>
            <text:p><text:span text:style-name="T28"/></text:p>
            <text:p><text:span text:style-name="T28">Составные части называются </text:span><text:span text:style-name="T34">мантисса</text:span><text:span text:style-name="T33">, </text:span><text:span text:style-name="T37">экспонента</text:span><text:span text:style-name="T33">, </text:span><text:span text:style-name="T32">знак</text:span><text:span text:style-name="T28">.</text:span></text:p>
          </draw:text-box>
        </draw:frame>
        <draw:custom-shape draw:style-name="gr4" draw:text-style-name="P24" draw:layer="layout" svg:width="0.6cm" svg:height="1.2cm" svg:x="6.6cm" svg:y="7.8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1.4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0.6cm" svg:height="1.2cm" svg:x="6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.6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3.2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3.8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4.4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.6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6.2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6.8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7.4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.6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9.2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9.8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0.4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.6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2.2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2.8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3.4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.6cm" svg:y="7.8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7.2cm" svg:y="7.8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7.8cm" svg:y="7.8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8.4cm" svg:y="7.8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cm" svg:y="7.8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.6cm" svg:y="7.8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0.2cm" svg:y="7.8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0.8cm" svg:y="7.8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0.5cm" svg:height="13.8cm" draw:transform="rotate (1.5707963267949) translate (11.4cm 9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8" draw:layer="layout" svg:width="0.5cm" svg:height="4.8cm" draw:transform="rotate (1.5707963267949) translate (6.6cm 9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29" draw:layer="layout" svg:width="3.4cm" svg:height="0.8cm" svg:x="16.6cm" svg:y="9.5cm">
          <text:p text:style-name="P24">23 бита</text:p>
          <draw:enhanced-geometry svg:viewBox="0 0 21600 21600" draw:type="rectangle" draw:enhanced-path="M 0 0 L 21600 0 21600 21600 0 21600 0 0 Z N"/>
        </draw:custom-shape>
        <draw:custom-shape draw:style-name="gr9" draw:text-style-name="P29" draw:layer="layout" svg:width="3.4cm" svg:height="0.8cm" svg:x="7.3cm" svg:y="9.5cm">
          <text:p text:style-name="P24">8 битов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Числа с плавающей точкой</text:p>
          </draw:text-box>
        </draw:frame>
        <draw:frame draw:style-name="standard" draw:layer="layout" svg:width="24.411cm" svg:height="13.629cm" svg:x="1.953cm" svg:y="4.706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gray3">
              <table:table-cell>
                <text:p>Точность</text:p>
              </table:table-cell>
              <table:table-cell>
                <text:p>GCC</text:p>
              </table:table-cell>
              <table:table-cell>
                <text:p>MSVC</text:p>
              </table:table-cell>
              <table:table-cell>
                <text:p>Размер мантиссы</text:p>
              </table:table-cell>
              <table:table-cell>
                <text:p>Размер экспоненты</text:p>
              </table:table-cell>
            </table:table-row>
            <table:table-row table:style-name="ro6" table:default-cell-style-name="gray2">
              <table:table-cell>
                <text:p>Половинная</text:p>
                <text:p>(Half)</text:p>
              </table:table-cell>
              <table:table-cell>
                <text:p>__fp16</text:p>
              </table:table-cell>
              <table:table-cell>
                <text:p>N/A</text:p>
              </table:table-cell>
              <table:table-cell>
                <text:p>11</text:p>
              </table:table-cell>
              <table:table-cell>
                <text:p>5</text:p>
              </table:table-cell>
            </table:table-row>
            <table:table-row table:style-name="ro7" table:default-cell-style-name="gray1">
              <table:table-cell>
                <text:p>bfloat16</text:p>
              </table:table-cell>
              <table:table-cell>
                <text:p>N/A</text:p>
              </table:table-cell>
              <table:table-cell>
                <text:p>N/A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8" table:default-cell-style-name="gray2">
              <table:table-cell>
                <text:p>Одинарная</text:p>
                <text:p>(Single)</text:p>
              </table:table-cell>
              <table:table-cell>
                <text:p>float</text:p>
              </table:table-cell>
              <table:table-cell>
                <text:p>float</text:p>
              </table:table-cell>
              <table:table-cell>
                <text:p>23</text:p>
              </table:table-cell>
              <table:table-cell>
                <text:p>8</text:p>
              </table:table-cell>
            </table:table-row>
            <table:table-row table:style-name="ro9" table:default-cell-style-name="gray1">
              <table:table-cell>
                <text:p>Двойная</text:p>
                <text:p>(Double)</text:p>
              </table:table-cell>
              <table:table-cell>
                <text:p>double</text:p>
              </table:table-cell>
              <table:table-cell>
                <text:p>double</text:p>
                <text:p>long double</text:p>
              </table:table-cell>
              <table:table-cell>
                <text:p>52</text:p>
              </table:table-cell>
              <table:table-cell>
                <text:p>11</text:p>
              </table:table-cell>
            </table:table-row>
            <table:table-row table:style-name="ro5" table:default-cell-style-name="gray2">
              <table:table-cell>
                <text:p>Расширенная</text:p>
                <text:p>(Extended)</text:p>
              </table:table-cell>
              <table:table-cell>
                <text:p>long double</text:p>
              </table:table-cell>
              <table:table-cell>
                <text:p>N/A</text:p>
              </table:table-cell>
              <table:table-cell>
                <text:p>63+1</text:p>
              </table:table-cell>
              <table:table-cell>
                <text:p>15</text:p>
              </table:table-cell>
            </table:table-row>
            <table:table-row table:style-name="ro10" table:default-cell-style-name="gray1">
              <table:table-cell>
                <text:p>Четверная</text:p>
                <text:p>(Quadruple)</text:p>
              </table:table-cell>
              <table:table-cell>
                <text:p>__float128</text:p>
              </table:table-cell>
              <table:table-cell>
                <text:p>N/A</text:p>
              </table:table-cell>
              <table:table-cell>
                <text:p>112</text:p>
              </table:table-cell>
              <table:table-cell>
                <text:p>15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меры кодирования</text:p>
          </draw:text-box>
        </draw:frame>
        <draw:custom-shape draw:style-name="gr4" draw:text-style-name="P24" draw:layer="layout" svg:width="0.6cm" svg:height="1.2cm" svg:x="7.4cm" svg:y="8.9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0.6cm" svg:height="1.2cm" svg:x="6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3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4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6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7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7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9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0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0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2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3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3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5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8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8.6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.2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.8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0.4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1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1.6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2cm" svg:y="8.9cm">
          <text:p text:style-name="P30"><text:span text:style-name="T39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меры кодирования</text:p>
          </draw:text-box>
        </draw:frame>
        <draw:custom-shape draw:style-name="gr4" draw:text-style-name="P24" draw:layer="layout" svg:width="0.6cm" svg:height="1.2cm" svg:x="7.4cm" svg:y="8.9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0.6cm" svg:height="1.2cm" svg:x="6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3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4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6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7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7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9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0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0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2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3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3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5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8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8.6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.2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.8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0.4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1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1.6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2cm" svg:y="8.9cm">
          <text:p text:style-name="P30"><text:span text:style-name="T3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2cm" svg:y="10.4cm">
          <text:p text:style-name="P30"><text:span text:style-name="T3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6.8cm" svg:y="10.4cm">
          <text:p text:style-name="P30"><text:span text:style-name="T3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меры кодирования</text:p>
          </draw:text-box>
        </draw:frame>
        <draw:custom-shape draw:style-name="gr4" draw:text-style-name="P24" draw:layer="layout" svg:width="0.6cm" svg:height="1.2cm" svg:x="7.4cm" svg:y="8.9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0.6cm" svg:height="1.2cm" svg:x="6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3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4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6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7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7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9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0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0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2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3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3.6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.2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.8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5.4cm" svg:y="8.9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8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8.6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.2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.8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0.4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1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1.6cm" svg:y="8.9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7.4cm" svg:y="10.4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.2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0.6cm" svg:height="1.2cm" svg:x="6.8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2.8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3.4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4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4.6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.2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5.8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6.4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7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7.6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.2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8.8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19.4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0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0.6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.2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1.8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2.4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3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3.6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.2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4.8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6cm" svg:height="1.2cm" svg:x="25.4cm" svg:y="10.4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8cm" svg:y="10.4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8.6cm" svg:y="10.4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.2cm" svg:y="10.4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9.8cm" svg:y="10.4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0.4cm" svg:y="10.4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1cm" svg:y="10.4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0.6cm" svg:height="1.2cm" svg:x="11.6cm" svg:y="10.4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2cm" svg:y="8.9cm">
          <text:p text:style-name="P30"><text:span text:style-name="T3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2cm" svg:y="10.4cm">
          <text:p text:style-name="P30"><text:span text:style-name="T3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2cm" svg:y="12cm">
          <text:p text:style-name="P30"><text:span text:style-name="T3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6.8cm" svg:y="11.9cm">
          <text:p text:style-name="P30"><text:span text:style-name="T3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меры кодирования</text:p>
          </draw:text-box>
        </draw:frame>
        <draw:custom-shape draw:style-name="gr4" draw:text-style-name="P32" draw:layer="layout" svg:width="0.6cm" svg:height="1.2cm" svg:x="7.4cm" svg:y="8.9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0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8.9cm">
          <text:p text:style-name="P36"><text:span text:style-name="T3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0.4cm">
          <text:p text:style-name="P36"><text:span text:style-name="T39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2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2cm">
          <text:p text:style-name="P36"><text:span text:style-name="T3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3.6cm">
          <text:p text:style-name="P36"><text:span text:style-name="T3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6.8cm" svg:y="13.5cm">
          <text:p text:style-name="P30"><text:span text:style-name="T3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меры кодирования</text:p>
          </draw:text-box>
        </draw:frame>
        <draw:custom-shape draw:style-name="gr4" draw:text-style-name="P32" draw:layer="layout" svg:width="0.6cm" svg:height="1.2cm" svg:x="7.4cm" svg:y="8.9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0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8.9cm">
          <text:p text:style-name="P36"><text:span text:style-name="T3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0.4cm">
          <text:p text:style-name="P36"><text:span text:style-name="T39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2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2cm">
          <text:p text:style-name="P36"><text:span text:style-name="T39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3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3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3.6cm">
          <text:p text:style-name="P36"><text:span text:style-name="T3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7.4cm">
          <text:p text:style-name="P36"><text:span text:style-name="T42">½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6.8cm" svg:y="7.4cm">
          <text:p text:style-name="P30"><text:span text:style-name="T3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меры кодирования</text:p>
          </draw:text-box>
        </draw:frame>
        <draw:custom-shape draw:style-name="gr4" draw:text-style-name="P32" draw:layer="layout" svg:width="0.6cm" svg:height="1.2cm" svg:x="7.4cm" svg:y="8.9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0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8.9cm">
          <text:p text:style-name="P36"><text:span text:style-name="T3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0.4cm">
          <text:p text:style-name="P36"><text:span text:style-name="T39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2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2cm">
          <text:p text:style-name="P36"><text:span text:style-name="T39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3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3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3.6cm">
          <text:p text:style-name="P36"><text:span text:style-name="T39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7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7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7.4cm">
          <text:p text:style-name="P36"><text:span text:style-name="T42">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меры кодирования</text:p>
          </draw:text-box>
        </draw:frame>
        <draw:custom-shape draw:style-name="gr4" draw:text-style-name="P32" draw:layer="layout" svg:width="0.6cm" svg:height="1.2cm" svg:x="7.4cm" svg:y="8.9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0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8.9cm">
          <text:p text:style-name="P36"><text:span text:style-name="T3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0.4cm">
          <text:p text:style-name="P36"><text:span text:style-name="T39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2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2cm">
          <text:p text:style-name="P36"><text:span text:style-name="T39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3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3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3.6cm">
          <text:p text:style-name="P36"><text:span text:style-name="T39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7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7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7.4cm">
          <text:p text:style-name="P36"><text:span text:style-name="T42">½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4.8cm">
          <text:p text:style-name="P36"><text:span text:style-name="T39"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меры кодирования</text:p>
          </draw:text-box>
        </draw:frame>
        <draw:custom-shape draw:style-name="gr4" draw:text-style-name="P32" draw:layer="layout" svg:width="0.6cm" svg:height="1.2cm" svg:x="7.4cm" svg:y="8.9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8.9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8.9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0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0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0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8.9cm">
          <text:p text:style-name="P36"><text:span text:style-name="T3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0.4cm">
          <text:p text:style-name="P36"><text:span text:style-name="T39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2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2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2cm">
          <text:p text:style-name="P36"><text:span text:style-name="T39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3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3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3.6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3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3.6cm">
          <text:p text:style-name="P36"><text:span text:style-name="T39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7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7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7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7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7.4cm">
          <text:p text:style-name="P36"><text:span text:style-name="T42">½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4.8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4.8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4.8cm">
          <text:p text:style-name="P36"><text:span text:style-name="T39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6.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6.2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6.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6.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6.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6.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6.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6.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6.2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6.2cm">
          <text:p text:style-name="P36"><text:span text:style-name="T43">+∞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4cm" svg:y="17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2cm" svg:y="17.6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6.8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8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4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6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2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8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4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6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2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8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4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6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2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8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4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6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2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8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4cm" svg:y="17.6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cm" svg:y="17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6cm" svg:y="17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2cm" svg:y="17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8cm" svg:y="17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4cm" svg:y="17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cm" svg:y="17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6cm" svg:y="17.6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4.8cm" svg:height="1.1cm" svg:x="2cm" svg:y="17.6cm">
          <text:p text:style-name="P36"><text:span text:style-name="T43">N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Расположение чисел с плавающей точкой</text:p>
          </draw:text-box>
        </draw:frame>
        <draw:line draw:style-name="gr11" draw:text-style-name="P28" draw:layer="layout" svg:x1="26.4cm" svg:y1="10.6cm" svg:x2="0.8cm" svg:y2="10.6cm">
          <text:p/>
        </draw:line>
        <draw:line draw:style-name="gr12" draw:text-style-name="P28" draw:layer="layout" svg:x1="2.9cm" svg:y1="10cm" svg:x2="2.9cm" svg:y2="11.2cm">
          <text:p/>
        </draw:line>
        <draw:custom-shape draw:style-name="gr13" draw:text-style-name="P39" draw:layer="layout" svg:width="0.9cm" svg:height="1cm" svg:x="2.4cm" svg:y="11.2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10.2cm" svg:x2="7.8cm" svg:y2="11cm">
          <text:p/>
        </draw:line>
        <draw:line draw:style-name="gr12" draw:text-style-name="P28" draw:layer="layout" svg:x1="12.8cm" svg:y1="10.2cm" svg:x2="12.8cm" svg:y2="11cm">
          <text:p/>
        </draw:line>
        <draw:custom-shape draw:style-name="gr13" draw:text-style-name="P39" draw:layer="layout" svg:width="0.9cm" svg:height="1cm" svg:x="12.4cm" svg:y="11.2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8cm" svg:y1="10.2cm" svg:x2="17.8cm" svg:y2="11cm">
          <text:p/>
        </draw:line>
        <draw:custom-shape draw:style-name="gr13" draw:text-style-name="P39" draw:layer="layout" svg:width="0.9cm" svg:height="1cm" svg:x="17.4cm" svg:y="11.2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8cm" svg:y1="10.2cm" svg:x2="22.8cm" svg:y2="11cm">
          <text:p/>
        </draw:line>
        <draw:custom-shape draw:style-name="gr13" draw:text-style-name="P39" draw:layer="layout" svg:width="0.9cm" svg:height="1cm" svg:x="22.4cm" svg:y="11.2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4cm" svg:y="11.2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Расположение чисел с плавающей точкой</text:p>
          </draw:text-box>
        </draw:frame>
        <draw:line draw:style-name="gr11" draw:text-style-name="P28" draw:layer="layout" svg:x1="26.4cm" svg:y1="10.6cm" svg:x2="0.8cm" svg:y2="10.6cm">
          <text:p/>
        </draw:line>
        <draw:line draw:style-name="gr12" draw:text-style-name="P28" draw:layer="layout" svg:x1="2.9cm" svg:y1="10cm" svg:x2="2.9cm" svg:y2="11.2cm">
          <text:p/>
        </draw:line>
        <draw:custom-shape draw:style-name="gr13" draw:text-style-name="P39" draw:layer="layout" svg:width="0.9cm" svg:height="1cm" svg:x="2.4cm" svg:y="11.2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10.2cm" svg:x2="7.8cm" svg:y2="11cm">
          <text:p/>
        </draw:line>
        <draw:line draw:style-name="gr12" draw:text-style-name="P28" draw:layer="layout" svg:x1="12.8cm" svg:y1="10.2cm" svg:x2="12.8cm" svg:y2="11cm">
          <text:p/>
        </draw:line>
        <draw:custom-shape draw:style-name="gr13" draw:text-style-name="P39" draw:layer="layout" svg:width="0.9cm" svg:height="1cm" svg:x="12.4cm" svg:y="11.2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8cm" svg:y1="10.2cm" svg:x2="17.8cm" svg:y2="11cm">
          <text:p/>
        </draw:line>
        <draw:custom-shape draw:style-name="gr13" draw:text-style-name="P39" draw:layer="layout" svg:width="0.9cm" svg:height="1cm" svg:x="17.4cm" svg:y="11.2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8cm" svg:y1="10.2cm" svg:x2="22.8cm" svg:y2="11cm">
          <text:p/>
        </draw:line>
        <draw:custom-shape draw:style-name="gr13" draw:text-style-name="P39" draw:layer="layout" svg:width="0.9cm" svg:height="1cm" svg:x="22.4cm" svg:y="11.2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4cm" svg:y="11.2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2cm" svg:y="14.6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6cm" svg:height="1.2cm" svg:x="6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4.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7.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0.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3.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5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8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8.4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.6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2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8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1.4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1.8cm" svg:y="14.6cm">
          <text:p text:style-name="P30"><text:span text:style-name="T39">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2cm" svg:y1="10.4cm" svg:x2="8.2cm" svg:y2="10.8cm">
          <text:p/>
        </draw:line>
        <draw:line draw:style-name="gr17" draw:text-style-name="P28" draw:layer="layout" svg:x1="8.2cm" svg:y1="10.8cm" svg:x2="8.8cm" svg:y2="12.4cm">
          <text:p/>
        </draw:line>
        <draw:custom-shape draw:style-name="gr13" draw:text-style-name="P39" draw:layer="layout" svg:width="0.9cm" svg:height="1cm" svg:x="8.4cm" svg:y="12.6cm">
          <text:p text:style-name="P38"><text:span text:style-name="T4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Расположение чисел с плавающей точкой</text:p>
          </draw:text-box>
        </draw:frame>
        <draw:line draw:style-name="gr11" draw:text-style-name="P28" draw:layer="layout" svg:x1="26.4cm" svg:y1="10.6cm" svg:x2="0.8cm" svg:y2="10.6cm">
          <text:p/>
        </draw:line>
        <draw:line draw:style-name="gr12" draw:text-style-name="P28" draw:layer="layout" svg:x1="2.9cm" svg:y1="10cm" svg:x2="2.9cm" svg:y2="11.2cm">
          <text:p/>
        </draw:line>
        <draw:custom-shape draw:style-name="gr13" draw:text-style-name="P39" draw:layer="layout" svg:width="0.9cm" svg:height="1cm" svg:x="2.4cm" svg:y="11.2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10.2cm" svg:x2="7.8cm" svg:y2="11cm">
          <text:p/>
        </draw:line>
        <draw:line draw:style-name="gr12" draw:text-style-name="P28" draw:layer="layout" svg:x1="12.8cm" svg:y1="10.2cm" svg:x2="12.8cm" svg:y2="11cm">
          <text:p/>
        </draw:line>
        <draw:custom-shape draw:style-name="gr13" draw:text-style-name="P39" draw:layer="layout" svg:width="0.9cm" svg:height="1cm" svg:x="12.4cm" svg:y="11.2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8cm" svg:y1="10.2cm" svg:x2="17.8cm" svg:y2="11cm">
          <text:p/>
        </draw:line>
        <draw:custom-shape draw:style-name="gr13" draw:text-style-name="P39" draw:layer="layout" svg:width="0.9cm" svg:height="1cm" svg:x="17.4cm" svg:y="11.2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8cm" svg:y1="10.2cm" svg:x2="22.8cm" svg:y2="11cm">
          <text:p/>
        </draw:line>
        <draw:custom-shape draw:style-name="gr13" draw:text-style-name="P39" draw:layer="layout" svg:width="0.9cm" svg:height="1cm" svg:x="22.4cm" svg:y="11.2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4cm" svg:y="11.2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2cm" svg:y="14.6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6cm" svg:height="1.2cm" svg:x="6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4.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7.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0.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8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3.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.6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5.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8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8.4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.6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2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8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1.4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1.8cm" svg:y="14.6cm">
          <text:p text:style-name="P30"><text:span text:style-name="T39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2cm" svg:y="16.2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6cm" svg:height="1.2cm" svg:x="6.6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.6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8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4.4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.6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8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7.4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.6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8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0.4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.6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8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3.4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.6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5.2cm" svg:y="16.2cm">
          <text:p text:style-name="P25"><text:span text:style-name="T3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8cm" svg:y="16.2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8.4cm" svg:y="16.2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cm" svg:y="16.2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.6cm" svg:y="16.2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2cm" svg:y="16.2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8cm" svg:y="16.2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1.4cm" svg:y="16.2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1.8cm" svg:y="16.2cm">
          <text:p text:style-name="P30"><text:span text:style-name="T39">1 + 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2cm" svg:y1="10.4cm" svg:x2="8.2cm" svg:y2="10.8cm">
          <text:p/>
        </draw:line>
        <draw:line draw:style-name="gr17" draw:text-style-name="P28" draw:layer="layout" svg:x1="8.2cm" svg:y1="10.8cm" svg:x2="8.8cm" svg:y2="12.4cm">
          <text:p/>
        </draw:line>
        <draw:custom-shape draw:style-name="gr13" draw:text-style-name="P39" draw:layer="layout" svg:width="0.9cm" svg:height="1cm" svg:x="8.4cm" svg:y="12.6cm">
          <text:p text:style-name="P38"><text:span text:style-name="T44">1+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2cm" svg:y1="10.4cm" svg:x2="8.2cm" svg:y2="10.8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Расположение чисел с плавающей точкой</text:p>
          </draw:text-box>
        </draw:frame>
        <draw:line draw:style-name="gr11" draw:text-style-name="P28" draw:layer="layout" svg:x1="26.4cm" svg:y1="10.6cm" svg:x2="0.8cm" svg:y2="10.6cm">
          <text:p/>
        </draw:line>
        <draw:line draw:style-name="gr12" draw:text-style-name="P28" draw:layer="layout" svg:x1="2.9cm" svg:y1="10cm" svg:x2="2.9cm" svg:y2="11.2cm">
          <text:p/>
        </draw:line>
        <draw:custom-shape draw:style-name="gr13" draw:text-style-name="P39" draw:layer="layout" svg:width="0.9cm" svg:height="1cm" svg:x="2.4cm" svg:y="11.2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10.2cm" svg:x2="7.8cm" svg:y2="11cm">
          <text:p/>
        </draw:line>
        <draw:line draw:style-name="gr12" draw:text-style-name="P28" draw:layer="layout" svg:x1="12.8cm" svg:y1="10.2cm" svg:x2="12.8cm" svg:y2="11cm">
          <text:p/>
        </draw:line>
        <draw:custom-shape draw:style-name="gr13" draw:text-style-name="P39" draw:layer="layout" svg:width="0.9cm" svg:height="1cm" svg:x="12.4cm" svg:y="11.2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8cm" svg:y1="10.2cm" svg:x2="17.8cm" svg:y2="11cm">
          <text:p/>
        </draw:line>
        <draw:custom-shape draw:style-name="gr13" draw:text-style-name="P39" draw:layer="layout" svg:width="0.9cm" svg:height="1cm" svg:x="17.4cm" svg:y="11.2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8cm" svg:y1="10.2cm" svg:x2="22.8cm" svg:y2="11cm">
          <text:p/>
        </draw:line>
        <draw:custom-shape draw:style-name="gr13" draw:text-style-name="P39" draw:layer="layout" svg:width="0.9cm" svg:height="1cm" svg:x="22.4cm" svg:y="11.2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4cm" svg:y="11.2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2cm" svg:y1="10.4cm" svg:x2="8.2cm" svg:y2="10.8cm">
          <text:p/>
        </draw:line>
        <draw:line draw:style-name="gr17" draw:text-style-name="P28" draw:layer="layout" svg:x1="8.2cm" svg:y1="10.8cm" svg:x2="8.8cm" svg:y2="12.4cm">
          <text:p/>
        </draw:line>
        <draw:custom-shape draw:style-name="gr13" draw:text-style-name="P39" draw:layer="layout" svg:width="0.9cm" svg:height="1cm" svg:x="8.4cm" svg:y="12.6cm">
          <text:p text:style-name="P38"><text:span text:style-name="T44">1+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6cm" svg:y1="10.4cm" svg:x2="8.6cm" svg:y2="10.8cm">
          <text:p/>
        </draw:line>
        <draw:line draw:style-name="gr17" draw:text-style-name="P28" draw:layer="layout" svg:x1="8.6cm" svg:y1="10.8cm" svg:x2="11.2cm" svg:y2="14.6cm">
          <text:p/>
        </draw:line>
        <draw:custom-shape draw:style-name="gr13" draw:text-style-name="P39" draw:layer="layout" svg:width="0.9cm" svg:height="1cm" svg:x="10.7cm" svg:y="14.6cm">
          <text:p text:style-name="P38"><text:span text:style-name="T44">1+2⋅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9cm" svg:y1="10.4cm" svg:x2="9cm" svg:y2="10.8cm">
          <text:p/>
        </draw:line>
        <draw:line draw:style-name="gr17" draw:text-style-name="P28" draw:layer="layout" svg:x1="9cm" svg:y1="10.8cm" svg:x2="14cm" svg:y2="13.6cm">
          <text:p/>
        </draw:line>
        <draw:custom-shape draw:style-name="gr13" draw:text-style-name="P39" draw:layer="layout" svg:width="0.9cm" svg:height="1cm" svg:x="13.5cm" svg:y="13.6cm">
          <text:p text:style-name="P38"><text:span text:style-name="T44">1+3с2</text:span><text:span text:style-name="T45">-2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Расположение чисел с плавающей точкой</text:p>
          </draw:text-box>
        </draw:frame>
        <draw:line draw:style-name="gr11" draw:text-style-name="P28" draw:layer="layout" svg:x1="26.4cm" svg:y1="10.6cm" svg:x2="0.8cm" svg:y2="10.6cm">
          <text:p/>
        </draw:line>
        <draw:line draw:style-name="gr12" draw:text-style-name="P28" draw:layer="layout" svg:x1="2.9cm" svg:y1="10cm" svg:x2="2.9cm" svg:y2="11.2cm">
          <text:p/>
        </draw:line>
        <draw:custom-shape draw:style-name="gr13" draw:text-style-name="P39" draw:layer="layout" svg:width="0.9cm" svg:height="1cm" svg:x="2.4cm" svg:y="11.2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10.2cm" svg:x2="7.8cm" svg:y2="11cm">
          <text:p/>
        </draw:line>
        <draw:line draw:style-name="gr12" draw:text-style-name="P28" draw:layer="layout" svg:x1="13cm" svg:y1="10.2cm" svg:x2="13cm" svg:y2="11cm">
          <text:p/>
        </draw:line>
        <draw:custom-shape draw:style-name="gr13" draw:text-style-name="P39" draw:layer="layout" svg:width="0.9cm" svg:height="1cm" svg:x="12.5cm" svg:y="11.2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8cm" svg:y1="10.2cm" svg:x2="17.8cm" svg:y2="11cm">
          <text:p/>
        </draw:line>
        <draw:custom-shape draw:style-name="gr13" draw:text-style-name="P39" draw:layer="layout" svg:width="0.9cm" svg:height="1cm" svg:x="17.4cm" svg:y="11.2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8cm" svg:y1="10.2cm" svg:x2="22.8cm" svg:y2="11cm">
          <text:p/>
        </draw:line>
        <draw:custom-shape draw:style-name="gr13" draw:text-style-name="P39" draw:layer="layout" svg:width="0.9cm" svg:height="1cm" svg:x="22.4cm" svg:y="11.2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4cm" svg:y="11.2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2cm" svg:y1="10.4cm" svg:x2="8.2cm" svg:y2="10.8cm">
          <text:p/>
        </draw:line>
        <draw:line draw:style-name="gr17" draw:text-style-name="P28" draw:layer="layout" svg:x1="8.2cm" svg:y1="10.8cm" svg:x2="8.8cm" svg:y2="12.4cm">
          <text:p/>
        </draw:line>
        <draw:custom-shape draw:style-name="gr13" draw:text-style-name="P39" draw:layer="layout" svg:width="0.9cm" svg:height="1cm" svg:x="8.4cm" svg:y="12.6cm">
          <text:p text:style-name="P38"><text:span text:style-name="T44">1+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6cm" svg:y1="10.4cm" svg:x2="8.6cm" svg:y2="10.8cm">
          <text:p/>
        </draw:line>
        <draw:line draw:style-name="gr12" draw:text-style-name="P28" draw:layer="layout" svg:x1="9cm" svg:y1="10.4cm" svg:x2="9cm" svg:y2="10.8cm">
          <text:p/>
        </draw:line>
        <draw:line draw:style-name="gr12" draw:text-style-name="P28" draw:layer="layout" svg:x1="9.4cm" svg:y1="10.4cm" svg:x2="9.4cm" svg:y2="10.8cm">
          <text:p/>
        </draw:line>
        <draw:line draw:style-name="gr12" draw:text-style-name="P28" draw:layer="layout" svg:x1="9.8cm" svg:y1="10.4cm" svg:x2="9.8cm" svg:y2="10.8cm">
          <text:p/>
        </draw:line>
        <draw:line draw:style-name="gr12" draw:text-style-name="P28" draw:layer="layout" svg:x1="10.2cm" svg:y1="10.4cm" svg:x2="10.2cm" svg:y2="10.8cm">
          <text:p/>
        </draw:line>
        <draw:line draw:style-name="gr12" draw:text-style-name="P28" draw:layer="layout" svg:x1="10.6cm" svg:y1="10.4cm" svg:x2="10.6cm" svg:y2="10.8cm">
          <text:p/>
        </draw:line>
        <draw:line draw:style-name="gr12" draw:text-style-name="P28" draw:layer="layout" svg:x1="11cm" svg:y1="10.4cm" svg:x2="11cm" svg:y2="10.8cm">
          <text:p/>
        </draw:line>
        <draw:line draw:style-name="gr12" draw:text-style-name="P28" draw:layer="layout" svg:x1="11.4cm" svg:y1="10.4cm" svg:x2="11.4cm" svg:y2="10.8cm">
          <text:p/>
        </draw:line>
        <draw:line draw:style-name="gr12" draw:text-style-name="P28" draw:layer="layout" svg:x1="11.8cm" svg:y1="10.4cm" svg:x2="11.8cm" svg:y2="10.8cm">
          <text:p/>
        </draw:line>
        <draw:line draw:style-name="gr12" draw:text-style-name="P28" draw:layer="layout" svg:x1="12.2cm" svg:y1="10.4cm" svg:x2="12.2cm" svg:y2="10.8cm">
          <text:p/>
        </draw:line>
        <draw:line draw:style-name="gr12" draw:text-style-name="P28" draw:layer="layout" svg:x1="12.6cm" svg:y1="10.4cm" svg:x2="12.6cm" svg:y2="10.8cm">
          <text:p/>
        </draw:line>
        <draw:line draw:style-name="gr12" draw:text-style-name="P28" draw:layer="layout" svg:x1="13.8cm" svg:y1="10.4cm" svg:x2="13.8cm" svg:y2="10.8cm">
          <text:p/>
        </draw:line>
        <draw:line draw:style-name="gr17" draw:text-style-name="P28" draw:layer="layout" svg:x1="13.8cm" svg:y1="10.8cm" svg:x2="14.4cm" svg:y2="12.4cm">
          <text:p/>
        </draw:line>
        <draw:custom-shape draw:style-name="gr13" draw:text-style-name="P39" draw:layer="layout" svg:width="0.9cm" svg:height="1cm" svg:x="14.003cm" svg:y="12.6cm">
          <text:p text:style-name="P38"><text:span text:style-name="T44">?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202cm" svg:y="14.6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.0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6cm" svg:height="1.2cm" svg:x="6.6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.6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2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8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4.4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.0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.6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2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8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7.4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.0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.6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2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8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0.4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.0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.6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2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8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3.4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.0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.6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5.202cm" svg:y="14.6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802cm" svg:y="14.6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8.402cm" svg:y="14.6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.002cm" svg:y="14.6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.602cm" svg:y="14.6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202cm" svg:y="14.6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802cm" svg:y="14.6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1.402cm" svg:y="14.6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1.802cm" svg:y="14.6cm">
          <text:p text:style-name="P30"><text:span text:style-name="T39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202cm" svg:y="16.2cm">
          <text:p text:style-name="P24">1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.0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6cm" svg:height="1.2cm" svg:x="6.6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2.6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2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3.8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4.4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.0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5.6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2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6.8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7.4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.0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8.6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2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19.8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0.4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.0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1.6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2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2.8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3.4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.0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4.602cm" svg:y="16.2cm">
          <text:p text:style-name="P25"><text:span text:style-name="T3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0.6cm" svg:height="1.2cm" svg:x="25.202cm" svg:y="16.2cm">
          <text:p text:style-name="P25"><text:span text:style-name="T3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7.802cm" svg:y="16.2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8.402cm" svg:y="16.2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.002cm" svg:y="16.2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9.602cm" svg:y="16.2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202cm" svg:y="16.2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0.802cm" svg:y="16.2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0.6cm" svg:height="1.2cm" svg:x="11.402cm" svg:y="16.2cm">
          <text:p text:style-name="P24">0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4.8cm" svg:height="1.1cm" svg:x="1.802cm" svg:y="16.2cm">
          <text:p text:style-name="P30"><text:span text:style-name="T3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Расположение чисел с плавающей точкой</text:p>
          </draw:text-box>
        </draw:frame>
        <draw:line draw:style-name="gr11" draw:text-style-name="P28" draw:layer="layout" svg:x1="26.4cm" svg:y1="10.6cm" svg:x2="0.8cm" svg:y2="10.6cm">
          <text:p/>
        </draw:line>
        <draw:line draw:style-name="gr12" draw:text-style-name="P28" draw:layer="layout" svg:x1="2.9cm" svg:y1="10cm" svg:x2="2.9cm" svg:y2="11.2cm">
          <text:p/>
        </draw:line>
        <draw:custom-shape draw:style-name="gr13" draw:text-style-name="P39" draw:layer="layout" svg:width="0.9cm" svg:height="1cm" svg:x="2.4cm" svg:y="11.2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10.2cm" svg:x2="7.8cm" svg:y2="11cm">
          <text:p/>
        </draw:line>
        <draw:line draw:style-name="gr12" draw:text-style-name="P28" draw:layer="layout" svg:x1="13cm" svg:y1="10.2cm" svg:x2="13cm" svg:y2="11cm">
          <text:p/>
        </draw:line>
        <draw:custom-shape draw:style-name="gr13" draw:text-style-name="P39" draw:layer="layout" svg:width="0.9cm" svg:height="1cm" svg:x="12.5cm" svg:y="11.2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8cm" svg:y1="10.4cm" svg:x2="17.8cm" svg:y2="10.8cm">
          <text:p/>
        </draw:line>
        <draw:custom-shape draw:style-name="gr13" draw:text-style-name="P39" draw:layer="layout" svg:width="0.9cm" svg:height="1cm" svg:x="17.4cm" svg:y="11.2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7cm" svg:y1="10.2cm" svg:x2="22.7cm" svg:y2="11cm">
          <text:p/>
        </draw:line>
        <draw:custom-shape draw:style-name="gr13" draw:text-style-name="P39" draw:layer="layout" svg:width="0.9cm" svg:height="1cm" svg:x="22.3cm" svg:y="11.2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4cm" svg:y="11.2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2cm" svg:y1="10.4cm" svg:x2="8.2cm" svg:y2="10.8cm">
          <text:p/>
        </draw:line>
        <draw:line draw:style-name="gr17" draw:text-style-name="P28" draw:layer="layout" svg:x1="8.2cm" svg:y1="10.8cm" svg:x2="8.8cm" svg:y2="12.4cm">
          <text:p/>
        </draw:line>
        <draw:custom-shape draw:style-name="gr13" draw:text-style-name="P39" draw:layer="layout" svg:width="0.9cm" svg:height="1cm" svg:x="8.4cm" svg:y="12.6cm">
          <text:p text:style-name="P38"><text:span text:style-name="T44">1+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6cm" svg:y1="10.4cm" svg:x2="8.6cm" svg:y2="10.8cm">
          <text:p/>
        </draw:line>
        <draw:line draw:style-name="gr12" draw:text-style-name="P28" draw:layer="layout" svg:x1="9cm" svg:y1="10.4cm" svg:x2="9cm" svg:y2="10.8cm">
          <text:p/>
        </draw:line>
        <draw:line draw:style-name="gr12" draw:text-style-name="P28" draw:layer="layout" svg:x1="9.4cm" svg:y1="10.4cm" svg:x2="9.4cm" svg:y2="10.8cm">
          <text:p/>
        </draw:line>
        <draw:line draw:style-name="gr12" draw:text-style-name="P28" draw:layer="layout" svg:x1="9.8cm" svg:y1="10.4cm" svg:x2="9.8cm" svg:y2="10.8cm">
          <text:p/>
        </draw:line>
        <draw:line draw:style-name="gr12" draw:text-style-name="P28" draw:layer="layout" svg:x1="10.2cm" svg:y1="10.4cm" svg:x2="10.2cm" svg:y2="10.8cm">
          <text:p/>
        </draw:line>
        <draw:line draw:style-name="gr12" draw:text-style-name="P28" draw:layer="layout" svg:x1="10.6cm" svg:y1="10.4cm" svg:x2="10.6cm" svg:y2="10.8cm">
          <text:p/>
        </draw:line>
        <draw:line draw:style-name="gr12" draw:text-style-name="P28" draw:layer="layout" svg:x1="11cm" svg:y1="10.4cm" svg:x2="11cm" svg:y2="10.8cm">
          <text:p/>
        </draw:line>
        <draw:line draw:style-name="gr12" draw:text-style-name="P28" draw:layer="layout" svg:x1="11.4cm" svg:y1="10.4cm" svg:x2="11.4cm" svg:y2="10.8cm">
          <text:p/>
        </draw:line>
        <draw:line draw:style-name="gr12" draw:text-style-name="P28" draw:layer="layout" svg:x1="11.8cm" svg:y1="10.4cm" svg:x2="11.8cm" svg:y2="10.8cm">
          <text:p/>
        </draw:line>
        <draw:line draw:style-name="gr12" draw:text-style-name="P28" draw:layer="layout" svg:x1="12.2cm" svg:y1="10.4cm" svg:x2="12.2cm" svg:y2="10.8cm">
          <text:p/>
        </draw:line>
        <draw:line draw:style-name="gr12" draw:text-style-name="P28" draw:layer="layout" svg:x1="12.6cm" svg:y1="10.4cm" svg:x2="12.6cm" svg:y2="10.8cm">
          <text:p/>
        </draw:line>
        <draw:line draw:style-name="gr12" draw:text-style-name="P28" draw:layer="layout" svg:x1="13.8cm" svg:y1="10.4cm" svg:x2="13.8cm" svg:y2="10.8cm">
          <text:p/>
        </draw:line>
        <draw:line draw:style-name="gr12" draw:text-style-name="P28" draw:layer="layout" svg:x1="14.6cm" svg:y1="10.4cm" svg:x2="14.6cm" svg:y2="10.8cm">
          <text:p/>
        </draw:line>
        <draw:line draw:style-name="gr12" draw:text-style-name="P28" draw:layer="layout" svg:x1="15.4cm" svg:y1="10.4cm" svg:x2="15.4cm" svg:y2="10.8cm">
          <text:p/>
        </draw:line>
        <draw:line draw:style-name="gr12" draw:text-style-name="P28" draw:layer="layout" svg:x1="16.2cm" svg:y1="10.4cm" svg:x2="16.2cm" svg:y2="10.8cm">
          <text:p/>
        </draw:line>
        <draw:line draw:style-name="gr12" draw:text-style-name="P28" draw:layer="layout" svg:x1="17cm" svg:y1="10.4cm" svg:x2="17cm" svg:y2="10.8cm">
          <text:p/>
        </draw:line>
        <draw:line draw:style-name="gr12" draw:text-style-name="P28" draw:layer="layout" svg:x1="16.2cm" svg:y1="10.4cm" svg:x2="16.2cm" svg:y2="10.8cm">
          <text:p/>
        </draw:line>
        <draw:line draw:style-name="gr17" draw:text-style-name="P28" draw:layer="layout" svg:x1="13.8cm" svg:y1="10.8cm" svg:x2="14.4cm" svg:y2="12.4cm">
          <text:p/>
        </draw:line>
        <draw:custom-shape draw:style-name="gr13" draw:text-style-name="P39" draw:layer="layout" svg:width="0.9cm" svg:height="1cm" svg:x="14cm" svg:y="12.6cm">
          <text:p text:style-name="P38"><text:span text:style-name="T44">2+2</text:span><text:span text:style-name="T45">-2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8.6cm" svg:y1="10.4cm" svg:x2="18.6cm" svg:y2="10.8cm">
          <text:p/>
        </draw:line>
        <draw:line draw:style-name="gr12" draw:text-style-name="P28" draw:layer="layout" svg:x1="19.4cm" svg:y1="10.4cm" svg:x2="19.4cm" svg:y2="10.8cm">
          <text:p/>
        </draw:line>
        <draw:line draw:style-name="gr12" draw:text-style-name="P28" draw:layer="layout" svg:x1="20.2cm" svg:y1="10.4cm" svg:x2="20.2cm" svg:y2="10.8cm">
          <text:p/>
        </draw:line>
        <draw:line draw:style-name="gr12" draw:text-style-name="P28" draw:layer="layout" svg:x1="21cm" svg:y1="10.4cm" svg:x2="21cm" svg:y2="10.8cm">
          <text:p/>
        </draw:line>
        <draw:line draw:style-name="gr12" draw:text-style-name="P28" draw:layer="layout" svg:x1="21.8cm" svg:y1="10.4cm" svg:x2="21.8cm" svg:y2="10.8cm">
          <text:p/>
        </draw:lin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Расположение чисел с плавающей точкой</text:p>
          </draw:text-box>
        </draw:frame>
        <draw:line draw:style-name="gr11" draw:text-style-name="P28" draw:layer="layout" svg:x1="26.4cm" svg:y1="10.6cm" svg:x2="0.8cm" svg:y2="10.6cm">
          <text:p/>
        </draw:line>
        <draw:line draw:style-name="gr12" draw:text-style-name="P28" draw:layer="layout" svg:x1="2.9cm" svg:y1="10cm" svg:x2="2.9cm" svg:y2="11.2cm">
          <text:p/>
        </draw:line>
        <draw:custom-shape draw:style-name="gr13" draw:text-style-name="P39" draw:layer="layout" svg:width="0.9cm" svg:height="1cm" svg:x="2.4cm" svg:y="11.2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10.2cm" svg:x2="7.8cm" svg:y2="11cm">
          <text:p/>
        </draw:line>
        <draw:line draw:style-name="gr12" draw:text-style-name="P28" draw:layer="layout" svg:x1="13cm" svg:y1="10.2cm" svg:x2="13cm" svg:y2="11cm">
          <text:p/>
        </draw:line>
        <draw:custom-shape draw:style-name="gr13" draw:text-style-name="P39" draw:layer="layout" svg:width="0.9cm" svg:height="1cm" svg:x="12.5cm" svg:y="11.2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8cm" svg:y1="10.4cm" svg:x2="17.8cm" svg:y2="10.8cm">
          <text:p/>
        </draw:line>
        <draw:custom-shape draw:style-name="gr13" draw:text-style-name="P39" draw:layer="layout" svg:width="0.9cm" svg:height="1cm" svg:x="17.4cm" svg:y="11.2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7cm" svg:y1="10.2cm" svg:x2="22.7cm" svg:y2="11cm">
          <text:p/>
        </draw:line>
        <draw:custom-shape draw:style-name="gr13" draw:text-style-name="P39" draw:layer="layout" svg:width="0.9cm" svg:height="1cm" svg:x="22.3cm" svg:y="11.2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4cm" svg:y="11.2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2cm" svg:y1="10.4cm" svg:x2="8.2cm" svg:y2="10.8cm">
          <text:p/>
        </draw:line>
        <draw:line draw:style-name="gr17" draw:text-style-name="P28" draw:layer="layout" svg:x1="8.2cm" svg:y1="10.8cm" svg:x2="8.8cm" svg:y2="12.4cm">
          <text:p/>
        </draw:line>
        <draw:custom-shape draw:style-name="gr13" draw:text-style-name="P39" draw:layer="layout" svg:width="0.9cm" svg:height="1cm" svg:x="8.4cm" svg:y="12.6cm">
          <text:p text:style-name="P38"><text:span text:style-name="T44">1+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6cm" svg:y1="10.4cm" svg:x2="8.6cm" svg:y2="10.8cm">
          <text:p/>
        </draw:line>
        <draw:line draw:style-name="gr12" draw:text-style-name="P28" draw:layer="layout" svg:x1="9cm" svg:y1="10.4cm" svg:x2="9cm" svg:y2="10.8cm">
          <text:p/>
        </draw:line>
        <draw:line draw:style-name="gr12" draw:text-style-name="P28" draw:layer="layout" svg:x1="9.4cm" svg:y1="10.4cm" svg:x2="9.4cm" svg:y2="10.8cm">
          <text:p/>
        </draw:line>
        <draw:line draw:style-name="gr12" draw:text-style-name="P28" draw:layer="layout" svg:x1="9.8cm" svg:y1="10.4cm" svg:x2="9.8cm" svg:y2="10.8cm">
          <text:p/>
        </draw:line>
        <draw:line draw:style-name="gr12" draw:text-style-name="P28" draw:layer="layout" svg:x1="10.2cm" svg:y1="10.4cm" svg:x2="10.2cm" svg:y2="10.8cm">
          <text:p/>
        </draw:line>
        <draw:line draw:style-name="gr12" draw:text-style-name="P28" draw:layer="layout" svg:x1="10.6cm" svg:y1="10.4cm" svg:x2="10.6cm" svg:y2="10.8cm">
          <text:p/>
        </draw:line>
        <draw:line draw:style-name="gr12" draw:text-style-name="P28" draw:layer="layout" svg:x1="11cm" svg:y1="10.4cm" svg:x2="11cm" svg:y2="10.8cm">
          <text:p/>
        </draw:line>
        <draw:line draw:style-name="gr12" draw:text-style-name="P28" draw:layer="layout" svg:x1="11.4cm" svg:y1="10.4cm" svg:x2="11.4cm" svg:y2="10.8cm">
          <text:p/>
        </draw:line>
        <draw:line draw:style-name="gr12" draw:text-style-name="P28" draw:layer="layout" svg:x1="11.8cm" svg:y1="10.4cm" svg:x2="11.8cm" svg:y2="10.8cm">
          <text:p/>
        </draw:line>
        <draw:line draw:style-name="gr12" draw:text-style-name="P28" draw:layer="layout" svg:x1="12.2cm" svg:y1="10.4cm" svg:x2="12.2cm" svg:y2="10.8cm">
          <text:p/>
        </draw:line>
        <draw:line draw:style-name="gr12" draw:text-style-name="P28" draw:layer="layout" svg:x1="12.6cm" svg:y1="10.4cm" svg:x2="12.6cm" svg:y2="10.8cm">
          <text:p/>
        </draw:line>
        <draw:line draw:style-name="gr12" draw:text-style-name="P28" draw:layer="layout" svg:x1="13.8cm" svg:y1="10.4cm" svg:x2="13.8cm" svg:y2="10.8cm">
          <text:p/>
        </draw:line>
        <draw:line draw:style-name="gr12" draw:text-style-name="P28" draw:layer="layout" svg:x1="14.6cm" svg:y1="10.4cm" svg:x2="14.6cm" svg:y2="10.8cm">
          <text:p/>
        </draw:line>
        <draw:line draw:style-name="gr12" draw:text-style-name="P28" draw:layer="layout" svg:x1="15.4cm" svg:y1="10.4cm" svg:x2="15.4cm" svg:y2="10.8cm">
          <text:p/>
        </draw:line>
        <draw:line draw:style-name="gr12" draw:text-style-name="P28" draw:layer="layout" svg:x1="16.2cm" svg:y1="10.4cm" svg:x2="16.2cm" svg:y2="10.8cm">
          <text:p/>
        </draw:line>
        <draw:line draw:style-name="gr12" draw:text-style-name="P28" draw:layer="layout" svg:x1="17cm" svg:y1="10.4cm" svg:x2="17cm" svg:y2="10.8cm">
          <text:p/>
        </draw:line>
        <draw:line draw:style-name="gr12" draw:text-style-name="P28" draw:layer="layout" svg:x1="16.2cm" svg:y1="10.4cm" svg:x2="16.2cm" svg:y2="10.8cm">
          <text:p/>
        </draw:line>
        <draw:line draw:style-name="gr17" draw:text-style-name="P28" draw:layer="layout" svg:x1="13.8cm" svg:y1="10.8cm" svg:x2="14.4cm" svg:y2="12.4cm">
          <text:p/>
        </draw:line>
        <draw:custom-shape draw:style-name="gr13" draw:text-style-name="P39" draw:layer="layout" svg:width="0.9cm" svg:height="1cm" svg:x="14cm" svg:y="12.6cm">
          <text:p text:style-name="P38"><text:span text:style-name="T44">2+2</text:span><text:span text:style-name="T45">-2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8.6cm" svg:y1="10.4cm" svg:x2="18.6cm" svg:y2="10.8cm">
          <text:p/>
        </draw:line>
        <draw:line draw:style-name="gr12" draw:text-style-name="P28" draw:layer="layout" svg:x1="19.4cm" svg:y1="10.4cm" svg:x2="19.4cm" svg:y2="10.8cm">
          <text:p/>
        </draw:line>
        <draw:line draw:style-name="gr12" draw:text-style-name="P28" draw:layer="layout" svg:x1="20.2cm" svg:y1="10.4cm" svg:x2="20.2cm" svg:y2="10.8cm">
          <text:p/>
        </draw:line>
        <draw:line draw:style-name="gr12" draw:text-style-name="P28" draw:layer="layout" svg:x1="21cm" svg:y1="10.4cm" svg:x2="21cm" svg:y2="10.8cm">
          <text:p/>
        </draw:line>
        <draw:line draw:style-name="gr12" draw:text-style-name="P28" draw:layer="layout" svg:x1="21.8cm" svg:y1="10.4cm" svg:x2="21.8cm" svg:y2="10.8cm">
          <text:p/>
        </draw:line>
        <draw:line draw:style-name="gr12" draw:text-style-name="P28" draw:layer="layout" svg:x1="24.4cm" svg:y1="10.4cm" svg:x2="24.4cm" svg:y2="10.8cm">
          <text:p/>
        </draw:line>
        <draw:line draw:style-name="gr17" draw:text-style-name="P28" draw:layer="layout" svg:x1="24.4cm" svg:y1="10.8cm" svg:x2="25cm" svg:y2="12.4cm">
          <text:p/>
        </draw:line>
        <draw:custom-shape draw:style-name="gr13" draw:text-style-name="P39" draw:layer="layout" svg:width="0.9cm" svg:height="1cm" svg:x="24.6cm" svg:y="12.6cm">
          <text:p text:style-name="P38"><text:span text:style-name="T44">2+2</text:span><text:span text:style-name="T45">-2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Расположение чисел с плавающей точкой</text:p>
          </draw:text-box>
        </draw:frame>
        <draw:line draw:style-name="gr11" draw:text-style-name="P28" draw:layer="layout" svg:x1="26.4cm" svg:y1="10.6cm" svg:x2="0.8cm" svg:y2="10.6cm">
          <text:p/>
        </draw:line>
        <draw:line draw:style-name="gr12" draw:text-style-name="P28" draw:layer="layout" svg:x1="2.9cm" svg:y1="10cm" svg:x2="2.9cm" svg:y2="11.2cm">
          <text:p/>
        </draw:line>
        <draw:custom-shape draw:style-name="gr13" draw:text-style-name="P39" draw:layer="layout" svg:width="0.9cm" svg:height="1cm" svg:x="2.4cm" svg:y="11.2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10.2cm" svg:x2="7.8cm" svg:y2="11cm">
          <text:p/>
        </draw:line>
        <draw:line draw:style-name="gr12" draw:text-style-name="P28" draw:layer="layout" svg:x1="13cm" svg:y1="10.2cm" svg:x2="13cm" svg:y2="11cm">
          <text:p/>
        </draw:line>
        <draw:custom-shape draw:style-name="gr13" draw:text-style-name="P39" draw:layer="layout" svg:width="0.9cm" svg:height="1cm" svg:x="12.5cm" svg:y="11.2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8cm" svg:y1="10.4cm" svg:x2="17.8cm" svg:y2="10.8cm">
          <text:p/>
        </draw:line>
        <draw:custom-shape draw:style-name="gr13" draw:text-style-name="P39" draw:layer="layout" svg:width="0.9cm" svg:height="1cm" svg:x="17.4cm" svg:y="11.2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7cm" svg:y1="10.2cm" svg:x2="22.7cm" svg:y2="11cm">
          <text:p/>
        </draw:line>
        <draw:custom-shape draw:style-name="gr13" draw:text-style-name="P39" draw:layer="layout" svg:width="0.9cm" svg:height="1cm" svg:x="22.3cm" svg:y="11.2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4cm" svg:y="11.2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2cm" svg:y1="10.4cm" svg:x2="8.2cm" svg:y2="10.8cm">
          <text:p/>
        </draw:line>
        <draw:line draw:style-name="gr17" draw:text-style-name="P28" draw:layer="layout" svg:x1="8.2cm" svg:y1="10.8cm" svg:x2="8.8cm" svg:y2="12.4cm">
          <text:p/>
        </draw:line>
        <draw:custom-shape draw:style-name="gr13" draw:text-style-name="P39" draw:layer="layout" svg:width="0.9cm" svg:height="1cm" svg:x="8.4cm" svg:y="12.6cm">
          <text:p text:style-name="P38"><text:span text:style-name="T44">1+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6cm" svg:y1="10.4cm" svg:x2="8.6cm" svg:y2="10.8cm">
          <text:p/>
        </draw:line>
        <draw:line draw:style-name="gr12" draw:text-style-name="P28" draw:layer="layout" svg:x1="9cm" svg:y1="10.4cm" svg:x2="9cm" svg:y2="10.8cm">
          <text:p/>
        </draw:line>
        <draw:line draw:style-name="gr12" draw:text-style-name="P28" draw:layer="layout" svg:x1="9.4cm" svg:y1="10.4cm" svg:x2="9.4cm" svg:y2="10.8cm">
          <text:p/>
        </draw:line>
        <draw:line draw:style-name="gr12" draw:text-style-name="P28" draw:layer="layout" svg:x1="9.8cm" svg:y1="10.4cm" svg:x2="9.8cm" svg:y2="10.8cm">
          <text:p/>
        </draw:line>
        <draw:line draw:style-name="gr12" draw:text-style-name="P28" draw:layer="layout" svg:x1="10.2cm" svg:y1="10.4cm" svg:x2="10.2cm" svg:y2="10.8cm">
          <text:p/>
        </draw:line>
        <draw:line draw:style-name="gr12" draw:text-style-name="P28" draw:layer="layout" svg:x1="10.6cm" svg:y1="10.4cm" svg:x2="10.6cm" svg:y2="10.8cm">
          <text:p/>
        </draw:line>
        <draw:line draw:style-name="gr12" draw:text-style-name="P28" draw:layer="layout" svg:x1="11cm" svg:y1="10.4cm" svg:x2="11cm" svg:y2="10.8cm">
          <text:p/>
        </draw:line>
        <draw:line draw:style-name="gr12" draw:text-style-name="P28" draw:layer="layout" svg:x1="11.4cm" svg:y1="10.4cm" svg:x2="11.4cm" svg:y2="10.8cm">
          <text:p/>
        </draw:line>
        <draw:line draw:style-name="gr12" draw:text-style-name="P28" draw:layer="layout" svg:x1="11.8cm" svg:y1="10.4cm" svg:x2="11.8cm" svg:y2="10.8cm">
          <text:p/>
        </draw:line>
        <draw:line draw:style-name="gr12" draw:text-style-name="P28" draw:layer="layout" svg:x1="12.2cm" svg:y1="10.4cm" svg:x2="12.2cm" svg:y2="10.8cm">
          <text:p/>
        </draw:line>
        <draw:line draw:style-name="gr12" draw:text-style-name="P28" draw:layer="layout" svg:x1="12.6cm" svg:y1="10.4cm" svg:x2="12.6cm" svg:y2="10.8cm">
          <text:p/>
        </draw:line>
        <draw:line draw:style-name="gr12" draw:text-style-name="P28" draw:layer="layout" svg:x1="13.8cm" svg:y1="10.4cm" svg:x2="13.8cm" svg:y2="10.8cm">
          <text:p/>
        </draw:line>
        <draw:line draw:style-name="gr12" draw:text-style-name="P28" draw:layer="layout" svg:x1="14.6cm" svg:y1="10.4cm" svg:x2="14.6cm" svg:y2="10.8cm">
          <text:p/>
        </draw:line>
        <draw:line draw:style-name="gr12" draw:text-style-name="P28" draw:layer="layout" svg:x1="15.4cm" svg:y1="10.4cm" svg:x2="15.4cm" svg:y2="10.8cm">
          <text:p/>
        </draw:line>
        <draw:line draw:style-name="gr12" draw:text-style-name="P28" draw:layer="layout" svg:x1="16.2cm" svg:y1="10.4cm" svg:x2="16.2cm" svg:y2="10.8cm">
          <text:p/>
        </draw:line>
        <draw:line draw:style-name="gr12" draw:text-style-name="P28" draw:layer="layout" svg:x1="17cm" svg:y1="10.4cm" svg:x2="17cm" svg:y2="10.8cm">
          <text:p/>
        </draw:line>
        <draw:line draw:style-name="gr12" draw:text-style-name="P28" draw:layer="layout" svg:x1="16.2cm" svg:y1="10.4cm" svg:x2="16.2cm" svg:y2="10.8cm">
          <text:p/>
        </draw:line>
        <draw:line draw:style-name="gr17" draw:text-style-name="P28" draw:layer="layout" svg:x1="13.8cm" svg:y1="10.8cm" svg:x2="14.4cm" svg:y2="12.4cm">
          <text:p/>
        </draw:line>
        <draw:custom-shape draw:style-name="gr13" draw:text-style-name="P39" draw:layer="layout" svg:width="0.9cm" svg:height="1cm" svg:x="14cm" svg:y="12.6cm">
          <text:p text:style-name="P38"><text:span text:style-name="T44">2+2</text:span><text:span text:style-name="T45">-2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8.6cm" svg:y1="10.4cm" svg:x2="18.6cm" svg:y2="10.8cm">
          <text:p/>
        </draw:line>
        <draw:line draw:style-name="gr12" draw:text-style-name="P28" draw:layer="layout" svg:x1="19.4cm" svg:y1="10.4cm" svg:x2="19.4cm" svg:y2="10.8cm">
          <text:p/>
        </draw:line>
        <draw:line draw:style-name="gr12" draw:text-style-name="P28" draw:layer="layout" svg:x1="20.2cm" svg:y1="10.4cm" svg:x2="20.2cm" svg:y2="10.8cm">
          <text:p/>
        </draw:line>
        <draw:line draw:style-name="gr12" draw:text-style-name="P28" draw:layer="layout" svg:x1="21cm" svg:y1="10.4cm" svg:x2="21cm" svg:y2="10.8cm">
          <text:p/>
        </draw:line>
        <draw:line draw:style-name="gr12" draw:text-style-name="P28" draw:layer="layout" svg:x1="21.8cm" svg:y1="10.4cm" svg:x2="21.8cm" svg:y2="10.8cm">
          <text:p/>
        </draw:line>
        <draw:line draw:style-name="gr12" draw:text-style-name="P28" draw:layer="layout" svg:x1="24.4cm" svg:y1="10.4cm" svg:x2="24.4cm" svg:y2="10.8cm">
          <text:p/>
        </draw:line>
        <draw:line draw:style-name="gr17" draw:text-style-name="P28" draw:layer="layout" svg:x1="24.4cm" svg:y1="10.8cm" svg:x2="25cm" svg:y2="12.4cm">
          <text:p/>
        </draw:line>
        <draw:custom-shape draw:style-name="gr13" draw:text-style-name="P39" draw:layer="layout" svg:width="0.9cm" svg:height="1cm" svg:x="24.6cm" svg:y="12.6cm">
          <text:p text:style-name="P38"><text:span text:style-name="T44">2+2</text:span><text:span text:style-name="T45">-2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5.4cm" svg:y1="10.2cm" svg:x2="5.4cm" svg:y2="11cm">
          <text:p/>
        </draw:line>
        <draw:custom-shape draw:style-name="gr13" draw:text-style-name="P39" draw:layer="layout" svg:width="0.9cm" svg:height="1cm" svg:x="5cm" svg:y="11.2cm">
          <text:p text:style-name="P38"><text:span text:style-name="T44">½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6cm" svg:y1="10.4cm" svg:x2="7.6cm" svg:y2="10.8cm">
          <text:p/>
        </draw:line>
        <draw:line draw:style-name="gr12" draw:text-style-name="P28" draw:layer="layout" svg:x1="7.4cm" svg:y1="10.4cm" svg:x2="7.4cm" svg:y2="10.8cm">
          <text:p/>
        </draw:line>
        <draw:line draw:style-name="gr12" draw:text-style-name="P28" draw:layer="layout" svg:x1="7.2cm" svg:y1="10.4cm" svg:x2="7.2cm" svg:y2="10.8cm">
          <text:p/>
        </draw:line>
        <draw:line draw:style-name="gr12" draw:text-style-name="P28" draw:layer="layout" svg:x1="7cm" svg:y1="10.4cm" svg:x2="7cm" svg:y2="10.8cm">
          <text:p/>
        </draw:line>
        <draw:line draw:style-name="gr12" draw:text-style-name="P28" draw:layer="layout" svg:x1="6.8cm" svg:y1="10.4cm" svg:x2="6.8cm" svg:y2="10.8cm">
          <text:p/>
        </draw:line>
        <draw:line draw:style-name="gr12" draw:text-style-name="P28" draw:layer="layout" svg:x1="6.6cm" svg:y1="10.4cm" svg:x2="6.6cm" svg:y2="10.8cm">
          <text:p/>
        </draw:line>
        <draw:line draw:style-name="gr12" draw:text-style-name="P28" draw:layer="layout" svg:x1="6.4cm" svg:y1="10.4cm" svg:x2="6.4cm" svg:y2="10.8cm">
          <text:p/>
        </draw:line>
        <draw:line draw:style-name="gr12" draw:text-style-name="P28" draw:layer="layout" svg:x1="6.2cm" svg:y1="10.4cm" svg:x2="6.2cm" svg:y2="10.8cm">
          <text:p/>
        </draw:line>
        <draw:line draw:style-name="gr12" draw:text-style-name="P28" draw:layer="layout" svg:x1="6cm" svg:y1="10.4cm" svg:x2="6cm" svg:y2="10.8cm">
          <text:p/>
        </draw:line>
        <draw:line draw:style-name="gr12" draw:text-style-name="P28" draw:layer="layout" svg:x1="5.8cm" svg:y1="10.4cm" svg:x2="5.8cm" svg:y2="10.8cm">
          <text:p/>
        </draw:line>
        <draw:line draw:style-name="gr12" draw:text-style-name="P28" draw:layer="layout" svg:x1="5.6cm" svg:y1="10.4cm" svg:x2="5.6cm" svg:y2="10.8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Расположение чисел с плавающей точкой</text:p>
          </draw:text-box>
        </draw:frame>
        <draw:line draw:style-name="gr11" draw:text-style-name="P28" draw:layer="layout" svg:x1="26.4cm" svg:y1="10.6cm" svg:x2="0.8cm" svg:y2="10.6cm">
          <text:p/>
        </draw:line>
        <draw:line draw:style-name="gr12" draw:text-style-name="P28" draw:layer="layout" svg:x1="2.9cm" svg:y1="10cm" svg:x2="2.9cm" svg:y2="11.2cm">
          <text:p/>
        </draw:line>
        <draw:custom-shape draw:style-name="gr13" draw:text-style-name="P39" draw:layer="layout" svg:width="0.9cm" svg:height="1cm" svg:x="2.4cm" svg:y="11.2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10.2cm" svg:x2="7.8cm" svg:y2="11cm">
          <text:p/>
        </draw:line>
        <draw:line draw:style-name="gr12" draw:text-style-name="P28" draw:layer="layout" svg:x1="13cm" svg:y1="10.2cm" svg:x2="13cm" svg:y2="11cm">
          <text:p/>
        </draw:line>
        <draw:custom-shape draw:style-name="gr13" draw:text-style-name="P39" draw:layer="layout" svg:width="0.9cm" svg:height="1cm" svg:x="12.5cm" svg:y="11.2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8cm" svg:y1="10.4cm" svg:x2="17.8cm" svg:y2="10.8cm">
          <text:p/>
        </draw:line>
        <draw:custom-shape draw:style-name="gr13" draw:text-style-name="P39" draw:layer="layout" svg:width="0.9cm" svg:height="1cm" svg:x="17.4cm" svg:y="11.2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7cm" svg:y1="10.2cm" svg:x2="22.7cm" svg:y2="11cm">
          <text:p/>
        </draw:line>
        <draw:custom-shape draw:style-name="gr13" draw:text-style-name="P39" draw:layer="layout" svg:width="0.9cm" svg:height="1cm" svg:x="22.3cm" svg:y="11.2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4cm" svg:y="11.2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2cm" svg:y1="10.4cm" svg:x2="8.2cm" svg:y2="10.8cm">
          <text:p/>
        </draw:line>
        <draw:line draw:style-name="gr17" draw:text-style-name="P28" draw:layer="layout" svg:x1="8.2cm" svg:y1="10.8cm" svg:x2="8.8cm" svg:y2="12.4cm">
          <text:p/>
        </draw:line>
        <draw:custom-shape draw:style-name="gr13" draw:text-style-name="P39" draw:layer="layout" svg:width="0.9cm" svg:height="1cm" svg:x="8.4cm" svg:y="12.6cm">
          <text:p text:style-name="P38"><text:span text:style-name="T44">1+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6cm" svg:y1="10.4cm" svg:x2="8.6cm" svg:y2="10.8cm">
          <text:p/>
        </draw:line>
        <draw:line draw:style-name="gr12" draw:text-style-name="P28" draw:layer="layout" svg:x1="9cm" svg:y1="10.4cm" svg:x2="9cm" svg:y2="10.8cm">
          <text:p/>
        </draw:line>
        <draw:line draw:style-name="gr12" draw:text-style-name="P28" draw:layer="layout" svg:x1="9.4cm" svg:y1="10.4cm" svg:x2="9.4cm" svg:y2="10.8cm">
          <text:p/>
        </draw:line>
        <draw:line draw:style-name="gr12" draw:text-style-name="P28" draw:layer="layout" svg:x1="9.8cm" svg:y1="10.4cm" svg:x2="9.8cm" svg:y2="10.8cm">
          <text:p/>
        </draw:line>
        <draw:line draw:style-name="gr12" draw:text-style-name="P28" draw:layer="layout" svg:x1="10.2cm" svg:y1="10.4cm" svg:x2="10.2cm" svg:y2="10.8cm">
          <text:p/>
        </draw:line>
        <draw:line draw:style-name="gr12" draw:text-style-name="P28" draw:layer="layout" svg:x1="10.6cm" svg:y1="10.4cm" svg:x2="10.6cm" svg:y2="10.8cm">
          <text:p/>
        </draw:line>
        <draw:line draw:style-name="gr12" draw:text-style-name="P28" draw:layer="layout" svg:x1="11cm" svg:y1="10.4cm" svg:x2="11cm" svg:y2="10.8cm">
          <text:p/>
        </draw:line>
        <draw:line draw:style-name="gr12" draw:text-style-name="P28" draw:layer="layout" svg:x1="11.4cm" svg:y1="10.4cm" svg:x2="11.4cm" svg:y2="10.8cm">
          <text:p/>
        </draw:line>
        <draw:line draw:style-name="gr12" draw:text-style-name="P28" draw:layer="layout" svg:x1="11.8cm" svg:y1="10.4cm" svg:x2="11.8cm" svg:y2="10.8cm">
          <text:p/>
        </draw:line>
        <draw:line draw:style-name="gr12" draw:text-style-name="P28" draw:layer="layout" svg:x1="12.2cm" svg:y1="10.4cm" svg:x2="12.2cm" svg:y2="10.8cm">
          <text:p/>
        </draw:line>
        <draw:line draw:style-name="gr12" draw:text-style-name="P28" draw:layer="layout" svg:x1="12.6cm" svg:y1="10.4cm" svg:x2="12.6cm" svg:y2="10.8cm">
          <text:p/>
        </draw:line>
        <draw:line draw:style-name="gr12" draw:text-style-name="P28" draw:layer="layout" svg:x1="13.8cm" svg:y1="10.4cm" svg:x2="13.8cm" svg:y2="10.8cm">
          <text:p/>
        </draw:line>
        <draw:line draw:style-name="gr12" draw:text-style-name="P28" draw:layer="layout" svg:x1="14.6cm" svg:y1="10.4cm" svg:x2="14.6cm" svg:y2="10.8cm">
          <text:p/>
        </draw:line>
        <draw:line draw:style-name="gr12" draw:text-style-name="P28" draw:layer="layout" svg:x1="15.4cm" svg:y1="10.4cm" svg:x2="15.4cm" svg:y2="10.8cm">
          <text:p/>
        </draw:line>
        <draw:line draw:style-name="gr12" draw:text-style-name="P28" draw:layer="layout" svg:x1="16.2cm" svg:y1="10.4cm" svg:x2="16.2cm" svg:y2="10.8cm">
          <text:p/>
        </draw:line>
        <draw:line draw:style-name="gr12" draw:text-style-name="P28" draw:layer="layout" svg:x1="17cm" svg:y1="10.4cm" svg:x2="17cm" svg:y2="10.8cm">
          <text:p/>
        </draw:line>
        <draw:line draw:style-name="gr12" draw:text-style-name="P28" draw:layer="layout" svg:x1="16.2cm" svg:y1="10.4cm" svg:x2="16.2cm" svg:y2="10.8cm">
          <text:p/>
        </draw:line>
        <draw:line draw:style-name="gr17" draw:text-style-name="P28" draw:layer="layout" svg:x1="13.8cm" svg:y1="10.8cm" svg:x2="14.4cm" svg:y2="12.4cm">
          <text:p/>
        </draw:line>
        <draw:custom-shape draw:style-name="gr13" draw:text-style-name="P39" draw:layer="layout" svg:width="0.9cm" svg:height="1cm" svg:x="14cm" svg:y="12.6cm">
          <text:p text:style-name="P38"><text:span text:style-name="T44">2+2</text:span><text:span text:style-name="T45">-2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8.6cm" svg:y1="10.4cm" svg:x2="18.6cm" svg:y2="10.8cm">
          <text:p/>
        </draw:line>
        <draw:line draw:style-name="gr12" draw:text-style-name="P28" draw:layer="layout" svg:x1="19.4cm" svg:y1="10.4cm" svg:x2="19.4cm" svg:y2="10.8cm">
          <text:p/>
        </draw:line>
        <draw:line draw:style-name="gr12" draw:text-style-name="P28" draw:layer="layout" svg:x1="20.2cm" svg:y1="10.4cm" svg:x2="20.2cm" svg:y2="10.8cm">
          <text:p/>
        </draw:line>
        <draw:line draw:style-name="gr12" draw:text-style-name="P28" draw:layer="layout" svg:x1="21cm" svg:y1="10.4cm" svg:x2="21cm" svg:y2="10.8cm">
          <text:p/>
        </draw:line>
        <draw:line draw:style-name="gr12" draw:text-style-name="P28" draw:layer="layout" svg:x1="21.8cm" svg:y1="10.4cm" svg:x2="21.8cm" svg:y2="10.8cm">
          <text:p/>
        </draw:line>
        <draw:line draw:style-name="gr12" draw:text-style-name="P28" draw:layer="layout" svg:x1="24.4cm" svg:y1="10.4cm" svg:x2="24.4cm" svg:y2="10.8cm">
          <text:p/>
        </draw:line>
        <draw:line draw:style-name="gr17" draw:text-style-name="P28" draw:layer="layout" svg:x1="24.4cm" svg:y1="10.8cm" svg:x2="25cm" svg:y2="12.4cm">
          <text:p/>
        </draw:line>
        <draw:custom-shape draw:style-name="gr13" draw:text-style-name="P39" draw:layer="layout" svg:width="0.9cm" svg:height="1cm" svg:x="24.6cm" svg:y="12.6cm">
          <text:p text:style-name="P38"><text:span text:style-name="T44">2+2</text:span><text:span text:style-name="T45">-2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5.4cm" svg:y1="10.2cm" svg:x2="5.4cm" svg:y2="11cm">
          <text:p/>
        </draw:line>
        <draw:custom-shape draw:style-name="gr13" draw:text-style-name="P39" draw:layer="layout" svg:width="0.9cm" svg:height="1cm" svg:x="5cm" svg:y="11.2cm">
          <text:p text:style-name="P38"><text:span text:style-name="T44">½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6cm" svg:y1="10.4cm" svg:x2="7.6cm" svg:y2="10.8cm">
          <text:p/>
        </draw:line>
        <draw:line draw:style-name="gr12" draw:text-style-name="P28" draw:layer="layout" svg:x1="7.4cm" svg:y1="10.4cm" svg:x2="7.4cm" svg:y2="10.8cm">
          <text:p/>
        </draw:line>
        <draw:line draw:style-name="gr12" draw:text-style-name="P28" draw:layer="layout" svg:x1="7.2cm" svg:y1="10.4cm" svg:x2="7.2cm" svg:y2="10.8cm">
          <text:p/>
        </draw:line>
        <draw:line draw:style-name="gr12" draw:text-style-name="P28" draw:layer="layout" svg:x1="7cm" svg:y1="10.4cm" svg:x2="7cm" svg:y2="10.8cm">
          <text:p/>
        </draw:line>
        <draw:line draw:style-name="gr12" draw:text-style-name="P28" draw:layer="layout" svg:x1="6.8cm" svg:y1="10.4cm" svg:x2="6.8cm" svg:y2="10.8cm">
          <text:p/>
        </draw:line>
        <draw:line draw:style-name="gr12" draw:text-style-name="P28" draw:layer="layout" svg:x1="6.6cm" svg:y1="10.4cm" svg:x2="6.6cm" svg:y2="10.8cm">
          <text:p/>
        </draw:line>
        <draw:line draw:style-name="gr12" draw:text-style-name="P28" draw:layer="layout" svg:x1="6.4cm" svg:y1="10.4cm" svg:x2="6.4cm" svg:y2="10.8cm">
          <text:p/>
        </draw:line>
        <draw:line draw:style-name="gr12" draw:text-style-name="P28" draw:layer="layout" svg:x1="6.2cm" svg:y1="10.4cm" svg:x2="6.2cm" svg:y2="10.8cm">
          <text:p/>
        </draw:line>
        <draw:line draw:style-name="gr12" draw:text-style-name="P28" draw:layer="layout" svg:x1="6cm" svg:y1="10.4cm" svg:x2="6cm" svg:y2="10.8cm">
          <text:p/>
        </draw:line>
        <draw:line draw:style-name="gr12" draw:text-style-name="P28" draw:layer="layout" svg:x1="5.8cm" svg:y1="10.4cm" svg:x2="5.8cm" svg:y2="10.8cm">
          <text:p/>
        </draw:line>
        <draw:line draw:style-name="gr12" draw:text-style-name="P28" draw:layer="layout" svg:x1="5.6cm" svg:y1="10.4cm" svg:x2="5.6cm" svg:y2="10.8cm">
          <text:p/>
        </draw:line>
        <draw:line draw:style-name="gr12" draw:text-style-name="P28" draw:layer="layout" svg:x1="4.2cm" svg:y1="10.2cm" svg:x2="4.2cm" svg:y2="11cm">
          <text:p/>
        </draw:line>
        <draw:custom-shape draw:style-name="gr13" draw:text-style-name="P39" draw:layer="layout" svg:width="0.9cm" svg:height="1cm" svg:x="3.8cm" svg:y="11.2cm">
          <text:p text:style-name="P38"><text:span text:style-name="T44">¼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5.3cm" svg:y1="10.4cm" svg:x2="5.3cm" svg:y2="10.8cm">
          <text:p/>
        </draw:line>
        <draw:line draw:style-name="gr12" draw:text-style-name="P28" draw:layer="layout" svg:x1="5.2cm" svg:y1="10.4cm" svg:x2="5.2cm" svg:y2="10.8cm">
          <text:p/>
        </draw:line>
        <draw:line draw:style-name="gr12" draw:text-style-name="P28" draw:layer="layout" svg:x1="5.1cm" svg:y1="10.4cm" svg:x2="5.1cm" svg:y2="10.8cm">
          <text:p/>
        </draw:line>
        <draw:line draw:style-name="gr12" draw:text-style-name="P28" draw:layer="layout" svg:x1="5cm" svg:y1="10.4cm" svg:x2="5cm" svg:y2="10.8cm">
          <text:p/>
        </draw:line>
        <draw:line draw:style-name="gr12" draw:text-style-name="P28" draw:layer="layout" svg:x1="4.9cm" svg:y1="10.4cm" svg:x2="4.9cm" svg:y2="10.8cm">
          <text:p/>
        </draw:line>
        <draw:line draw:style-name="gr12" draw:text-style-name="P28" draw:layer="layout" svg:x1="4.8cm" svg:y1="10.4cm" svg:x2="4.8cm" svg:y2="10.8cm">
          <text:p/>
        </draw:line>
        <draw:line draw:style-name="gr12" draw:text-style-name="P28" draw:layer="layout" svg:x1="4.7cm" svg:y1="10.4cm" svg:x2="4.7cm" svg:y2="10.8cm">
          <text:p/>
        </draw:line>
        <draw:line draw:style-name="gr12" draw:text-style-name="P28" draw:layer="layout" svg:x1="4.6cm" svg:y1="10.4cm" svg:x2="4.6cm" svg:y2="10.8cm">
          <text:p/>
        </draw:line>
        <draw:line draw:style-name="gr12" draw:text-style-name="P28" draw:layer="layout" svg:x1="4.5cm" svg:y1="10.4cm" svg:x2="4.5cm" svg:y2="10.8cm">
          <text:p/>
        </draw:line>
        <draw:line draw:style-name="gr12" draw:text-style-name="P28" draw:layer="layout" svg:x1="4.4cm" svg:y1="10.4cm" svg:x2="4.4cm" svg:y2="10.8cm">
          <text:p/>
        </draw:line>
        <draw:line draw:style-name="gr12" draw:text-style-name="P28" draw:layer="layout" svg:x1="4.3cm" svg:y1="10.4cm" svg:x2="4.3cm" svg:y2="10.8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Денормализованные числа</text:p>
          </draw:text-box>
        </draw:frame>
        <draw:line draw:style-name="gr11" draw:text-style-name="P28" draw:layer="layout" svg:x1="26.3cm" svg:y1="6.4cm" svg:x2="0.7cm" svg:y2="6.4cm">
          <text:p/>
        </draw:line>
        <draw:line draw:style-name="gr12" draw:text-style-name="P28" draw:layer="layout" svg:x1="2.8cm" svg:y1="5.8cm" svg:x2="2.8cm" svg:y2="7cm">
          <text:p/>
        </draw:line>
        <draw:custom-shape draw:style-name="gr13" draw:text-style-name="P39" draw:layer="layout" svg:width="0.9cm" svg:height="1cm" svg:x="2.3cm" svg:y="7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7cm" svg:y1="6cm" svg:x2="7.7cm" svg:y2="6.8cm">
          <text:p/>
        </draw:line>
        <draw:line draw:style-name="gr12" draw:text-style-name="P28" draw:layer="layout" svg:x1="12.9cm" svg:y1="6cm" svg:x2="12.9cm" svg:y2="6.8cm">
          <text:p/>
        </draw:line>
        <draw:custom-shape draw:style-name="gr13" draw:text-style-name="P39" draw:layer="layout" svg:width="0.9cm" svg:height="1cm" svg:x="12.4cm" svg:y="7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7.7cm" svg:y1="6.2cm" svg:x2="17.7cm" svg:y2="6.6cm">
          <text:p/>
        </draw:line>
        <draw:custom-shape draw:style-name="gr13" draw:text-style-name="P39" draw:layer="layout" svg:width="0.9cm" svg:height="1cm" svg:x="17.3cm" svg:y="7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6cm" svg:y1="6cm" svg:x2="22.6cm" svg:y2="6.8cm">
          <text:p/>
        </draw:line>
        <draw:custom-shape draw:style-name="gr13" draw:text-style-name="P39" draw:layer="layout" svg:width="0.9cm" svg:height="1cm" svg:x="22.2cm" svg:y="7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3cm" svg:y="7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1cm" svg:y1="6.2cm" svg:x2="8.1cm" svg:y2="6.6cm">
          <text:p/>
        </draw:line>
        <draw:line draw:style-name="gr17" draw:text-style-name="P28" draw:layer="layout" svg:x1="8.1cm" svg:y1="6.6cm" svg:x2="8.7cm" svg:y2="8.2cm">
          <text:p/>
        </draw:line>
        <draw:custom-shape draw:style-name="gr13" draw:text-style-name="P39" draw:layer="layout" svg:width="0.9cm" svg:height="1cm" svg:x="8.3cm" svg:y="8.4cm">
          <text:p text:style-name="P38"><text:span text:style-name="T44">1+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5cm" svg:y1="6.2cm" svg:x2="8.5cm" svg:y2="6.6cm">
          <text:p/>
        </draw:line>
        <draw:line draw:style-name="gr12" draw:text-style-name="P28" draw:layer="layout" svg:x1="8.9cm" svg:y1="6.2cm" svg:x2="8.9cm" svg:y2="6.6cm">
          <text:p/>
        </draw:line>
        <draw:line draw:style-name="gr12" draw:text-style-name="P28" draw:layer="layout" svg:x1="9.3cm" svg:y1="6.2cm" svg:x2="9.3cm" svg:y2="6.6cm">
          <text:p/>
        </draw:line>
        <draw:line draw:style-name="gr12" draw:text-style-name="P28" draw:layer="layout" svg:x1="9.7cm" svg:y1="6.2cm" svg:x2="9.7cm" svg:y2="6.6cm">
          <text:p/>
        </draw:line>
        <draw:line draw:style-name="gr12" draw:text-style-name="P28" draw:layer="layout" svg:x1="10.1cm" svg:y1="6.2cm" svg:x2="10.1cm" svg:y2="6.6cm">
          <text:p/>
        </draw:line>
        <draw:line draw:style-name="gr12" draw:text-style-name="P28" draw:layer="layout" svg:x1="10.5cm" svg:y1="6.2cm" svg:x2="10.5cm" svg:y2="6.6cm">
          <text:p/>
        </draw:line>
        <draw:line draw:style-name="gr12" draw:text-style-name="P28" draw:layer="layout" svg:x1="10.9cm" svg:y1="6.2cm" svg:x2="10.9cm" svg:y2="6.6cm">
          <text:p/>
        </draw:line>
        <draw:line draw:style-name="gr12" draw:text-style-name="P28" draw:layer="layout" svg:x1="11.3cm" svg:y1="6.2cm" svg:x2="11.3cm" svg:y2="6.6cm">
          <text:p/>
        </draw:line>
        <draw:line draw:style-name="gr12" draw:text-style-name="P28" draw:layer="layout" svg:x1="11.7cm" svg:y1="6.2cm" svg:x2="11.7cm" svg:y2="6.6cm">
          <text:p/>
        </draw:line>
        <draw:line draw:style-name="gr12" draw:text-style-name="P28" draw:layer="layout" svg:x1="12.1cm" svg:y1="6.2cm" svg:x2="12.1cm" svg:y2="6.6cm">
          <text:p/>
        </draw:line>
        <draw:line draw:style-name="gr12" draw:text-style-name="P28" draw:layer="layout" svg:x1="12.5cm" svg:y1="6.2cm" svg:x2="12.5cm" svg:y2="6.6cm">
          <text:p/>
        </draw:line>
        <draw:line draw:style-name="gr12" draw:text-style-name="P28" draw:layer="layout" svg:x1="13.7cm" svg:y1="6.2cm" svg:x2="13.7cm" svg:y2="6.6cm">
          <text:p/>
        </draw:line>
        <draw:line draw:style-name="gr12" draw:text-style-name="P28" draw:layer="layout" svg:x1="14.5cm" svg:y1="6.2cm" svg:x2="14.5cm" svg:y2="6.6cm">
          <text:p/>
        </draw:line>
        <draw:line draw:style-name="gr12" draw:text-style-name="P28" draw:layer="layout" svg:x1="15.3cm" svg:y1="6.2cm" svg:x2="15.3cm" svg:y2="6.6cm">
          <text:p/>
        </draw:line>
        <draw:line draw:style-name="gr12" draw:text-style-name="P28" draw:layer="layout" svg:x1="16.1cm" svg:y1="6.2cm" svg:x2="16.1cm" svg:y2="6.6cm">
          <text:p/>
        </draw:line>
        <draw:line draw:style-name="gr12" draw:text-style-name="P28" draw:layer="layout" svg:x1="16.9cm" svg:y1="6.2cm" svg:x2="16.9cm" svg:y2="6.6cm">
          <text:p/>
        </draw:line>
        <draw:line draw:style-name="gr12" draw:text-style-name="P28" draw:layer="layout" svg:x1="16.1cm" svg:y1="6.2cm" svg:x2="16.1cm" svg:y2="6.6cm">
          <text:p/>
        </draw:line>
        <draw:line draw:style-name="gr17" draw:text-style-name="P28" draw:layer="layout" svg:x1="13.7cm" svg:y1="6.6cm" svg:x2="14.3cm" svg:y2="8.2cm">
          <text:p/>
        </draw:line>
        <draw:custom-shape draw:style-name="gr13" draw:text-style-name="P39" draw:layer="layout" svg:width="0.9cm" svg:height="1cm" svg:x="13.9cm" svg:y="8.4cm">
          <text:p text:style-name="P38"><text:span text:style-name="T44">2+2</text:span><text:span text:style-name="T45">-2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8.5cm" svg:y1="6.2cm" svg:x2="18.5cm" svg:y2="6.6cm">
          <text:p/>
        </draw:line>
        <draw:line draw:style-name="gr12" draw:text-style-name="P28" draw:layer="layout" svg:x1="19.3cm" svg:y1="6.2cm" svg:x2="19.3cm" svg:y2="6.6cm">
          <text:p/>
        </draw:line>
        <draw:line draw:style-name="gr12" draw:text-style-name="P28" draw:layer="layout" svg:x1="20.1cm" svg:y1="6.2cm" svg:x2="20.1cm" svg:y2="6.6cm">
          <text:p/>
        </draw:line>
        <draw:line draw:style-name="gr12" draw:text-style-name="P28" draw:layer="layout" svg:x1="20.9cm" svg:y1="6.2cm" svg:x2="20.9cm" svg:y2="6.6cm">
          <text:p/>
        </draw:line>
        <draw:line draw:style-name="gr12" draw:text-style-name="P28" draw:layer="layout" svg:x1="21.7cm" svg:y1="6.2cm" svg:x2="21.7cm" svg:y2="6.6cm">
          <text:p/>
        </draw:line>
        <draw:line draw:style-name="gr12" draw:text-style-name="P28" draw:layer="layout" svg:x1="24.3cm" svg:y1="6.2cm" svg:x2="24.3cm" svg:y2="6.6cm">
          <text:p/>
        </draw:line>
        <draw:line draw:style-name="gr17" draw:text-style-name="P28" draw:layer="layout" svg:x1="24.3cm" svg:y1="6.6cm" svg:x2="24.9cm" svg:y2="8.2cm">
          <text:p/>
        </draw:line>
        <draw:custom-shape draw:style-name="gr13" draw:text-style-name="P39" draw:layer="layout" svg:width="0.9cm" svg:height="1cm" svg:x="24.5cm" svg:y="8.4cm">
          <text:p text:style-name="P38"><text:span text:style-name="T44">2+2</text:span><text:span text:style-name="T45">-2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5.3cm" svg:y1="6cm" svg:x2="5.3cm" svg:y2="6.8cm">
          <text:p/>
        </draw:line>
        <draw:custom-shape draw:style-name="gr13" draw:text-style-name="P39" draw:layer="layout" svg:width="0.9cm" svg:height="1cm" svg:x="4.9cm" svg:y="7cm">
          <text:p text:style-name="P38"><text:span text:style-name="T44">½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5cm" svg:y1="6.2cm" svg:x2="7.5cm" svg:y2="6.6cm">
          <text:p/>
        </draw:line>
        <draw:line draw:style-name="gr12" draw:text-style-name="P28" draw:layer="layout" svg:x1="7.3cm" svg:y1="6.2cm" svg:x2="7.3cm" svg:y2="6.6cm">
          <text:p/>
        </draw:line>
        <draw:line draw:style-name="gr12" draw:text-style-name="P28" draw:layer="layout" svg:x1="7.1cm" svg:y1="6.2cm" svg:x2="7.1cm" svg:y2="6.6cm">
          <text:p/>
        </draw:line>
        <draw:line draw:style-name="gr12" draw:text-style-name="P28" draw:layer="layout" svg:x1="6.9cm" svg:y1="6.2cm" svg:x2="6.9cm" svg:y2="6.6cm">
          <text:p/>
        </draw:line>
        <draw:line draw:style-name="gr12" draw:text-style-name="P28" draw:layer="layout" svg:x1="6.7cm" svg:y1="6.2cm" svg:x2="6.7cm" svg:y2="6.6cm">
          <text:p/>
        </draw:line>
        <draw:line draw:style-name="gr12" draw:text-style-name="P28" draw:layer="layout" svg:x1="6.5cm" svg:y1="6.2cm" svg:x2="6.5cm" svg:y2="6.6cm">
          <text:p/>
        </draw:line>
        <draw:line draw:style-name="gr12" draw:text-style-name="P28" draw:layer="layout" svg:x1="6.3cm" svg:y1="6.2cm" svg:x2="6.3cm" svg:y2="6.6cm">
          <text:p/>
        </draw:line>
        <draw:line draw:style-name="gr12" draw:text-style-name="P28" draw:layer="layout" svg:x1="6.1cm" svg:y1="6.2cm" svg:x2="6.1cm" svg:y2="6.6cm">
          <text:p/>
        </draw:line>
        <draw:line draw:style-name="gr12" draw:text-style-name="P28" draw:layer="layout" svg:x1="5.9cm" svg:y1="6.2cm" svg:x2="5.9cm" svg:y2="6.6cm">
          <text:p/>
        </draw:line>
        <draw:line draw:style-name="gr12" draw:text-style-name="P28" draw:layer="layout" svg:x1="5.7cm" svg:y1="6.2cm" svg:x2="5.7cm" svg:y2="6.6cm">
          <text:p/>
        </draw:line>
        <draw:line draw:style-name="gr12" draw:text-style-name="P28" draw:layer="layout" svg:x1="5.5cm" svg:y1="6.2cm" svg:x2="5.5cm" svg:y2="6.6cm">
          <text:p/>
        </draw:line>
        <draw:line draw:style-name="gr12" draw:text-style-name="P28" draw:layer="layout" svg:x1="4.1cm" svg:y1="6cm" svg:x2="4.1cm" svg:y2="6.8cm">
          <text:p/>
        </draw:line>
        <draw:custom-shape draw:style-name="gr13" draw:text-style-name="P39" draw:layer="layout" svg:width="0.9cm" svg:height="1cm" svg:x="3.7cm" svg:y="7cm">
          <text:p text:style-name="P38"><text:span text:style-name="T44">¼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5.2cm" svg:y1="6.2cm" svg:x2="5.2cm" svg:y2="6.6cm">
          <text:p/>
        </draw:line>
        <draw:line draw:style-name="gr12" draw:text-style-name="P28" draw:layer="layout" svg:x1="5.1cm" svg:y1="6.2cm" svg:x2="5.1cm" svg:y2="6.6cm">
          <text:p/>
        </draw:line>
        <draw:line draw:style-name="gr12" draw:text-style-name="P28" draw:layer="layout" svg:x1="5cm" svg:y1="6.2cm" svg:x2="5cm" svg:y2="6.6cm">
          <text:p/>
        </draw:line>
        <draw:line draw:style-name="gr12" draw:text-style-name="P28" draw:layer="layout" svg:x1="4.9cm" svg:y1="6.2cm" svg:x2="4.9cm" svg:y2="6.6cm">
          <text:p/>
        </draw:line>
        <draw:line draw:style-name="gr12" draw:text-style-name="P28" draw:layer="layout" svg:x1="4.8cm" svg:y1="6.2cm" svg:x2="4.8cm" svg:y2="6.6cm">
          <text:p/>
        </draw:line>
        <draw:line draw:style-name="gr12" draw:text-style-name="P28" draw:layer="layout" svg:x1="4.7cm" svg:y1="6.2cm" svg:x2="4.7cm" svg:y2="6.6cm">
          <text:p/>
        </draw:line>
        <draw:line draw:style-name="gr12" draw:text-style-name="P28" draw:layer="layout" svg:x1="4.6cm" svg:y1="6.2cm" svg:x2="4.6cm" svg:y2="6.6cm">
          <text:p/>
        </draw:line>
        <draw:line draw:style-name="gr12" draw:text-style-name="P28" draw:layer="layout" svg:x1="4.5cm" svg:y1="6.2cm" svg:x2="4.5cm" svg:y2="6.6cm">
          <text:p/>
        </draw:line>
        <draw:line draw:style-name="gr12" draw:text-style-name="P28" draw:layer="layout" svg:x1="4.4cm" svg:y1="6.2cm" svg:x2="4.4cm" svg:y2="6.6cm">
          <text:p/>
        </draw:line>
        <draw:line draw:style-name="gr12" draw:text-style-name="P28" draw:layer="layout" svg:x1="4.3cm" svg:y1="6.2cm" svg:x2="4.3cm" svg:y2="6.6cm">
          <text:p/>
        </draw:line>
        <draw:line draw:style-name="gr12" draw:text-style-name="P28" draw:layer="layout" svg:x1="4.2cm" svg:y1="6.2cm" svg:x2="4.2cm" svg:y2="6.6cm">
          <text:p/>
        </draw:line>
        <draw:frame presentation:style-name="pr5" draw:text-style-name="P1" draw:layer="layout" svg:width="25.5cm" svg:height="7cm" svg:x="0.9cm" svg:y="11.8cm" presentation:class="outline" presentation:user-transformed="true">
          <draw:text-box>
            <text:list text:style-name="L2">
              <text:list-item>
                <text:p><text:span text:style-name="T6">if (a != b)</text:span></text:p>
              </text:list-item>
            </text:list>
            <text:p><text:span text:style-name="T6"><text:s text:c="4"/></text:span><text:span text:style-name="T6">c / (a — b)</text:span></text:p>
            <text:p><text:span text:style-name="T6"/></text:p>
            <text:p><text:span text:style-name="T46">Можно ли добавить чисел между нулём и минимальным, чтобы избежать деления на 0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Денормализованные числа</text:p>
          </draw:text-box>
        </draw:frame>
        <draw:line draw:style-name="gr11" draw:text-style-name="P28" draw:layer="layout" svg:x1="26.6cm" svg:y1="7.2cm" svg:x2="1cm" svg:y2="7.2cm">
          <text:p/>
        </draw:line>
        <draw:line draw:style-name="gr12" draw:text-style-name="P28" draw:layer="layout" svg:x1="3.1cm" svg:y1="6.6cm" svg:x2="3.1cm" svg:y2="7.8cm">
          <text:p/>
        </draw:line>
        <draw:custom-shape draw:style-name="gr13" draw:text-style-name="P39" draw:layer="layout" svg:width="0.9cm" svg:height="1cm" svg:x="2.6cm" svg:y="7.8cm">
          <text:p text:style-name="P38"><text:span text:style-name="T44">0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cm" svg:y1="6.8cm" svg:x2="8cm" svg:y2="7.6cm">
          <text:p/>
        </draw:line>
        <draw:line draw:style-name="gr12" draw:text-style-name="P28" draw:layer="layout" svg:x1="13.2cm" svg:y1="6.8cm" svg:x2="13.2cm" svg:y2="7.6cm">
          <text:p/>
        </draw:line>
        <draw:custom-shape draw:style-name="gr13" draw:text-style-name="P39" draw:layer="layout" svg:width="0.9cm" svg:height="1cm" svg:x="12.7cm" svg:y="7.8cm">
          <text:p text:style-name="P38"><text:span text:style-name="T44">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8cm" svg:y1="7cm" svg:x2="18cm" svg:y2="7.4cm">
          <text:p/>
        </draw:line>
        <draw:custom-shape draw:style-name="gr13" draw:text-style-name="P39" draw:layer="layout" svg:width="0.9cm" svg:height="1cm" svg:x="17.6cm" svg:y="7.8cm">
          <text:p text:style-name="P38"><text:span text:style-name="T44">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22.9cm" svg:y1="6.8cm" svg:x2="22.9cm" svg:y2="7.6cm">
          <text:p/>
        </draw:line>
        <draw:custom-shape draw:style-name="gr13" draw:text-style-name="P39" draw:layer="layout" svg:width="0.9cm" svg:height="1cm" svg:x="22.5cm" svg:y="7.8cm">
          <text:p text:style-name="P38"><text:span text:style-name="T4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9" draw:layer="layout" svg:width="0.9cm" svg:height="1cm" svg:x="7.6cm" svg:y="7.8cm">
          <text:p text:style-name="P38"><text:span text:style-name="T44">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4cm" svg:y1="7cm" svg:x2="8.4cm" svg:y2="7.4cm">
          <text:p/>
        </draw:line>
        <draw:line draw:style-name="gr17" draw:text-style-name="P28" draw:layer="layout" svg:x1="8.4cm" svg:y1="7.4cm" svg:x2="9cm" svg:y2="9cm">
          <text:p/>
        </draw:line>
        <draw:custom-shape draw:style-name="gr13" draw:text-style-name="P39" draw:layer="layout" svg:width="0.9cm" svg:height="1cm" svg:x="8.6cm" svg:y="9.2cm">
          <text:p text:style-name="P38"><text:span text:style-name="T44">1+2</text:span><text:span text:style-name="T45">-23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8.8cm" svg:y1="7cm" svg:x2="8.8cm" svg:y2="7.4cm">
          <text:p/>
        </draw:line>
        <draw:line draw:style-name="gr12" draw:text-style-name="P28" draw:layer="layout" svg:x1="9.2cm" svg:y1="7cm" svg:x2="9.2cm" svg:y2="7.4cm">
          <text:p/>
        </draw:line>
        <draw:line draw:style-name="gr12" draw:text-style-name="P28" draw:layer="layout" svg:x1="9.6cm" svg:y1="7cm" svg:x2="9.6cm" svg:y2="7.4cm">
          <text:p/>
        </draw:line>
        <draw:line draw:style-name="gr12" draw:text-style-name="P28" draw:layer="layout" svg:x1="10cm" svg:y1="7cm" svg:x2="10cm" svg:y2="7.4cm">
          <text:p/>
        </draw:line>
        <draw:line draw:style-name="gr12" draw:text-style-name="P28" draw:layer="layout" svg:x1="10.4cm" svg:y1="7cm" svg:x2="10.4cm" svg:y2="7.4cm">
          <text:p/>
        </draw:line>
        <draw:line draw:style-name="gr12" draw:text-style-name="P28" draw:layer="layout" svg:x1="10.8cm" svg:y1="7cm" svg:x2="10.8cm" svg:y2="7.4cm">
          <text:p/>
        </draw:line>
        <draw:line draw:style-name="gr12" draw:text-style-name="P28" draw:layer="layout" svg:x1="11.2cm" svg:y1="7cm" svg:x2="11.2cm" svg:y2="7.4cm">
          <text:p/>
        </draw:line>
        <draw:line draw:style-name="gr12" draw:text-style-name="P28" draw:layer="layout" svg:x1="11.6cm" svg:y1="7cm" svg:x2="11.6cm" svg:y2="7.4cm">
          <text:p/>
        </draw:line>
        <draw:line draw:style-name="gr12" draw:text-style-name="P28" draw:layer="layout" svg:x1="12cm" svg:y1="7cm" svg:x2="12cm" svg:y2="7.4cm">
          <text:p/>
        </draw:line>
        <draw:line draw:style-name="gr12" draw:text-style-name="P28" draw:layer="layout" svg:x1="12.4cm" svg:y1="7cm" svg:x2="12.4cm" svg:y2="7.4cm">
          <text:p/>
        </draw:line>
        <draw:line draw:style-name="gr12" draw:text-style-name="P28" draw:layer="layout" svg:x1="12.8cm" svg:y1="7cm" svg:x2="12.8cm" svg:y2="7.4cm">
          <text:p/>
        </draw:line>
        <draw:line draw:style-name="gr12" draw:text-style-name="P28" draw:layer="layout" svg:x1="14cm" svg:y1="7cm" svg:x2="14cm" svg:y2="7.4cm">
          <text:p/>
        </draw:line>
        <draw:line draw:style-name="gr12" draw:text-style-name="P28" draw:layer="layout" svg:x1="14.8cm" svg:y1="7cm" svg:x2="14.8cm" svg:y2="7.4cm">
          <text:p/>
        </draw:line>
        <draw:line draw:style-name="gr12" draw:text-style-name="P28" draw:layer="layout" svg:x1="15.6cm" svg:y1="7cm" svg:x2="15.6cm" svg:y2="7.4cm">
          <text:p/>
        </draw:line>
        <draw:line draw:style-name="gr12" draw:text-style-name="P28" draw:layer="layout" svg:x1="16.4cm" svg:y1="7cm" svg:x2="16.4cm" svg:y2="7.4cm">
          <text:p/>
        </draw:line>
        <draw:line draw:style-name="gr12" draw:text-style-name="P28" draw:layer="layout" svg:x1="17.2cm" svg:y1="7cm" svg:x2="17.2cm" svg:y2="7.4cm">
          <text:p/>
        </draw:line>
        <draw:line draw:style-name="gr12" draw:text-style-name="P28" draw:layer="layout" svg:x1="16.4cm" svg:y1="7cm" svg:x2="16.4cm" svg:y2="7.4cm">
          <text:p/>
        </draw:line>
        <draw:line draw:style-name="gr17" draw:text-style-name="P28" draw:layer="layout" svg:x1="14cm" svg:y1="7.4cm" svg:x2="14.6cm" svg:y2="9cm">
          <text:p/>
        </draw:line>
        <draw:custom-shape draw:style-name="gr13" draw:text-style-name="P39" draw:layer="layout" svg:width="0.9cm" svg:height="1cm" svg:x="14.2cm" svg:y="9.2cm">
          <text:p text:style-name="P38"><text:span text:style-name="T44">2+2</text:span><text:span text:style-name="T45">-22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8.8cm" svg:y1="7cm" svg:x2="18.8cm" svg:y2="7.4cm">
          <text:p/>
        </draw:line>
        <draw:line draw:style-name="gr12" draw:text-style-name="P28" draw:layer="layout" svg:x1="19.6cm" svg:y1="7cm" svg:x2="19.6cm" svg:y2="7.4cm">
          <text:p/>
        </draw:line>
        <draw:line draw:style-name="gr12" draw:text-style-name="P28" draw:layer="layout" svg:x1="20.4cm" svg:y1="7cm" svg:x2="20.4cm" svg:y2="7.4cm">
          <text:p/>
        </draw:line>
        <draw:line draw:style-name="gr12" draw:text-style-name="P28" draw:layer="layout" svg:x1="21.2cm" svg:y1="7cm" svg:x2="21.2cm" svg:y2="7.4cm">
          <text:p/>
        </draw:line>
        <draw:line draw:style-name="gr12" draw:text-style-name="P28" draw:layer="layout" svg:x1="22cm" svg:y1="7cm" svg:x2="22cm" svg:y2="7.4cm">
          <text:p/>
        </draw:line>
        <draw:line draw:style-name="gr12" draw:text-style-name="P28" draw:layer="layout" svg:x1="24.6cm" svg:y1="7cm" svg:x2="24.6cm" svg:y2="7.4cm">
          <text:p/>
        </draw:line>
        <draw:line draw:style-name="gr17" draw:text-style-name="P28" draw:layer="layout" svg:x1="24.6cm" svg:y1="7.4cm" svg:x2="25.2cm" svg:y2="9cm">
          <text:p/>
        </draw:line>
        <draw:custom-shape draw:style-name="gr13" draw:text-style-name="P39" draw:layer="layout" svg:width="0.9cm" svg:height="1cm" svg:x="24.8cm" svg:y="9.2cm">
          <text:p text:style-name="P38"><text:span text:style-name="T44">2+2</text:span><text:span text:style-name="T45">-21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5.6cm" svg:y1="6.8cm" svg:x2="5.6cm" svg:y2="7.6cm">
          <text:p/>
        </draw:line>
        <draw:custom-shape draw:style-name="gr13" draw:text-style-name="P39" draw:layer="layout" svg:width="0.9cm" svg:height="1cm" svg:x="5.2cm" svg:y="7.8cm">
          <text:p text:style-name="P38"><text:span text:style-name="T44">½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7.8cm" svg:y1="7cm" svg:x2="7.8cm" svg:y2="7.4cm">
          <text:p/>
        </draw:line>
        <draw:line draw:style-name="gr12" draw:text-style-name="P28" draw:layer="layout" svg:x1="7.6cm" svg:y1="7cm" svg:x2="7.6cm" svg:y2="7.4cm">
          <text:p/>
        </draw:line>
        <draw:line draw:style-name="gr12" draw:text-style-name="P28" draw:layer="layout" svg:x1="7.4cm" svg:y1="7cm" svg:x2="7.4cm" svg:y2="7.4cm">
          <text:p/>
        </draw:line>
        <draw:line draw:style-name="gr12" draw:text-style-name="P28" draw:layer="layout" svg:x1="7.2cm" svg:y1="7cm" svg:x2="7.2cm" svg:y2="7.4cm">
          <text:p/>
        </draw:line>
        <draw:line draw:style-name="gr12" draw:text-style-name="P28" draw:layer="layout" svg:x1="7cm" svg:y1="7cm" svg:x2="7cm" svg:y2="7.4cm">
          <text:p/>
        </draw:line>
        <draw:line draw:style-name="gr12" draw:text-style-name="P28" draw:layer="layout" svg:x1="6.8cm" svg:y1="7cm" svg:x2="6.8cm" svg:y2="7.4cm">
          <text:p/>
        </draw:line>
        <draw:line draw:style-name="gr12" draw:text-style-name="P28" draw:layer="layout" svg:x1="6.6cm" svg:y1="7cm" svg:x2="6.6cm" svg:y2="7.4cm">
          <text:p/>
        </draw:line>
        <draw:line draw:style-name="gr12" draw:text-style-name="P28" draw:layer="layout" svg:x1="6.4cm" svg:y1="7cm" svg:x2="6.4cm" svg:y2="7.4cm">
          <text:p/>
        </draw:line>
        <draw:line draw:style-name="gr12" draw:text-style-name="P28" draw:layer="layout" svg:x1="6.2cm" svg:y1="7cm" svg:x2="6.2cm" svg:y2="7.4cm">
          <text:p/>
        </draw:line>
        <draw:line draw:style-name="gr12" draw:text-style-name="P28" draw:layer="layout" svg:x1="6cm" svg:y1="7cm" svg:x2="6cm" svg:y2="7.4cm">
          <text:p/>
        </draw:line>
        <draw:line draw:style-name="gr12" draw:text-style-name="P28" draw:layer="layout" svg:x1="5.8cm" svg:y1="7cm" svg:x2="5.8cm" svg:y2="7.4cm">
          <text:p/>
        </draw:line>
        <draw:line draw:style-name="gr12" draw:text-style-name="P28" draw:layer="layout" svg:x1="4.4cm" svg:y1="6.8cm" svg:x2="4.4cm" svg:y2="7.6cm">
          <text:p/>
        </draw:line>
        <draw:custom-shape draw:style-name="gr13" draw:text-style-name="P39" draw:layer="layout" svg:width="0.9cm" svg:height="1cm" svg:x="4cm" svg:y="7.8cm">
          <text:p text:style-name="P38"><text:span text:style-name="T44">¼</text:span></text:p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5.5cm" svg:y1="7cm" svg:x2="5.5cm" svg:y2="7.4cm">
          <text:p/>
        </draw:line>
        <draw:line draw:style-name="gr12" draw:text-style-name="P28" draw:layer="layout" svg:x1="5.4cm" svg:y1="7cm" svg:x2="5.4cm" svg:y2="7.4cm">
          <text:p/>
        </draw:line>
        <draw:line draw:style-name="gr12" draw:text-style-name="P28" draw:layer="layout" svg:x1="5.3cm" svg:y1="7cm" svg:x2="5.3cm" svg:y2="7.4cm">
          <text:p/>
        </draw:line>
        <draw:line draw:style-name="gr12" draw:text-style-name="P28" draw:layer="layout" svg:x1="5.2cm" svg:y1="7cm" svg:x2="5.2cm" svg:y2="7.4cm">
          <text:p/>
        </draw:line>
        <draw:line draw:style-name="gr12" draw:text-style-name="P28" draw:layer="layout" svg:x1="5.1cm" svg:y1="7cm" svg:x2="5.1cm" svg:y2="7.4cm">
          <text:p/>
        </draw:line>
        <draw:line draw:style-name="gr12" draw:text-style-name="P28" draw:layer="layout" svg:x1="5cm" svg:y1="7cm" svg:x2="5cm" svg:y2="7.4cm">
          <text:p/>
        </draw:line>
        <draw:line draw:style-name="gr12" draw:text-style-name="P28" draw:layer="layout" svg:x1="4.9cm" svg:y1="7cm" svg:x2="4.9cm" svg:y2="7.4cm">
          <text:p/>
        </draw:line>
        <draw:line draw:style-name="gr12" draw:text-style-name="P28" draw:layer="layout" svg:x1="4.8cm" svg:y1="7cm" svg:x2="4.8cm" svg:y2="7.4cm">
          <text:p/>
        </draw:line>
        <draw:line draw:style-name="gr12" draw:text-style-name="P28" draw:layer="layout" svg:x1="4.7cm" svg:y1="7cm" svg:x2="4.7cm" svg:y2="7.4cm">
          <text:p/>
        </draw:line>
        <draw:line draw:style-name="gr12" draw:text-style-name="P28" draw:layer="layout" svg:x1="4.6cm" svg:y1="7cm" svg:x2="4.6cm" svg:y2="7.4cm">
          <text:p/>
        </draw:line>
        <draw:line draw:style-name="gr12" draw:text-style-name="P28" draw:layer="layout" svg:x1="4.5cm" svg:y1="7cm" svg:x2="4.5cm" svg:y2="7.4cm">
          <text:p/>
        </draw:line>
        <draw:line draw:style-name="gr12" draw:text-style-name="P28" draw:layer="layout" svg:x1="3.2cm" svg:y1="7cm" svg:x2="3.2cm" svg:y2="7.4cm">
          <text:p/>
        </draw:line>
        <draw:line draw:style-name="gr12" draw:text-style-name="P28" draw:layer="layout" svg:x1="4.3cm" svg:y1="7cm" svg:x2="4.3cm" svg:y2="7.4cm">
          <text:p/>
        </draw:line>
        <draw:line draw:style-name="gr12" draw:text-style-name="P28" draw:layer="layout" svg:x1="4.2cm" svg:y1="7cm" svg:x2="4.2cm" svg:y2="7.4cm">
          <text:p/>
        </draw:line>
        <draw:line draw:style-name="gr12" draw:text-style-name="P28" draw:layer="layout" svg:x1="4.1cm" svg:y1="7cm" svg:x2="4.1cm" svg:y2="7.4cm">
          <text:p/>
        </draw:line>
        <draw:line draw:style-name="gr12" draw:text-style-name="P28" draw:layer="layout" svg:x1="4cm" svg:y1="7cm" svg:x2="4cm" svg:y2="7.4cm">
          <text:p/>
        </draw:line>
        <draw:line draw:style-name="gr12" draw:text-style-name="P28" draw:layer="layout" svg:x1="3.9cm" svg:y1="7cm" svg:x2="3.9cm" svg:y2="7.4cm">
          <text:p/>
        </draw:line>
        <draw:line draw:style-name="gr12" draw:text-style-name="P28" draw:layer="layout" svg:x1="3.8cm" svg:y1="7cm" svg:x2="3.8cm" svg:y2="7.4cm">
          <text:p/>
        </draw:line>
        <draw:line draw:style-name="gr12" draw:text-style-name="P28" draw:layer="layout" svg:x1="3.7cm" svg:y1="7cm" svg:x2="3.7cm" svg:y2="7.4cm">
          <text:p/>
        </draw:line>
        <draw:line draw:style-name="gr12" draw:text-style-name="P28" draw:layer="layout" svg:x1="3.6cm" svg:y1="7cm" svg:x2="3.6cm" svg:y2="7.4cm">
          <text:p/>
        </draw:line>
        <draw:line draw:style-name="gr12" draw:text-style-name="P28" draw:layer="layout" svg:x1="3.5cm" svg:y1="7cm" svg:x2="3.5cm" svg:y2="7.4cm">
          <text:p/>
        </draw:line>
        <draw:line draw:style-name="gr12" draw:text-style-name="P28" draw:layer="layout" svg:x1="3.4cm" svg:y1="7cm" svg:x2="3.4cm" svg:y2="7.4cm">
          <text:p/>
        </draw:line>
        <draw:line draw:style-name="gr12" draw:text-style-name="P28" draw:layer="layout" svg:x1="3.3cm" svg:y1="7cm" svg:x2="3.3cm" svg:y2="7.4cm">
          <text:p/>
        </draw:line>
        <draw:custom-shape draw:style-name="gr18" draw:text-style-name="P28" draw:layer="layout" svg:width="0.2cm" svg:height="1.3cm" draw:transform="rotate (1.5707963267949) translate (3.1cm 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" draw:text-style-name="P28" draw:layer="layout" svg:x1="3.8cm" svg:y1="8cm" svg:x2="3.4cm" svg:y2="10.8cm">
          <text:p/>
        </draw:line>
        <draw:custom-shape draw:style-name="gr19" draw:text-style-name="P39" draw:layer="layout" svg:width="6.4cm" svg:height="1cm" svg:x="2.2cm" svg:y="10.8cm">
          <text:p text:style-name="P38"><text:span text:style-name="T44">Денормализованные числа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6cm" svg:y="16.1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4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7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6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2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8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4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6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2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8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4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6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2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8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4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6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2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8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4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cm" svg:y="16.1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6cm" svg:y="16.1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2cm" svg:y="16.1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8cm" svg:y="16.1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4cm" svg:y="16.1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cm" svg:y="16.1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6cm" svg:y="16.1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2cm" svg:y="16.1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8cm" svg:y="16.1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6.6cm" svg:height="1.1cm" svg:x="0.4cm" svg:y="16.1cm">
          <text:p text:style-name="P40"><text:span text:style-name="T47">denorm_min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7.6cm" svg:y="17.5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4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7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6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2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8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4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6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2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8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4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6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2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8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4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6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2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8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4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6cm" svg:y="17.5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2cm" svg:y="17.5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8cm" svg:y="17.5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4cm" svg:y="17.5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cm" svg:y="17.5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6cm" svg:y="17.5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2cm" svg:y="17.5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8cm" svg:y="17.5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6.6cm" svg:height="1.1cm" svg:x="0.4cm" svg:y="17.5cm">
          <text:p text:style-name="P40"><text:span text:style-name="T47">m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Операции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1">
              <text:list-item>
                <text:p><text:span text:style-name="T5">Каждое число с плавающей точкой соответствует конкретному вещественному числу.</text:span></text:p>
              </text:list-item>
              <text:list-item>
                <text:p><text:span text:style-name="T5">IEEE 754 определяет операции +, -, ⋅, /, √.</text:span></text:p>
                <text:list>
                  <text:list-item>
                    <text:p><text:span text:style-name="T5">Они вычисляют результат в вещественных числах, а затем округляют его к ближайшему представимому числу с плавающей точкой в соответствии с текущим режимом округления.</text:span></text:p>
                  </text:list-item>
                </text:list>
              </text:list-item>
              <text:list-item>
                <text:p><text:span text:style-name="T5">Режимы округления:</text:span></text:p>
                <text:list>
                  <text:list-item>
                    <text:p><text:span text:style-name="T5">К ближайшему представимому (используется по умолчанию)</text:span></text:p>
                  </text:list-item>
                  <text:list-item>
                    <text:p><text:span text:style-name="T5">К нулю</text:span></text:p>
                  </text:list-item>
                  <text:list-item>
                    <text:p><text:span text:style-name="T5">К минус бесконечности</text:span></text:p>
                  </text:list-item>
                  <text:list-item>
                    <text:p><text:span text:style-name="T5">К плюс бесконечност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Любопытный пример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list text:style-name="L2">
              <text:list-item>
                <text:p><text:span text:style-name="T6">#include &lt;iostream&gt;</text:span></text:p>
              </text:list-item>
              <text:list-item>
                <text:p><text:span text:style-name="T6"/></text:p>
              </text:list-item>
              <text:list-item>
                <text:p><text:span text:style-name="T6">int main()</text:span></text:p>
              </text:list-item>
              <text:list-item>
                <text:p><text:span text:style-name="T6">{</text:span></text:p>
              </text:list-item>
              <text:list-item>
                <text:p><text:span text:style-name="T6"><text:s text:c="4"/></text:span><text:span text:style-name="T6">bool x = (0.1 * 3) == 0.3;</text:span></text:p>
              </text:list-item>
              <text:list-item>
                <text:p><text:span text:style-name="T6"><text:s text:c="4"/></text:span><text:span text:style-name="T6">std::cout &lt;&lt; std::boolalpha &lt;&lt; x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Любопытный пример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list text:style-name="L2">
              <text:list-item>
                <text:p><text:span text:style-name="T6">#include &lt;iostream&gt;</text:span></text:p>
              </text:list-item>
              <text:list-item>
                <text:p><text:span text:style-name="T6"/></text:p>
              </text:list-item>
              <text:list-item>
                <text:p><text:span text:style-name="T6">int main()</text:span></text:p>
              </text:list-item>
              <text:list-item>
                <text:p><text:span text:style-name="T6">{</text:span></text:p>
              </text:list-item>
              <text:list-item>
                <text:p><text:span text:style-name="T6"><text:s text:c="4"/></text:span><text:span text:style-name="T6">bool x = (0.1 * 3) == 0.3;</text:span></text:p>
              </text:list-item>
              <text:list-item>
                <text:p><text:span text:style-name="T6"><text:s text:c="4"/></text:span><text:span text:style-name="T6">std::cout &lt;&lt; std::boolalpha &lt;&lt; x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$ ./a.out </text:span></text:p>
              </text:list-item>
              <text:list-item>
                <text:p><text:span text:style-name="T6">false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Любопытный пример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list text:style-name="L2">
              <text:list-item>
                <text:p><text:span text:style-name="T6">#include &lt;iostream&gt;</text:span></text:p>
              </text:list-item>
              <text:list-item>
                <text:p><text:span text:style-name="T6">#include &lt;iomanip&gt;</text:span></text:p>
              </text:list-item>
              <text:list-item>
                <text:p><text:span text:style-name="T6"/></text:p>
              </text:list-item>
              <text:list-item>
                <text:p><text:span text:style-name="T6">int main()</text:span></text:p>
              </text:list-item>
              <text:list-item>
                <text:p><text:span text:style-name="T6">{</text:span></text:p>
              </text:list-item>
              <text:list-item>
                <text:p><text:span text:style-name="T6"><text:s text:c="4"/></text:span><text:span text:style-name="T6">std::cout &lt;&lt; std::setprecision(1000);</text:span></text:p>
              </text:list-item>
              <text:list-item>
                <text:p><text:span text:style-name="T6"><text:s text:c="4"/></text:span></text:p>
              </text:list-item>
              <text:list-item>
                <text:p><text:span text:style-name="T6"><text:s text:c="4"/></text:span><text:span text:style-name="T6">std::cout &lt;&lt; "0.1 <text:s text:c="4"/>= " &lt;&lt; 0.1 &lt;&lt; '\n';</text:span></text:p>
              </text:list-item>
              <text:list-item>
                <text:p><text:span text:style-name="T6"><text:s text:c="4"/></text:span><text:span text:style-name="T6">std::cout &lt;&lt; "0.1 * 3 = " &lt;&lt; 0.1 * 3 &lt;&lt; '\n';</text:span></text:p>
              </text:list-item>
              <text:list-item>
                <text:p><text:span text:style-name="T6"><text:s text:c="4"/></text:span><text:span text:style-name="T6">std::cout &lt;&lt; "0.3 <text:s text:c="4"/>= " &lt;&lt; 0.3 &lt;&lt; '\n'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$ ./a.out </text:span></text:p>
              </text:list-item>
              <text:list-item>
                <text:p><text:span text:style-name="T6">0.1 <text:s text:c="4"/>= 0.1000000000000000055511151231257827021181583404541015625</text:span></text:p>
              </text:list-item>
              <text:list-item>
                <text:p><text:span text:style-name="T6">0.1 * 3 = 0.3000000000000000444089209850062616169452667236328125</text:span></text:p>
              </text:list-item>
              <text:list-item>
                <text:p><text:span text:style-name="T6">0.3 <text:s text:c="4"/>= 0.299999999999999988897769753748434595763683319091796875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Любопытный пример</text:p>
          </draw:text-box>
        </draw:frame>
        <draw:frame presentation:style-name="pr5" draw:text-style-name="P20" draw:layer="layout" svg:width="25.5cm" svg:height="4.7cm" svg:x="1cm" svg:y="5.5cm" presentation:class="outline" presentation:user-transformed="true">
          <draw:text-box>
            <text:list text:style-name="L2">
              <text:list-item>
                <text:p><text:span text:style-name="T6">$ ./a.out </text:span></text:p>
              </text:list-item>
              <text:list-item>
                <text:p><text:span text:style-name="T6">0.1 <text:s text:c="4"/>= 0.1000000000000000055511151231257827021181583404541015625</text:span></text:p>
              </text:list-item>
              <text:list-item>
                <text:p><text:span text:style-name="T6">0.1 * 3 = 0.3000000000000000444089209850062616169452667236328125</text:span></text:p>
              </text:list-item>
              <text:list-item>
                <text:p><text:span text:style-name="T6">0.3 <text:s text:c="4"/>= 0.299999999999999988897769753748434595763683319091796875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4" draw:text-style-name="P32" draw:layer="layout" svg:width="0.6cm" svg:height="1.2cm" svg:x="7.6cm" svg:y="12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2.4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0.6cm" svg:height="1.2cm" svg:x="7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3.6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2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4.8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5.4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6.6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2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7.8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8.4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19.6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2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0.8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1.4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2.6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2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3.8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4.4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cm" svg:y="12.4cm">
          <text:p text:style-name="P3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0.6cm" svg:height="1.2cm" svg:x="25.6cm" svg:y="12.4cm">
          <text:p text:style-name="P3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2cm" svg:y="12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8.8cm" svg:y="12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9.4cm" svg:y="12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cm" svg:y="12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0.6cm" svg:y="12.4cm">
          <text:p text:style-name="P32"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2cm" svg:y="12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0.6cm" svg:height="1.2cm" svg:x="11.8cm" svg:y="12.4cm">
          <text:p text:style-name="P32"><text:span text:style-name="T40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6.6cm" svg:height="1.1cm" svg:x="0.4cm" svg:y="12.4cm">
          <text:p text:style-name="P40"><text:span text:style-name="T47">0.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hortest round-trip conversion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войства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23">Выполняется ли для чисел с плавающе точкой коммутативность? <text:s text:c="15"/></text:span><text:span text:style-name="T6">a + b = b + a</text:span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войства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23">Выполняется ли для чисел с плавающе точкой коммутативность? <text:s text:c="15"/></text:span><text:span text:style-name="T6">a + b = b + a</text:span></text:p>
              </text:list-item>
              <text:list-item>
                <text:p><text:span text:style-name="T23">А ассоциативность? <text:s text:c="11"/></text:span><text:span text:style-name="T6">(a + b) + c = a + (b +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равнения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Потеря точности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list text:style-name="L2">
              <text:list-item>
                <text:p><text:span text:style-name="T48">double f(double x)</text:span></text:p>
              </text:list-item>
              <text:list-item>
                <text:p><text:span text:style-name="T48">{</text:span></text:p>
              </text:list-item>
              <text:list-item>
                <text:p><text:span text:style-name="T48"><text:s text:c="4"/></text:span><text:span text:style-name="T48">return x * x + sqrt(x);</text:span></text:p>
              </text:list-item>
              <text:list-item>
                <text:p><text:span text:style-name="T48">}</text:span></text:p>
              </text:list-item>
              <text:list-item>
                <text:p><text:span text:style-name="T6"/></text:p>
              </text:list-item>
              <text:list-item>
                <text:p><text:span text:style-name="T48">double f_inverse(double c)</text:span></text:p>
              </text:list-item>
              <text:list-item>
                <text:p><text:span text:style-name="T48">{</text:span></text:p>
              </text:list-item>
              <text:list-item>
                <text:p><text:span text:style-name="T48"><text:s text:c="4"/></text:span><text:span text:style-name="T48">double u = cbrt(sqrt(1.0 / 27.0 * pow(c, 3) + 1.0 / 256.0) + 1.0 / 16.0);</text:span></text:p>
              </text:list-item>
              <text:list-item>
                <text:p><text:span text:style-name="T48"><text:s text:c="4"/></text:span><text:span text:style-name="T48">double v = -2.0 / 3.0 * c / u + 2 * u;</text:span></text:p>
              </text:list-item>
              <text:list-item>
                <text:p><text:span text:style-name="T48"><text:s text:c="4"/></text:span><text:span text:style-name="T48">double w = -0.5 * sqrt(v) + 0.5 * sqrt(-v + 2 / sqrt(v));</text:span></text:p>
              </text:list-item>
              <text:list-item>
                <text:p><text:span text:style-name="T48"><text:s text:c="4"/></text:span><text:span text:style-name="T48">return w * w;</text:span></text:p>
              </text:list-item>
              <text:list-item>
                <text:p><text:span text:style-name="T48">}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Потеря точности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list text:style-name="L2">
              <text:list-item>
                <text:p><text:span text:style-name="T48">double f_inverse(double c)</text:span></text:p>
              </text:list-item>
              <text:list-item>
                <text:p><text:span text:style-name="T48">{</text:span></text:p>
              </text:list-item>
              <text:list-item>
                <text:p><text:span text:style-name="T48"><text:s text:c="4"/></text:span><text:span text:style-name="T48">double u = cbrt(sqrt(1.0 / 27.0 * pow(c, 3) + 1.0 / 256.0) + 1.0 / 16.0);</text:span></text:p>
              </text:list-item>
              <text:list-item>
                <text:p><text:span text:style-name="T48"><text:s text:c="4"/></text:span><text:span text:style-name="T48">double v = -2.0 / 3.0 * c / u + 2 * u;</text:span></text:p>
              </text:list-item>
              <text:list-item>
                <text:p><text:span text:style-name="T48"><text:s text:c="4"/></text:span><text:span text:style-name="T48">double w = -0.5 * sqrt(v) + 0.5 * sqrt(-v + 2 / sqrt(v));</text:span></text:p>
              </text:list-item>
              <text:list-item>
                <text:p><text:span text:style-name="T48"><text:s text:c="4"/></text:span><text:span text:style-name="T48">return w * w;</text:span></text:p>
              </text:list-item>
              <text:list-item>
                <text:p><text:span text:style-name="T48">}</text:span></text:p>
              </text:list-item>
              <text:list-item>
                <text:p><text:span text:style-name="T6"/></text:p>
              </text:list-item>
              <text:list-item>
                <text:p><text:span text:style-name="T6">x = 80000</text:span></text:p>
              </text:list-item>
              <text:list-item>
                <text:p><text:span text:style-name="T6">c = 6400000282.8427124</text:span></text:p>
              </text:list-item>
              <text:list-item>
                <text:p><text:span text:style-name="T6">u = 46188.022555790791</text:span></text:p>
              </text:list-item>
              <text:list-item>
                <text:p><text:span text:style-name="T6">v = 7.2759576141834259e-11</text:span></text:p>
              </text:list-item>
              <text:list-item>
                <text:p><text:span text:style-name="T6">w = 242.109847639851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Потеря точности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list text:style-name="L2">
              <text:list-item>
                <text:p><text:span text:style-name="T48">double f_inverse(double c)</text:span></text:p>
              </text:list-item>
              <text:list-item>
                <text:p><text:span text:style-name="T48">{</text:span></text:p>
              </text:list-item>
              <text:list-item>
                <text:p><text:span text:style-name="T48"><text:s text:c="4"/></text:span><text:span text:style-name="T48">double u = cbrt(sqrt(1.0 / 27.0 * pow(c, 3) + 1.0 / 256.0) + 1.0 / 16.0);</text:span></text:p>
              </text:list-item>
              <text:list-item>
                <text:p><text:span text:style-name="T48"><text:s text:c="4"/></text:span><text:span text:style-name="T48">double v = -2.0 / 3.0 * c / u + 2 * u;</text:span></text:p>
              </text:list-item>
              <text:list-item>
                <text:p><text:span text:style-name="T48"><text:s text:c="4"/></text:span><text:span text:style-name="T48">double w = -0.5 * sqrt(v) + 0.5 * sqrt(-v + 2 / sqrt(v));</text:span></text:p>
              </text:list-item>
              <text:list-item>
                <text:p><text:span text:style-name="T48"><text:s text:c="4"/></text:span><text:span text:style-name="T48">return w * w;</text:span></text:p>
              </text:list-item>
              <text:list-item>
                <text:p><text:span text:style-name="T48">}</text:span></text:p>
              </text:list-item>
              <text:list-item>
                <text:p><text:span text:style-name="T6"/></text:p>
              </text:list-item>
              <text:list-item>
                <text:p><text:span text:style-name="T6">x = 80000</text:span></text:p>
              </text:list-item>
              <text:list-item>
                <text:p><text:span text:style-name="T6">c = 6400000282.8427124</text:span></text:p>
              </text:list-item>
              <text:list-item>
                <text:p><text:span text:style-name="T6">u = 46188.022555790791</text:span></text:p>
              </text:list-item>
              <text:list-item>
                <text:p><text:span text:style-name="T6">v = </text:span><text:span text:style-name="T49">7.2759576141834259e-11</text:span></text:p>
              </text:list-item>
              <text:list-item>
                <text:p><text:span text:style-name="T6">w = 242.109847639851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Потеря точности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list text:style-name="L2">
              <text:list-item>
                <text:p><text:span text:style-name="T48">double f_inverse(double c)</text:span></text:p>
              </text:list-item>
              <text:list-item>
                <text:p><text:span text:style-name="T48">{</text:span></text:p>
              </text:list-item>
              <text:list-item>
                <text:p><text:span text:style-name="T48"><text:s text:c="4"/></text:span><text:span text:style-name="T48">double u = cbrt(sqrt(1.0 / 27.0 * pow(c, 3) + 1.0 / 256.0) + 1.0 / 16.0);</text:span></text:p>
              </text:list-item>
              <text:list-item>
                <text:p><text:span text:style-name="T48"><text:s text:c="4"/></text:span><text:span text:style-name="T48">double v = -2.0 / 3.0 * c / u + 2 * u;</text:span></text:p>
              </text:list-item>
              <text:list-item>
                <text:p><text:span text:style-name="T48"><text:s text:c="4"/></text:span><text:span text:style-name="T48">double w </text:span><text:span text:style-name="T50">≈ sqrt(2 / sqrt(v))</text:span><text:span text:style-name="T48">;</text:span></text:p>
              </text:list-item>
              <text:list-item>
                <text:p><text:span text:style-name="T48"><text:s text:c="4"/></text:span><text:span text:style-name="T48">return w * w;</text:span></text:p>
              </text:list-item>
              <text:list-item>
                <text:p><text:span text:style-name="T48">}</text:span></text:p>
              </text:list-item>
              <text:list-item>
                <text:p><text:span text:style-name="T6"/></text:p>
              </text:list-item>
              <text:list-item>
                <text:p><text:span text:style-name="T6">x = 80000</text:span></text:p>
              </text:list-item>
              <text:list-item>
                <text:p><text:span text:style-name="T6">c = 6400000282.8427124</text:span></text:p>
              </text:list-item>
              <text:list-item>
                <text:p><text:span text:style-name="T6">u = 46188.022555790791</text:span></text:p>
              </text:list-item>
              <text:list-item>
                <text:p><text:span text:style-name="T6">v = </text:span><text:span text:style-name="T49">7.2759576141834259e-11</text:span></text:p>
              </text:list-item>
              <text:list-item>
                <text:p><text:span text:style-name="T6">w = 242.109847639851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Потеря точности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list text:style-name="L2">
              <text:list-item>
                <text:p><text:span text:style-name="T48">double f_inverse(double c)</text:span></text:p>
              </text:list-item>
              <text:list-item>
                <text:p><text:span text:style-name="T48">{</text:span></text:p>
              </text:list-item>
              <text:list-item>
                <text:p><text:span text:style-name="T51"><text:s text:c="4"/></text:span><text:span text:style-name="T51">double u </text:span><text:span text:style-name="T52">≈</text:span><text:span text:style-name="T48"> sqrt(c/3);</text:span></text:p>
              </text:list-item>
              <text:list-item>
                <text:p><text:span text:style-name="T48"><text:s text:c="4"/></text:span><text:span text:style-name="T48">double v = -2.0 / 3.0 * c / u + 2 * u;</text:span></text:p>
              </text:list-item>
              <text:list-item>
                <text:p><text:span text:style-name="T48"><text:s text:c="4"/></text:span><text:span text:style-name="T48">double w </text:span><text:span text:style-name="T52">≈ sqrt(2 / sqrt(v))</text:span><text:span text:style-name="T48">;</text:span></text:p>
              </text:list-item>
              <text:list-item>
                <text:p><text:span text:style-name="T48"><text:s text:c="4"/></text:span><text:span text:style-name="T48">return w * w;</text:span></text:p>
              </text:list-item>
              <text:list-item>
                <text:p><text:span text:style-name="T48">}</text:span></text:p>
              </text:list-item>
              <text:list-item>
                <text:p><text:span text:style-name="T6"/></text:p>
              </text:list-item>
              <text:list-item>
                <text:p><text:span text:style-name="T6">x = 80000</text:span></text:p>
              </text:list-item>
              <text:list-item>
                <text:p><text:span text:style-name="T6">c = 6400000282.8427124</text:span></text:p>
              </text:list-item>
              <text:list-item>
                <text:p><text:span text:style-name="T6">u = 46188.022555790791</text:span></text:p>
              </text:list-item>
              <text:list-item>
                <text:p><text:span text:style-name="T6">v = </text:span><text:span text:style-name="T49">7.2759576141834259e-11</text:span></text:p>
              </text:list-item>
              <text:list-item>
                <text:p><text:span text:style-name="T6">w = 242.109847639851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Потеря точности</text:p>
          </draw:text-box>
        </draw:frame>
        <draw:frame presentation:style-name="pr5" draw:text-style-name="P20" draw:layer="layout" svg:width="25.5cm" svg:height="13cm" svg:x="1cm" svg:y="5.5cm" presentation:class="outline">
          <draw:text-box>
            <text:list text:style-name="L2">
              <text:list-item>
                <text:p><text:span text:style-name="T48">double f_inverse(double c)</text:span></text:p>
              </text:list-item>
              <text:list-item>
                <text:p><text:span text:style-name="T48">{</text:span></text:p>
              </text:list-item>
              <text:list-item>
                <text:p><text:span text:style-name="T51"><text:s text:c="4"/></text:span><text:span text:style-name="T51">double u </text:span><text:span text:style-name="T52">≈</text:span><text:span text:style-name="T48"> sqrt(c/3);</text:span></text:p>
              </text:list-item>
              <text:list-item>
                <text:p><text:span text:style-name="T51"><text:s text:c="4"/></text:span><text:span text:style-name="T51">double v </text:span><text:span text:style-name="T53">≈</text:span><text:span text:style-name="T51"> -2.0 / 3.0 * c * sqrt(3/c) + 2 * sqrt(c/3)</text:span></text:p>
              </text:list-item>
              <text:list-item>
                <text:p><text:span text:style-name="T51"><text:s text:c="13"/></text:span><text:span text:style-name="T54">≈ </text:span><text:span text:style-name="T54">-2 * sqrt(c/3) + 2 * sqrt(c/3)</text:span></text:p>
              </text:list-item>
              <text:list-item>
                <text:p><text:span text:style-name="T51"><text:s text:c="13"/></text:span><text:span text:style-name="T54">≈ </text:span><text:span text:style-name="T50">0</text:span><text:span text:style-name="T48">;</text:span></text:p>
              </text:list-item>
              <text:list-item>
                <text:p><text:span text:style-name="T48"><text:s text:c="4"/></text:span><text:span text:style-name="T48">double w </text:span><text:span text:style-name="T52">≈ sqrt(2 / sqrt(v))</text:span><text:span text:style-name="T48">;</text:span></text:p>
              </text:list-item>
              <text:list-item>
                <text:p><text:span text:style-name="T48"><text:s text:c="4"/></text:span><text:span text:style-name="T48">return w * w;</text:span></text:p>
              </text:list-item>
              <text:list-item>
                <text:p><text:span text:style-name="T48">}</text:span></text:p>
              </text:list-item>
              <text:list-item>
                <text:p><text:span text:style-name="T6"/></text:p>
              </text:list-item>
              <text:list-item>
                <text:p><text:span text:style-name="T55">x = 80000</text:span></text:p>
              </text:list-item>
              <text:list-item>
                <text:p><text:span text:style-name="T55">c = 6400000282.8427124</text:span></text:p>
              </text:list-item>
              <text:list-item>
                <text:p><text:span text:style-name="T55">u = 46188.022555790791</text:span></text:p>
              </text:list-item>
              <text:list-item>
                <text:p><text:span text:style-name="T55">v = </text:span><text:span text:style-name="T56">7.2759576141834259e-11</text:span></text:p>
              </text:list-item>
              <text:list-item>
                <text:p><text:span text:style-name="T55">w = 242.109847639851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um (1)</text:p>
          </draw:text-box>
        </draw:frame>
        <draw:frame draw:style-name="gr21" draw:text-style-name="P42" draw:layer="layout" svg:width="13.893cm" svg:height="10.641cm" svg:x="1.6cm" svg:y="5.959cm">
          <draw:text-box>
            <text:p><text:span text:style-name="T24">enum class color</text:span></text:p>
            <text:p><text:span text:style-name="T24">{</text:span></text:p>
            <text:p><text:span text:style-name="T24"><text:s text:c="4"/></text:span><text:span text:style-name="T24">red,</text:span></text:p>
            <text:p><text:span text:style-name="T24"><text:s text:c="4"/></text:span><text:span text:style-name="T24">green,</text:span></text:p>
            <text:p><text:span text:style-name="T24"><text:s text:c="4"/></text:span><text:span text:style-name="T24">blue</text:span></text:p>
            <text:p><text:span text:style-name="T24">};</text:span></text:p>
            <text:p><text:span text:style-name="T24"/></text:p>
            <text:p><text:span text:style-name="T24">void draw(color);</text:span></text:p>
            <text:p><text:span text:style-name="T24"/></text:p>
            <text:p><text:span text:style-name="T24">int main()</text:span></text:p>
            <text:p><text:span text:style-name="T24">{</text:span></text:p>
            <text:p><text:span text:style-name="T24"><text:s text:c="4"/></text:span><text:span text:style-name="T24">draw(color::green);</text:span></text:p>
            <text:p><text:span text:style-name="T24">}</text:span></text:p>
            <text:p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22">Enum (2)</text:p>
          </draw:text-box>
        </draw:frame>
        <draw:frame presentation:style-name="pr5" draw:text-style-name="P23" draw:layer="layout" svg:width="25.5cm" svg:height="3.1cm" svg:x="1cm" svg:y="4.5cm" presentation:class="outline" presentation:user-transformed="true">
          <draw:text-box>
            <text:list text:style-name="L2">
              <text:list-item>
                <text:p><text:span text:style-name="T23">Зачем нужны enum’ы? Почему не пользоваться просто целочисленными константами?</text:span></text:p>
              </text:list-item>
            </text:list>
          </draw:text-box>
        </draw:frame>
        <draw:frame draw:style-name="gr21" draw:text-style-name="P42" draw:layer="layout" svg:width="13.893cm" svg:height="10.641cm" svg:x="0.707cm" svg:y="8.5cm">
          <draw:text-box>
            <text:p><text:span text:style-name="T24">enum class color</text:span></text:p>
            <text:p><text:span text:style-name="T24">{</text:span></text:p>
            <text:p><text:span text:style-name="T24"><text:s text:c="4"/></text:span><text:span text:style-name="T24">red,</text:span></text:p>
            <text:p><text:span text:style-name="T24"><text:s text:c="4"/></text:span><text:span text:style-name="T24">green,</text:span></text:p>
            <text:p><text:span text:style-name="T24"><text:s text:c="4"/></text:span><text:span text:style-name="T24">blue</text:span></text:p>
            <text:p><text:span text:style-name="T24">};</text:span></text:p>
            <text:p><text:span text:style-name="T24"/></text:p>
            <text:p><text:span text:style-name="T24">void draw(color);</text:span></text:p>
            <text:p><text:span text:style-name="T24"/></text:p>
            <text:p><text:span text:style-name="T24">int main()</text:span></text:p>
            <text:p><text:span text:style-name="T24">{</text:span></text:p>
            <text:p><text:span text:style-name="T24"><text:s text:c="4"/></text:span><text:span text:style-name="T24">draw(color::green);</text:span></text:p>
            <text:p><text:span text:style-name="T24">}</text:span></text:p>
            <text:p><text:span text:style-name="T24"/></text:p>
          </draw:text-box>
        </draw:frame>
        <draw:frame draw:style-name="gr22" draw:text-style-name="P42" draw:layer="layout" svg:width="14.155cm" svg:height="11.306cm" svg:x="13.445cm" svg:y="8.5cm">
          <draw:text-box>
            <text:p><text:span text:style-name="T24">int32_t const RED = 0;</text:span></text:p>
            <text:p><text:span text:style-name="T24">int32_t const GREEN = 1;</text:span></text:p>
            <text:p><text:span text:style-name="T24">int32_t const BLUE = 2;</text:span></text:p>
            <text:p><text:span text:style-name="T24"/></text:p>
            <text:p><text:span text:style-name="T57">void draw(</text:span><text:span text:style-name="T24">int32_t);</text:span></text:p>
            <text:p><text:span text:style-name="T24"/></text:p>
            <text:p><text:span text:style-name="T24">int main()</text:span></text:p>
            <text:p><text:span text:style-name="T24">{</text:span></text:p>
            <text:p><text:span text:style-name="T24"><text:s text:c="4"/></text:span><text:span text:style-name="T24">draw(GREEN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um (3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23">Типизация</text:span></text:p>
                <text:list>
                  <text:list-item>
                    <text:p><text:span text:style-name="T24">void draw(color, pen_style, brush_style);</text:span></text:p>
                  </text:list-item>
                  <text:list-item>
                    <text:p><text:span text:style-name="T23"><text:a xlink:href="https://radekvit.medium.com/writing-interfaces-stay-true-in-booleans-ed52b5f1b720" xlink:type="simple">https://radekvit.medium.com/writing-interfaces-stay-true-in-booleans-ed52b5f1b720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um (4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23">Типизация</text:span></text:p>
                <text:list>
                  <text:list-item>
                    <text:p><text:span text:style-name="T24">void draw(color, pen_style, brush_style);</text:span></text:p>
                  </text:list-item>
                  <text:list-item>
                    <text:p><text:span text:style-name="T23"><text:a xlink:href="https://radekvit.medium.com/writing-interfaces-stay-true-in-booleans-ed52b5f1b720" xlink:type="simple">https://radekvit.medium.com/writing-interfaces-stay-true-in-booleans-ed52b5f1b720</text:a></text:span></text:p>
                  </text:list-item>
                </text:list>
              </text:list-item>
              <text:list-item>
                <text:p><text:span text:style-name="T23">Логическая группировк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um (5)</text:p>
          </draw:text-box>
        </draw:frame>
        <draw:frame draw:style-name="gr23" draw:text-style-name="P42" draw:layer="layout" svg:width="17.2cm" svg:height="10.8cm" svg:x="0.4cm" svg:y="4.6cm">
          <draw:text-box>
            <text:p><text:span text:style-name="T24">int32_t const no_pen = 0;</text:span></text:p>
            <text:p><text:span text:style-name="T24">int32_t const solid_line = 1;</text:span></text:p>
            <text:p><text:span text:style-name="T24">int32_t const dash_line = 2;</text:span></text:p>
            <text:p><text:span text:style-name="T24">int32_t const dot_line = 3;</text:span></text:p>
            <text:p><text:span text:style-name="T24">int32_t const dash_dot_line = 4;</text:span></text:p>
            <text:p><text:span text:style-name="T24">int32_t const dash_dot_dot_line = 5;</text:span></text:p>
            <text:p><text:span text:style-name="T24">int32_t const custom_dash_line = 6;</text:span></text:p>
            <text:p><text:span text:style-name="T24"/></text:p>
            <text:p><text:span text:style-name="T24">int32_t const no_brush = 0;</text:span></text:p>
            <text:p><text:span text:style-name="T24">int32_t const solid_pattern = 1;</text:span></text:p>
            <text:p><text:span text:style-name="T24">int32_t const dense_pattern = 2;</text:span></text:p>
            <text:p><text:span text:style-name="T24">int32_t const cross_pattern = 3;</text:span></text:p>
            <text:p><text:span text:style-name="T24">int32_t const linear_gradient_pattern = 4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um (6)</text:p>
          </draw:text-box>
        </draw:frame>
        <draw:frame draw:style-name="gr23" draw:text-style-name="P43" draw:layer="layout" svg:width="17.2cm" svg:height="10.8cm" svg:x="0.2cm" svg:y="4.4cm">
          <draw:text-box>
            <text:p><text:span text:style-name="T58">int32_t const no_pen = 0;</text:span></text:p>
            <text:p><text:span text:style-name="T58">int32_t const solid_line = 1;</text:span></text:p>
            <text:p><text:span text:style-name="T58">int32_t const dash_line = 2;</text:span></text:p>
            <text:p><text:span text:style-name="T58">int32_t const dot_line = 3;</text:span></text:p>
            <text:p><text:span text:style-name="T58">int32_t const dash_dot_line = 4;</text:span></text:p>
            <text:p><text:span text:style-name="T58">int32_t const dash_dot_dot_line = 5;</text:span></text:p>
            <text:p><text:span text:style-name="T58">int32_t const custom_dash_line = 6;</text:span></text:p>
            <text:p><text:span text:style-name="T58"/></text:p>
            <text:p><text:span text:style-name="T58">int32_t const no_brush = 0;</text:span></text:p>
            <text:p><text:span text:style-name="T58">int32_t const solid_pattern = 1;</text:span></text:p>
            <text:p><text:span text:style-name="T58">int32_t const dense_pattern = 2;</text:span></text:p>
            <text:p><text:span text:style-name="T58">int32_t const cross_pattern = 3;</text:span></text:p>
            <text:p><text:span text:style-name="T58">int32_t const linear_gradient_pattern = 4;</text:span></text:p>
          </draw:text-box>
        </draw:frame>
        <draw:frame draw:style-name="gr24" draw:text-style-name="P44" draw:layer="layout" svg:width="11.406cm" svg:height="13.6cm" svg:x="16.2cm" svg:y="4.2cm">
          <draw:text-box>
            <text:p><text:span text:style-name="T59">enum class pen_style</text:span></text:p>
            <text:p><text:span text:style-name="T59">{</text:span></text:p>
            <text:p><text:span text:style-name="T59"><text:s text:c="4"/></text:span><text:span text:style-name="T59">no_pen,</text:span></text:p>
            <text:p><text:span text:style-name="T59"><text:s text:c="4"/></text:span><text:span text:style-name="T59">solid_line,</text:span></text:p>
            <text:p><text:span text:style-name="T59"><text:s text:c="4"/></text:span><text:span text:style-name="T59">dash_line,</text:span></text:p>
            <text:p><text:span text:style-name="T59"><text:s text:c="4"/></text:span><text:span text:style-name="T59">dot_line,</text:span></text:p>
            <text:p><text:span text:style-name="T59"><text:s text:c="4"/></text:span><text:span text:style-name="T59">dash_dot_line,</text:span></text:p>
            <text:p><text:span text:style-name="T59"><text:s text:c="4"/></text:span><text:span text:style-name="T59">dash_dot_dot_line,</text:span></text:p>
            <text:p><text:span text:style-name="T59"><text:s text:c="4"/></text:span><text:span text:style-name="T59">custom_dash_line,</text:span></text:p>
            <text:p><text:span text:style-name="T59">};</text:span></text:p>
            <text:p><text:span text:style-name="T59"/></text:p>
            <text:p><text:span text:style-name="T59">enum class brush_style</text:span></text:p>
            <text:p><text:span text:style-name="T59">{</text:span></text:p>
            <text:p><text:span text:style-name="T59"><text:s text:c="4"/></text:span><text:span text:style-name="T59">no_brush,</text:span></text:p>
            <text:p><text:span text:style-name="T59"><text:s text:c="4"/></text:span><text:span text:style-name="T59">solid_pattern,</text:span></text:p>
            <text:p><text:span text:style-name="T59"><text:s text:c="4"/></text:span><text:span text:style-name="T59">dense_pattern,</text:span></text:p>
            <text:p><text:span text:style-name="T59"><text:s text:c="4"/></text:span><text:span text:style-name="T59">cross_pattern,</text:span></text:p>
            <text:p><text:span text:style-name="T59"><text:s text:c="4"/></text:span><text:span text:style-name="T59">linear_gradient_pattern,</text:span></text:p>
            <text:p><text:span text:style-name="T59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um (7)</text:p>
          </draw:text-box>
        </draw:frame>
        <draw:frame presentation:style-name="pr5" draw:text-style-name="P1" draw:layer="layout" svg:width="25.5cm" svg:height="4.7cm" svg:x="1cm" svg:y="5.5cm" presentation:class="outline" presentation:user-transformed="true">
          <draw:text-box>
            <text:list text:style-name="L2">
              <text:list-item>
                <text:p>enum’ы компилируются и работают просто как числа. Называется underlying type. По-умолчанию это int. Но можно указать другой тип.</text:p>
              </text:list-item>
            </text:list>
          </draw:text-box>
        </draw:frame>
        <draw:frame draw:style-name="gr25" draw:text-style-name="P42" draw:layer="layout" svg:width="12.2cm" svg:height="6.271cm" svg:x="2cm" svg:y="10.729cm">
          <draw:text-box>
            <text:p><text:span text:style-name="T24">enum class color : </text:span><text:span text:style-name="T60">uint8_t</text:span></text:p>
            <text:p><text:span text:style-name="T24">{</text:span></text:p>
            <text:p><text:span text:style-name="T24"><text:s text:c="4"/></text:span><text:span text:style-name="T24">// ...</text:span></text:p>
            <text:p><text:span text:style-name="T2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um (8)</text:p>
          </draw:text-box>
        </draw:frame>
        <draw:frame presentation:style-name="pr5" draw:text-style-name="P23" draw:layer="layout" svg:width="25.5cm" svg:height="3.5cm" svg:x="1cm" svg:y="5.5cm" presentation:class="outline" presentation:user-transformed="true">
          <draw:text-box>
            <text:list text:style-name="L2">
              <text:list-item>
                <text:p><text:span text:style-name="T23">По умолчанию enumerator’ы имеют значение, на 1 больше предыдущего, но возможно задать значение явно:</text:span></text:p>
              </text:list-item>
            </text:list>
          </draw:text-box>
        </draw:frame>
        <draw:frame draw:style-name="gr22" draw:text-style-name="P42" draw:layer="layout" svg:width="23.892cm" svg:height="11.306cm" svg:x="1.2cm" svg:y="8.4cm">
          <draw:text-box>
            <text:p><text:span text:style-name="T24">enum class color : uint8_t</text:span></text:p>
            <text:p><text:span text:style-name="T24">{</text:span></text:p>
            <text:p><text:span text:style-name="T24"><text:s text:c="4"/></text:span><text:span text:style-name="T24">blue <text:s/></text:span><text:span text:style-name="T60">= 1</text:span><text:span text:style-name="T24">,</text:span></text:p>
            <text:p><text:span text:style-name="T24"><text:s text:c="4"/></text:span><text:span text:style-name="T24">green </text:span><text:span text:style-name="T60">= 2</text:span><text:span text:style-name="T24">,</text:span></text:p>
            <text:p><text:span text:style-name="T24"><text:s text:c="4"/></text:span><text:span text:style-name="T24">red <text:s text:c="2"/></text:span><text:span text:style-name="T60">= 4</text:span><text:span text:style-name="T24">,</text:span></text:p>
            <text:p><text:span text:style-name="T24">};</text:span></text:p>
            <text:p><text:span text:style-name="T24"/></text:p>
            <text:p><text:span text:style-name="T24">enum -&gt; underlying type</text:span></text:p>
            <text:p><text:span text:style-name="T24"><text:s text:c="4"/></text:span><text:span text:style-name="T24">static_cast&lt;int8_t&gt;(color::green);</text:span></text:p>
            <text:p><text:span text:style-name="T24"><text:s text:c="4"/></text:span><text:span text:style-name="T24">std::to_underlying(c);</text:span></text:p>
            <text:p><text:span text:style-name="T24"/></text:p>
            <text:p><text:span text:style-name="T24">underlying type -&gt; enum</text:span></text:p>
            <text:p><text:span text:style-name="T24"><text:s text:c="4"/></text:span><text:span text:style-name="T24">static_cast&lt;color&gt;(2);</text:span></text:p>
            <text:p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um (9)</text:p>
          </draw:text-box>
        </draw:frame>
        <draw:frame draw:style-name="gr21" draw:text-style-name="P42" draw:layer="layout" svg:width="12.892cm" svg:height="10.641cm" svg:x="0.708cm" svg:y="6.301cm">
          <draw:text-box>
            <text:p><text:span text:style-name="T24">enum class color</text:span></text:p>
            <text:p><text:span text:style-name="T24">{</text:span></text:p>
            <text:p><text:span text:style-name="T24"><text:s text:c="4"/></text:span><text:span text:style-name="T24">red,</text:span></text:p>
            <text:p><text:span text:style-name="T24"><text:s text:c="4"/></text:span><text:span text:style-name="T24">green,</text:span></text:p>
            <text:p><text:span text:style-name="T24"><text:s text:c="4"/></text:span><text:span text:style-name="T24">blue</text:span></text:p>
            <text:p><text:span text:style-name="T24">};</text:span></text:p>
            <text:p><text:span text:style-name="T24"/></text:p>
            <text:p><text:span text:style-name="T24">int main()</text:span></text:p>
            <text:p><text:span text:style-name="T24">{</text:span></text:p>
            <text:p><text:span text:style-name="T24"><text:s text:c="4"/></text:span><text:span text:style-name="T24">color a = color::green;</text:span></text:p>
            <text:p><text:span text:style-name="T24"><text:s text:c="4"/></text:span><text:span text:style-name="T24">int b = static_cast&lt;int&gt;(a);</text:span></text:p>
            <text:p><text:span text:style-name="T24">}</text:span></text:p>
            <text:p><text:span text:style-name="T24"/></text:p>
          </draw:text-box>
        </draw:frame>
        <draw:frame draw:style-name="gr21" draw:text-style-name="P42" draw:layer="layout" svg:width="11.093cm" svg:height="10.641cm" svg:x="14.707cm" svg:y="6.4cm">
          <draw:text-box>
            <text:p><text:span text:style-name="T24">enum color</text:span></text:p>
            <text:p><text:span text:style-name="T24">{</text:span></text:p>
            <text:p><text:span text:style-name="T24"><text:s text:c="4"/></text:span><text:span text:style-name="T24">red,</text:span></text:p>
            <text:p><text:span text:style-name="T24"><text:s text:c="4"/></text:span><text:span text:style-name="T24">green,</text:span></text:p>
            <text:p><text:span text:style-name="T24"><text:s text:c="4"/></text:span><text:span text:style-name="T24">blue</text:span></text:p>
            <text:p><text:span text:style-name="T24">};</text:span></text:p>
            <text:p><text:span text:style-name="T24"/></text:p>
            <text:p><text:span text:style-name="T24">int main()</text:span></text:p>
            <text:p><text:span text:style-name="T24">{</text:span></text:p>
            <text:p><text:span text:style-name="T24"><text:s text:c="4"/></text:span><text:span text:style-name="T24">color a = green;</text:span></text:p>
            <text:p><text:span text:style-name="T24"><text:s text:c="4"/></text:span><text:span text:style-name="T24">int b = a;</text:span></text:p>
            <text:p><text:span text:style-name="T24">}</text:span></text:p>
            <text:p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Классы (1)</text:p>
          </draw:text-box>
        </draw:frame>
        <draw:frame presentation:style-name="pr5" draw:text-style-name="P23" draw:layer="layout" svg:width="25.5cm" svg:height="2.5cm" svg:x="1cm" svg:y="5.5cm" presentation:class="outline" presentation:user-transformed="true">
          <draw:text-box>
            <text:list text:style-name="L2">
              <text:list-item>
                <text:p><text:span text:style-name="T23">Классы используются чтобы группировать данные: </text:span></text:p>
              </text:list-item>
            </text:list>
          </draw:text-box>
        </draw:frame>
        <draw:frame draw:style-name="gr26" draw:text-style-name="P42" draw:layer="layout" svg:width="11.851cm" svg:height="9.832cm" svg:x="1.149cm" svg:y="8.2cm">
          <draw:text-box>
            <text:p><text:span text:style-name="T24">struct point</text:span></text:p>
            <text:p><text:span text:style-name="T24">{</text:span></text:p>
            <text:p><text:span text:style-name="T24"><text:s text:c="4"/></text:span><text:span text:style-name="T24">float x;</text:span></text:p>
            <text:p><text:span text:style-name="T24"><text:s text:c="4"/></text:span><text:span text:style-name="T24">float y;</text:span></text:p>
            <text:p><text:span text:style-name="T24"><text:s text:c="4"/></text:span><text:span text:style-name="T24">float z;</text:span></text:p>
            <text:p><text:span text:style-name="T24">};</text:span></text:p>
            <text:p><text:span text:style-name="T24"/></text:p>
            <text:p><text:span text:style-name="T24">int main()</text:span></text:p>
            <text:p><text:span text:style-name="T24">{</text:span></text:p>
            <text:p><text:span text:style-name="T24"><text:s text:c="4"/></text:span><text:span text:style-name="T24">point p = {1, 0, 0};</text:span></text:p>
            <text:p><text:span text:style-name="T24"><text:s text:c="4"/></text:span><text:span text:style-name="T24">float t = p.x;</text:span></text:p>
            <text:p><text:span text:style-name="T24">}</text:span></text:p>
            <text:p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Классы (2)</text:p>
          </draw:text-box>
        </draw:frame>
        <draw:frame draw:style-name="gr27" draw:text-style-name="P42" draw:layer="layout" svg:width="14.184cm" svg:height="12.675cm" svg:x="12.616cm" svg:y="4cm">
          <draw:text-box>
            <text:p><text:span text:style-name="T61">p[0] = 0;</text:span></text:p>
            <text:p><text:span text:style-name="T61">p[1] = fabs( r );</text:span></text:p>
            <text:p><text:span text:style-name="T61">p[2] = -dist;</text:span></text:p>
            <text:p><text:span text:style-name="T24"/></text:p>
            <text:p><text:span text:style-name="T61">projected[0] = p[0] * tr.viewParms.projectionMatrix[0] +</text:span></text:p>
            <text:p><text:span text:style-name="T61"><text:s text:c="15"/></text:span><text:span text:style-name="T61">p[1] * tr.viewParms.projectionMatrix[4] +</text:span></text:p>
            <text:p><text:span text:style-name="T61"><text:s text:c="15"/></text:span><text:span text:style-name="T61">p[2] * tr.viewParms.projectionMatrix[8] +</text:span></text:p>
            <text:p><text:span text:style-name="T61"><text:s text:c="15"/></text:span><text:span text:style-name="T61">tr.viewParms.projectionMatrix[12];</text:span></text:p>
            <text:p><text:span text:style-name="T24"/></text:p>
            <text:p><text:span text:style-name="T61">projected[1] = p[0] * tr.viewParms.projectionMatrix[1] +</text:span></text:p>
            <text:p><text:span text:style-name="T61"><text:s text:c="15"/></text:span><text:span text:style-name="T61">p[1] * tr.viewParms.projectionMatrix[5] +</text:span></text:p>
            <text:p><text:span text:style-name="T61"><text:s text:c="15"/></text:span><text:span text:style-name="T61">p[2] * tr.viewParms.projectionMatrix[9] +</text:span></text:p>
            <text:p><text:span text:style-name="T61"><text:s text:c="15"/></text:span><text:span text:style-name="T61">tr.viewParms.projectionMatrix[13];</text:span></text:p>
            <text:p><text:span text:style-name="T24"/></text:p>
            <text:p><text:span text:style-name="T61">projected[2] = p[0] * tr.viewParms.projectionMatrix[2] +</text:span></text:p>
            <text:p><text:span text:style-name="T61"><text:s text:c="15"/></text:span><text:span text:style-name="T61">p[1] * tr.viewParms.projectionMatrix[6] +</text:span></text:p>
            <text:p><text:span text:style-name="T61"><text:s text:c="15"/></text:span><text:span text:style-name="T61">p[2] * tr.viewParms.projectionMatrix[10] +</text:span></text:p>
            <text:p><text:span text:style-name="T61"><text:s text:c="15"/></text:span><text:span text:style-name="T61">tr.viewParms.projectionMatrix[14];</text:span></text:p>
            <text:p><text:span text:style-name="T24"/></text:p>
            <text:p><text:span text:style-name="T61">projected[3] = p[0] * tr.viewParms.projectionMatrix[3] +</text:span></text:p>
            <text:p><text:span text:style-name="T61"><text:s text:c="15"/></text:span><text:span text:style-name="T61">p[1] * tr.viewParms.projectionMatrix[7] +</text:span></text:p>
            <text:p><text:span text:style-name="T61"><text:s text:c="15"/></text:span><text:span text:style-name="T61">p[2] * tr.viewParms.projectionMatrix[11] +</text:span></text:p>
            <text:p><text:span text:style-name="T61"><text:s text:c="15"/></text:span><text:span text:style-name="T61">tr.viewParms.projectionMatrix[15];</text:span></text:p>
          </draw:text-box>
        </draw:frame>
        <draw:frame draw:style-name="gr28" draw:text-style-name="P42" draw:layer="layout" svg:width="15.984cm" svg:height="1.725cm" svg:x="12.2cm" svg:y="17.475cm">
          <draw:text-box>
            <text:p><text:span text:style-name="T62">float4 projected = tr.viewParms.projectionMatrix</text:span></text:p>
            <text:p><text:span text:style-name="T62"><text:s text:c="17"/></text:span><text:span text:style-name="T62">* float4(0.f, fabs(r), -dist, 1.f);</text:span></text:p>
          </draw:text-box>
        </draw:frame>
        <draw:frame presentation:style-name="pr5" draw:text-style-name="P45" draw:layer="layout" svg:width="11cm" svg:height="13.8cm" svg:x="1cm" svg:y="4.4cm" presentation:class="outline" presentation:user-transformed="true">
          <draw:text-box>
            <text:list text:style-name="L4">
              <text:list-item>
                <text:p><text:span text:style-name="T63">Пример вверху взят из реальной программы.</text:span></text:p>
              </text:list-item>
              <text:list-item>
                <text:p><text:span text:style-name="T63">Имея подходящую абстракцию его можно заменить на строчку вниз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Классы (3)</text:p>
          </draw:text-box>
        </draw:frame>
        <draw:frame presentation:style-name="pr5" draw:text-style-name="P23" draw:layer="layout" svg:width="25.5cm" svg:height="13cm" svg:x="1cm" svg:y="5.5cm" presentation:class="outline">
          <draw:text-box>
            <text:list text:style-name="L1">
              <text:list-item>
                <text:p><text:span text:style-name="T23">Группировка данных</text:span></text:p>
                <text:list>
                  <text:list-item>
                    <text:p><text:span text:style-name="T23">Уменьшает boilerplate</text:span></text:p>
                  </text:list-item>
                  <text:list-item>
                    <text:p><text:span text:style-name="T23">Снижает вероятность ошибки (x, y, z) → (x, y, 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/>Классы (4)</text:p>
          </draw:text-box>
        </draw:frame>
        <draw:frame presentation:style-name="pr5" draw:text-style-name="P23" draw:layer="layout" svg:width="25.5cm" svg:height="13cm" svg:x="1cm" svg:y="5.2cm" presentation:class="outline" presentation:user-transformed="true">
          <draw:text-box>
            <text:list text:style-name="L2">
              <text:list-item>
                <text:p><text:span text:style-name="T23">Классы можно использовать, чтобы возвращать несколько значений из функции.</text:span></text:p>
              </text:list-item>
            </text:list>
          </draw:text-box>
        </draw:frame>
        <draw:frame draw:style-name="gr29" draw:text-style-name="P42" draw:layer="layout" svg:width="23.927cm" svg:height="9.7cm" svg:x="1.073cm" svg:y="8.8cm">
          <draw:text-box>
            <text:p><text:span text:style-name="T24">#include &lt;algorithm&gt;</text:span></text:p>
            <text:p><text:span text:style-name="T24">#include &lt;cstdint&gt;</text:span></text:p>
            <text:p><text:span text:style-name="T24">#include &lt;vector&gt;</text:span></text:p>
            <text:p><text:span text:style-name="T24"/></text:p>
            <text:p><text:span text:style-name="T24">void test()</text:span></text:p>
            <text:p><text:span text:style-name="T24">{</text:span></text:p>
            <text:p><text:span text:style-name="T24"><text:s text:c="4"/></text:span><text:span text:style-name="T24">std::vector&lt;int32_t&gt; v = { 4, 8, 15, 16, 23, 42 };</text:span></text:p>
            <text:p><text:span text:style-name="T24"/></text:p>
            <text:p><text:span text:style-name="T24"><text:s text:c="4"/></text:span><text:span text:style-name="T24">std::ranges::minmax_result r = std::ranges::minmax(v);</text:span></text:p>
            <text:p><text:span text:style-name="T24"><text:s text:c="4"/></text:span><text:span text:style-name="T24">r.min;</text:span></text:p>
            <text:p><text:span text:style-name="T24"><text:s text:c="4"/></text:span><text:span text:style-name="T24">r.max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Классы (5)</text:p>
          </draw:text-box>
        </draw:frame>
        <draw:frame presentation:style-name="pr5" draw:text-style-name="P23" draw:layer="layout" svg:width="25.5cm" svg:height="3.2cm" svg:x="1cm" svg:y="4.2cm" presentation:class="outline" presentation:user-transformed="true">
          <draw:text-box>
            <text:list text:style-name="L2">
              <text:list-item>
                <text:p><text:span text:style-name="T23">Классы можно использовать, если нужно передать много параметров в функцию.</text:span></text:p>
              </text:list-item>
              <text:list-item>
                <text:p><text:span text:style-name="T23"><text:a xlink:href="https://www.reddit.com/r/cpp/comments/m2tgx1/comment/gqnw0jf/" xlink:type="simple">https://www.reddit.com/r/cpp/comments/m2tgx1/comment/gqnw0jf/</text:a></text:span></text:p>
              </text:list-item>
            </text:list>
          </draw:text-box>
        </draw:frame>
        <draw:frame draw:style-name="gr30" draw:text-style-name="P46" draw:layer="layout" svg:width="15.484cm" svg:height="11.505cm" svg:x="1.316cm" svg:y="7.495cm">
          <draw:text-box>
            <text:p><text:span text:style-name="T64">struct tea_input {</text:span></text:p>
            <text:p><text:span text:style-name="T64"><text:s text:c="4"/></text:span><text:span text:style-name="T64">TeaType type;</text:span></text:p>
            <text:p><text:span text:style-name="T64"><text:s text:c="4"/></text:span><text:span text:style-name="T64">bool milk;</text:span></text:p>
            <text:p><text:span text:style-name="T64"><text:s text:c="4"/></text:span><text:span text:style-name="T64">bool lemon;</text:span></text:p>
            <text:p><text:span text:style-name="T64"><text:s text:c="4"/></text:span><text:span text:style-name="T64">bool sugar;</text:span></text:p>
            <text:p><text:span text:style-name="T64"><text:s text:c="4"/></text:span><text:span text:style-name="T64">bool leave_bag;</text:span></text:p>
            <text:p><text:span text:style-name="T64">};</text:span></text:p>
            <text:p><text:span text:style-name="T24"/></text:p>
            <text:p><text:span text:style-name="T64">Beverage MakeTea(const tea_input&amp;);</text:span></text:p>
            <text:p><text:span text:style-name="T24"/></text:p>
            <text:p><text:span text:style-name="T64">auto beverage = MakeTea({</text:span></text:p>
            <text:p><text:span text:style-name="T64"><text:s text:c="4"/></text:span><text:span text:style-name="T64">.type = TeaType::EarlGrey,</text:span></text:p>
            <text:p><text:span text:style-name="T64"><text:s text:c="4"/></text:span><text:span text:style-name="T64">.milk = true,</text:span></text:p>
            <text:p><text:span text:style-name="T64"><text:s text:c="4"/></text:span><text:span text:style-name="T64">.lemon = false,</text:span></text:p>
            <text:p><text:span text:style-name="T64"><text:s text:c="4"/></text:span><text:span text:style-name="T64">.sugar = false,</text:span></text:p>
            <text:p><text:span text:style-name="T64"><text:s text:c="4"/></text:span><text:span text:style-name="T64">.leave_bag = true,</text:span></text:p>
            <text:p><text:span text:style-name="T64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st</text:p>
          </draw:text-box>
        </draw:frame>
        <draw:frame draw:style-name="gr31" draw:text-style-name="P49" draw:layer="layout" svg:width="23.637cm" svg:height="12.599cm" svg:x="1.363cm" svg:y="5.201cm">
          <draw:text-box>
            <text:p text:style-name="P47">double const PI = 3;</text:p>
            <text:p text:style-name="P47">size_t const BUFFER_SIZE = 8192;</text:p>
            <text:p text:style-name="P47"/>
            <text:p text:style-name="P47"><text:span text:style-name="T24"/></text:p>
            <text:p text:style-name="P47"><text:span text:style-name="T24"/></text:p>
            <text:p text:style-name="P47"><text:span text:style-name="T24">int32_t const NUMBERS[6] = {4, 8, 15, 16, 23, 42};</text:span></text:p>
            <text:p text:style-name="P47"><text:span text:style-name="T24"/></text:p>
            <text:p text:style-name="P47"><text:span text:style-name="T24"/></text:p>
            <text:p text:style-name="P47"><text:span text:style-name="T24"/></text:p>
            <text:p text:style-name="P47"><text:span text:style-name="T24">struct complex</text:span></text:p>
            <text:p text:style-name="P47"><text:span text:style-name="T24">{</text:span></text:p>
            <text:p text:style-name="P47"><text:span text:style-name="T24"><text:s text:c="4"/></text:span><text:span text:style-name="T24">double re, im;</text:span></text:p>
            <text:p text:style-name="P47"><text:span text:style-name="T24">};</text:span></text:p>
            <text:p text:style-name="P47"><text:span text:style-name="T24"/></text:p>
            <text:p text:style-name="P48"><text:span text:style-name="T57">complex const C = {</text:span><text:span text:style-name="T65">0.866, 0.5};</text:span></text:p>
            <text:p text:style-name="P48"><text:span text:style-name="T6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st (2)</text:p>
          </draw:text-box>
        </draw:frame>
        <draw:frame draw:style-name="gr32" draw:text-style-name="P49" draw:layer="layout" svg:width="16.4cm" svg:height="8.358cm" svg:x="1.4cm" svg:y="6.042cm">
          <draw:text-box>
            <text:p text:style-name="P47"><text:span text:style-name="T24">size_t const BUFFER_SIZE = 8192;</text:span></text:p>
            <text:p text:style-name="P47"><text:span text:style-name="T24"/></text:p>
            <text:p text:style-name="P47"><text:span text:style-name="T24">int main()</text:span></text:p>
            <text:p text:style-name="P47">{</text:p>
            <text:p text:style-name="P47"><text:s text:c="4"/>BUFFER_SIZE = 8193; // ERROR</text:p>
            <text:p text:style-name="P47">}</text:p>
            <text:p text:style-name="P47"/>
            <text:p text:style-name="P47"><text:span text:style-name="T24">error: assignment of read-only variable ‘BUFFER_SIZE’</text:span></text:p>
            <text:p text:style-name="P47"><text:span text:style-name="T24"><text:s text:c="4"/></text:span><text:span text:style-name="T24">7 | <text:s text:c="4"/>BUFFER_SIZE = 8193;</text:span></text:p>
            <text:p text:style-name="P47"><text:span text:style-name="T24"><text:s text:c="6"/></text:span><text:span text:style-name="T24">| <text:s text:c="4"/>~~~~~~~~~~~~^~~~~~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st (3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1"><text:span text:style-name="T66">double const PI = 3;</text:span></text:p>
              </text:list-item>
              <text:list-item>
                <text:p text:style-name="P51"><text:span text:style-name="T67"/></text:p>
              </text:list-item>
              <text:list-item>
                <text:p text:style-name="P51"><text:span text:style-name="T68">What is the type of </text:span><text:span text:style-name="T66">&amp;PI</text:span><text:span text:style-name="T68">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st (3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1"><text:span text:style-name="T66">double const PI = 3;</text:span></text:p>
              </text:list-item>
              <text:list-item>
                <text:p text:style-name="P51"><text:span text:style-name="T67"/></text:p>
              </text:list-item>
              <text:list-item>
                <text:p text:style-name="P51"><text:span text:style-name="T68">What is the type of </text:span><text:span text:style-name="T66">&amp;PI</text:span><text:span text:style-name="T68">?</text:span></text:p>
              </text:list-item>
            </text:list>
            <text:list text:style-name="L3">
              <text:list-item>
                <text:p text:style-name="P51"><text:span text:style-name="T66">double*</text:span><text:span text:style-name="T68"> causes problems:</text:span></text:p>
              </text:list-item>
            </text:list>
            <text:p text:style-name="P51"><text:span text:style-name="T68"/></text:p>
            <text:p text:style-name="P51"><text:span text:style-name="T66">double* ptr = &amp;PI;</text:span></text:p>
            <text:p text:style-name="P51"><text:span text:style-name="T66">*ptr = 4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st (4)</text:p>
          </draw:text-box>
        </draw:frame>
        <draw:frame draw:style-name="gr33" draw:text-style-name="P52" draw:layer="layout" svg:width="23.733cm" svg:height="10.759cm" svg:x="1.067cm" svg:y="5.157cm">
          <draw:text-box>
            <text:p><text:span text:style-name="T66">double const PI = 3;</text:span></text:p>
            <text:p><text:span text:style-name="T67"/></text:p>
            <text:p><text:span text:style-name="T66">double </text:span><text:span text:style-name="T69">const</text:span><text:span text:style-name="T66">* ptr = &amp;PI;</text:span></text:p>
            <text:p><text:span text:style-name="T66">*ptr = 4; // err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st (5)</text:p>
          </draw:text-box>
        </draw:frame>
        <draw:frame presentation:style-name="pr5" draw:layer="layout" svg:width="25.5cm" svg:height="13.9cm" svg:x="1cm" svg:y="4.6cm" presentation:class="outline" presentation:user-transformed="true">
          <draw:text-box>
            <text:list text:style-name="L2">
              <text:list-item>
                <text:p><text:span text:style-name="T70">A pointer is a object too. Const is applicable to them too:</text:span></text:p>
              </text:list-item>
              <text:list-item>
                <text:p/>
              </text:list-item>
              <text:list-item>
                <text:p><text:span text:style-name="T24">int32_t a = 42;</text:span></text:p>
              </text:list-item>
              <text:list-item>
                <text:p><text:span text:style-name="T24">int32_t b = 42;</text:span></text:p>
              </text:list-item>
              <text:list-item>
                <text:p><text:span text:style-name="T24"/></text:p>
              </text:list-item>
              <text:list-item>
                <text:p><text:span text:style-name="T24">int32_t* p = &amp;a;</text:span></text:p>
              </text:list-item>
              <text:list-item>
                <text:p><text:span text:style-name="T24">p = &amp;b; // OK</text:span></text:p>
              </text:list-item>
              <text:list-item>
                <text:p><text:span text:style-name="T24"/></text:p>
              </text:list-item>
              <text:list-item>
                <text:p><text:span text:style-name="T24">int32_t* </text:span><text:span text:style-name="T60">const</text:span><text:span text:style-name="T24"> q = &amp;a;</text:span></text:p>
              </text:list-item>
              <text:list-item>
                <text:p><text:span text:style-name="T24">q = &amp;b; </text:span><text:span text:style-name="T60">// ERR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st (6)</text:p>
          </draw:text-box>
        </draw:frame>
        <draw:frame presentation:style-name="pr5" draw:text-style-name="P47" draw:layer="layout" svg:width="26.4cm" svg:height="14.9cm" svg:x="1cm" svg:y="4.3cm" presentation:class="outline" presentation:user-transformed="true">
          <draw:text-box>
            <text:list text:style-name="L2">
              <text:list-item>
                <text:p text:style-name="P47"><text:span text:style-name="T71">int32_t <text:s text:c="5"/>* <text:s text:c="6"/>a = nullptr;</text:span></text:p>
              </text:list-item>
              <text:list-item>
                <text:p text:style-name="P47"><text:span text:style-name="T71">int32_t <text:s text:c="5"/>* </text:span><text:span text:style-name="T72">const</text:span><text:span text:style-name="T71"> b = nullptr;</text:span></text:p>
              </text:list-item>
              <text:list-item>
                <text:p text:style-name="P47"><text:span text:style-name="T71">int32_t </text:span><text:span text:style-name="T73">const</text:span><text:span text:style-name="T71">* <text:s text:c="6"/>c = nullptr;</text:span></text:p>
              </text:list-item>
              <text:list-item>
                <text:p text:style-name="P47"><text:span text:style-name="T71">int32_t </text:span><text:span text:style-name="T73">const</text:span><text:span text:style-name="T71">* </text:span><text:span text:style-name="T72">const</text:span><text:span text:style-name="T71"> d = nullptr;</text:span></text:p>
              </text:list-item>
              <text:list-item>
                <text:p text:style-name="P47"><text:span text:style-name="T24"/></text:p>
              </text:list-item>
              <text:list-item>
                <text:p text:style-name="P47"><text:span text:style-name="T72">сonst</text:span><text:span text:style-name="T74"> means pointer itself can not be modified.</text:span></text:p>
              </text:list-item>
            </text:list>
            <text:list text:style-name="L3">
              <text:list-item>
                <text:p text:style-name="P47"><text:span text:style-name="T75">ptr = ...</text:span><text:span text:style-name="T74"> <text:s/>is forbidden.</text:span></text:p>
              </text:list-item>
            </text:list>
            <text:list text:style-name="L2">
              <text:list-item>
                <text:p text:style-name="P47"><text:span text:style-name="T73">const</text:span><text:span text:style-name="T76"> means the object the pointer points to can not be modified.</text:span></text:p>
              </text:list-item>
            </text:list>
            <text:list text:style-name="L1">
              <text:list-item>
                <text:p text:style-name="P53"><text:span text:style-name="T75">*ptr = ...</text:span><text:span text:style-name="T74"> <text:s/>is forbidd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swiss" style:font-pitch="fixed"/>
    <style:font-face style:name="DejaVu Sans Mono2" svg:font-family="'DejaVu Sans Mono'" style:font-adornments="標準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family-generic="modern" style:font-pitch="fixed"/>
    <style:font-face style:name="DejaVu Sans Mono5" svg:font-family="'DejaVu Sans Mono'" style:font-adornments="Semibold" style:font-family-generic="modern" style:font-pitch="variable"/>
    <style:font-face style:name="DejaVu Sans Mono6" svg:font-family="'DejaVu Sans Mono'" style:font-adornments="細字" style:font-family-generic="modern" style:font-pitch="variable"/>
    <style:font-face style:name="DejaVu Sans Mono7" svg:font-family="'DejaVu Sans Mono'" style:font-adornments="細字" style:font-family-generic="modern" style:font-pitch="fixed"/>
    <style:font-face style:name="DejaVu Sans Mono8" svg:font-family="'DejaVu Sans Mono'" style:font-adornments="Semibold" style:font-family-generic="modern" style:font-pitch="fixed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adornments="細字" style:font-family-generic="modern" style:font-pitch="variable"/>
    <style:font-face style:name="Liberation Mono1" svg:font-family="'Liberation Mono'" style:font-adornments="細字" style:font-family-generic="modern" style:font-pitch="fixed"/>
    <style:font-face style:name="Liberation Mono2" svg:font-family="'Liberation Mono'" style:font-adornments="Semibold" style:font-family-generic="modern" style:font-pitch="fixed"/>
    <style:font-face style:name="Liberation Mono3" svg:font-family="'Liberation Mono'" style:font-adornments="Semibold" style:font-family-generic="modern" style:font-pitch="variable"/>
    <style:font-face style:name="Liberation Mono4" svg:font-family="'Liberation Mono'" style:font-adornments="標準" style:font-family-generic="modern" style:font-pitch="variable"/>
    <style:font-face style:name="Liberation Mono5" svg:font-family="'Liberation Mono'" style:font-family-generic="modern" style:font-pitch="fixed"/>
    <style:font-face style:name="Liberation Mono6" svg:font-family="'Liberation Mono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Semibold" style:font-family-generic="swiss" style:font-pitch="variable"/>
    <style:font-face style:name="Source Sans Pro Light3" svg:font-family="'Source Sans Pro Light'" style:font-family-generic="modern" style:font-pitch="variable"/>
    <style:font-face style:name="Source Sans Pro Light4" svg:font-family="'Source Sans Pro Light'" style:font-adornments="Regular" style:font-family-generic="swiss" style:font-pitch="variable"/>
    <style:font-face style:name="Source Sans Pro Light5" svg:font-family="'Source Sans Pro Light'" style:font-family-generic="swiss" style:font-pitch="fixed"/>
    <style:font-face style:name="Source Sans Pro Light6" svg:font-family="'Source Sans Pro Light'" style:font-adornments="標準" style:font-family-generic="swiss" style:font-pitch="variable"/>
    <style:font-face style:name="Source Sans Pro Light7" svg:font-family="'Source Sans Pro Light'" style:font-adornments="細字" style:font-family-generic="moder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標準" style:font-family-generic="swiss"/>
    <style:font-face style:name="Source Sans Pro3" svg:font-family="'Source Sans Pro'" style:font-family-generic="swiss"/>
    <style:font-face style:name="Source Sans Pro4" svg:font-family="'Source Sans Pro'" style:font-adornments="標準" style:font-family-generic="modern" style:font-pitch="variable"/>
    <style:font-face style:name="Source Sans Pro5" svg:font-family="'Source Sans Pro'" style:font-adornments="細字" style:font-family-generic="swiss" style:font-pitch="variable"/>
    <style:font-face style:name="Source Sans Pro6" svg:font-family="'Source Sans Pro'" style:font-adornments="Semibold" style:font-family-generic="swiss" style:font-pitch="variable"/>
    <style:font-face style:name="Unifont" svg:font-family="Unifont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2-29T14:59:18.938650298</meta:creation-date>
    <meta:editing-duration>P6DT19H22S</meta:editing-duration>
    <meta:editing-cycles>13</meta:editing-cycles>
    <meta:generator>LibreOffice/7.3.2.2$Windows_X86_64 LibreOffice_project/49f2b1bff42cfccbd8f788c8dc32c1c309559be0</meta:generator>
    <dc:title>Alizarin</dc:title>
    <dc:date>2024-03-15T21:49:59.851000000</dc:date>
    <meta:document-statistic meta:object-count="2075"/>
  </office:meta>
</office:document-meta>
</file>